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PathManager.xml" manifest:media-type="text/xml"/>
  <manifest:file-entry manifest:full-path="Basic/Standard/Handlers.xml" manifest:media-type="text/xml"/>
  <manifest:file-entry manifest:full-path="Basic/Standard/script-lb.xml" manifest:media-type="text/xml"/>
  <manifest:file-entry manifest:full-path="Basic/Standard/ItemManager.xml" manifest:media-type="text/xml"/>
  <manifest:file-entry manifest:full-path="Basic/Standard/KilnManager.xml" manifest:media-type="text/xml"/>
  <manifest:file-entry manifest:full-path="Basic/Standard/SolverManager.xml" manifest:media-type="text/xml"/>
  <manifest:file-entry manifest:full-path="Basic/Standard/ListManager.xml" manifest:media-type="text/xml"/>
  <manifest:file-entry manifest:full-path="Basic/Standard/FileManager.xml" manifest:media-type="text/xml"/>
  <manifest:file-entry manifest:full-path="Basic/Standard/Util.xml" manifest:media-type="text/xml"/>
  <manifest:file-entry manifest:full-path="Basic/Standard/ConstantsAndGlobals.xml" manifest:media-type="text/xml"/>
  <manifest:file-entry manifest:full-path="Basic/Standard/ExecuteClickAction.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0390000003927EF32C06AD0E6F3.png" manifest:media-type="image/png"/>
  <manifest:file-entry manifest:full-path="Pictures/100000010000003900000039DD070BC10933C010.png" manifest:media-type="image/png"/>
  <manifest:file-entry manifest:full-path="Pictures/10000001000000390000003978E62A8C2FE60963.png" manifest:media-type="image/png"/>
  <manifest:file-entry manifest:full-path="Pictures/100000010000003900000039F16260743D923073.png" manifest:media-type="image/png"/>
  <manifest:file-entry manifest:full-path="settings.xml" manifest:media-type="text/xml"/>
  <manifest:file-entry manifest:full-path="Thumbnails/thumbnail.png" manifest:media-type="image/png"/>
</manifest:manifest>
</file>

<file path=content.xml><?xml version="1.0" encoding="utf-8"?>
<office:document-content xmlns:officeooo="http://openoffice.org/2009/office"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event-listeners>
      <script:event-listener script:language="ooo:script" script:event-name="dom:load" xlink:href="vnd.sun.star.script:Standard.ConstantsAndGlobals.SetInitialValues?language=Basic&amp;location=document" xlink:type="simple"/>
      <script:event-listener script:language="ooo:script" script:event-name="office:prepare-unload" xlink:href="vnd.sun.star.script:Standard.Handlers.sStopXKeyHandler?language=Basic&amp;location=document" xlink:type="simple"/>
    </office:event-listeners>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979cm"/>
    </style:style>
    <style:style style:name="co2" style:family="table-column">
      <style:table-column-properties fo:break-before="auto" style:column-width="2.004cm"/>
    </style:style>
    <style:style style:name="co3" style:family="table-column">
      <style:table-column-properties fo:break-before="auto" style:column-width="1.905cm"/>
    </style:style>
    <style:style style:name="co4" style:family="table-column">
      <style:table-column-properties fo:break-before="auto" style:column-width="2.092cm"/>
    </style:style>
    <style:style style:name="co5" style:family="table-column">
      <style:table-column-properties fo:break-before="auto" style:column-width="0.199cm"/>
    </style:style>
    <style:style style:name="co6" style:family="table-column">
      <style:table-column-properties fo:break-before="auto" style:column-width="2.314cm"/>
    </style:style>
    <style:style style:name="co7" style:family="table-column">
      <style:table-column-properties fo:break-before="auto" style:column-width="2.669cm"/>
    </style:style>
    <style:style style:name="co8" style:family="table-column">
      <style:table-column-properties fo:break-before="auto" style:column-width="2.75cm"/>
    </style:style>
    <style:style style:name="co9" style:family="table-column">
      <style:table-column-properties fo:break-before="auto" style:column-width="3.24cm"/>
    </style:style>
    <style:style style:name="co10" style:family="table-column">
      <style:table-column-properties fo:break-before="auto" style:column-width="1.603cm"/>
    </style:style>
    <style:style style:name="co11" style:family="table-column">
      <style:table-column-properties fo:break-before="auto" style:column-width="2.341cm"/>
    </style:style>
    <style:style style:name="co12" style:family="table-column">
      <style:table-column-properties fo:break-before="auto" style:column-width="4.041cm"/>
    </style:style>
    <style:style style:name="co13" style:family="table-column">
      <style:table-column-properties fo:break-before="auto" style:column-width="0.314cm"/>
    </style:style>
    <style:style style:name="co14" style:family="table-column">
      <style:table-column-properties fo:break-before="auto" style:column-width="1.499cm"/>
    </style:style>
    <style:style style:name="co15" style:family="table-column">
      <style:table-column-properties fo:break-before="auto" style:column-width="1.002cm"/>
    </style:style>
    <style:style style:name="co16" style:family="table-column">
      <style:table-column-properties fo:break-before="auto" style:column-width="2.12cm"/>
    </style:style>
    <style:style style:name="co17" style:family="table-column">
      <style:table-column-properties fo:break-before="auto" style:column-width="2.258cm"/>
    </style:style>
    <style:style style:name="ro1" style:family="table-row">
      <style:table-row-properties style:row-height="0.9cm" fo:break-before="auto" style:use-optimal-row-height="false"/>
    </style:style>
    <style:style style:name="ro2" style:family="table-row">
      <style:table-row-properties style:row-height="0.452cm" fo:break-before="auto" style:use-optimal-row-height="fals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Status" style:data-style-name="N100">
      <style:table-cell-properties fo:background-color="#1e5b8a" style:cell-protect="protected" style:print-content="true" style:text-align-source="fix" style:repeat-content="false" fo:border="0.74pt solid #ffffff" style:vertical-align="middle"/>
      <style:paragraph-properties fo:text-align="start" fo:margin-left="0cm"/>
      <style:text-properties fo:color="#ffffff" fo:font-size="16pt" fo:font-weight="bold" style:font-size-asian="16pt" style:font-weight-asian="bold" style:font-size-complex="16pt" style:font-weight-complex="bold"/>
    </style:style>
    <style:style style:name="ce2" style:family="table-cell" style:parent-style-name="Status" style:data-style-name="N100">
      <style:table-cell-properties fo:background-color="#4781ad" style:cell-protect="protected" style:print-content="true" style:text-align-source="fix" style:repeat-content="false" fo:border="0.74pt solid #ffffff" style:vertical-align="middle"/>
      <style:paragraph-properties fo:text-align="center" fo:margin-left="0cm"/>
      <style:text-properties fo:color="#ffffff" fo:font-size="12pt" fo:font-weight="normal" style:font-weight-asian="normal" style:font-weight-complex="normal"/>
    </style:style>
    <style:style style:name="ce4" style:family="table-cell" style:parent-style-name="Default" style:data-style-name="N100">
      <style:table-cell-properties style:cell-protect="protected" style:print-content="true" style:text-align-source="fix" style:repeat-content="false" fo:border="0.74pt solid #ffffff" style:vertical-align="middle"/>
      <style:paragraph-properties fo:text-align="center"/>
      <style:text-properties fo:font-weight="normal" style:font-weight-asian="normal" style:font-weight-complex="normal"/>
    </style:style>
    <style:style style:name="ce5" style:family="table-cell" style:parent-style-name="Default" style:data-style-name="N100">
      <style:table-cell-properties style:cell-protect="protected" style:print-content="true" fo:border="0.74pt solid #ffffff" style:vertical-align="middle"/>
      <style:text-properties fo:font-weight="normal" style:font-weight-asian="normal" style:font-weight-complex="normal"/>
    </style:style>
    <style:style style:name="ce7" style:family="table-cell" style:parent-style-name="Status" style:data-style-name="N100">
      <style:table-cell-properties fo:background-color="#4781ad" style:cell-protect="protected" style:print-content="true" style:text-align-source="fix" style:repeat-content="false" fo:wrap-option="wrap" fo:border="0.54pt solid #ffffff" style:vertical-align="middle"/>
      <style:paragraph-properties fo:text-align="center" fo:margin-left="0cm"/>
      <style:text-properties fo:color="#ffffff" style:font-name="Liberation Sans" fo:font-size="12pt" fo:font-weight="normal" style:font-weight-asian="normal" style:font-weight-complex="normal"/>
    </style:style>
    <style:style style:name="ce8" style:family="table-cell" style:parent-style-name="Default" style:data-style-name="N100">
      <style:table-cell-properties fo:background-color="#73a3c7" style:cell-protect="protected" style:print-content="true" fo:border="0.74pt solid #ffffff" style:vertical-align="middle"/>
      <style:text-properties fo:font-weight="normal" style:font-weight-asian="normal" style:font-weight-complex="normal"/>
    </style:style>
    <style:style style:name="ce9" style:family="table-cell" style:parent-style-name="Default" style:data-style-name="N100">
      <style:table-cell-properties fo:background-color="#b5bfca" style:cell-protect="protected" style:print-content="true" fo:border="0.74pt solid #ffffff" style:vertical-align="middle"/>
      <style:text-properties fo:font-weight="normal" style:font-weight-asian="normal" style:font-weight-complex="normal"/>
    </style:style>
    <style:style style:name="ce11" style:family="table-cell" style:parent-style-name="Default" style:data-style-name="N100">
      <style:table-cell-properties fo:background-color="#6b7989" style:cell-protect="protected" style:print-content="true" style:text-align-source="fix" style:repeat-content="false" fo:border="0.74pt solid #ffffff" style:vertical-align="middle"/>
      <style:paragraph-properties fo:text-align="center" fo:margin-left="0cm"/>
      <style:text-properties fo:font-weight="normal" style:font-weight-asian="normal" style:font-weight-complex="normal"/>
    </style:style>
    <style:style style:name="ce12" style:family="table-cell" style:parent-style-name="Status" style:data-style-name="N100">
      <style:table-cell-properties fo:background-color="#73a3c7" style:cell-protect="protected" style:print-content="true" style:text-align-source="fix" style:repeat-content="false" fo:wrap-option="wrap" fo:border="0.54pt solid #ffffff" style:vertical-align="middle"/>
      <style:paragraph-properties fo:text-align="center" fo:margin-left="0cm"/>
      <style:text-properties fo:color="#ffffff" style:font-name="Liberation Sans" fo:font-size="12pt" fo:font-weight="normal" style:font-weight-asian="normal" style:font-weight-complex="normal"/>
    </style:style>
    <style:style style:name="ce15" style:family="table-cell" style:parent-style-name="Default">
      <style:table-cell-properties fo:background-color="#98c2e2" style:cell-protect="none" style:print-content="true" style:text-align-source="fix" style:repeat-content="false" fo:wrap-option="wrap" fo:border="0.54pt solid #ffffff" style:vertical-align="top"/>
      <style:paragraph-properties fo:text-align="start"/>
      <style:text-properties fo:color="#ffffff" style:font-name="Liberation Sans" fo:font-size="12pt"/>
    </style:style>
    <style:style style:name="ce17" style:family="table-cell" style:parent-style-name="Default">
      <style:table-cell-properties fo:background-color="#73a3c7" style:cell-protect="protected" style:print-content="true" style:text-align-source="fix" style:repeat-content="false" fo:wrap-option="wrap" fo:border="0.54pt solid #ffffff" style:vertical-align="top"/>
      <style:paragraph-properties fo:text-align="start"/>
      <style:text-properties fo:color="#ffffff" style:font-name="Liberation Sans" fo:font-size="12pt"/>
    </style:style>
    <style:style style:name="ce22" style:family="table-cell" style:parent-style-name="Default" style:data-style-name="N100">
      <style:table-cell-properties fo:border-bottom="0.74pt solid #ffffff" fo:background-color="#98c2e2" style:cell-protect="none" style:print-content="true" style:text-align-source="fix" style:repeat-content="false" fo:wrap-option="wrap" fo:border-left="0.54pt solid #ffffff" fo:border-right="0.74pt solid #ffffff" fo:border-top="0.7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14" style:family="table-cell" style:parent-style-name="Default">
      <style:table-cell-properties fo:border-bottom="none" fo:background-color="#98c2e2" style:cell-protect="none" style:print-content="true" style:text-align-source="fix" style:repeat-content="false" fo:wrap-option="wrap" fo:border-left="0.54pt solid #ffffff" fo:border-right="none" fo:border-top="none" style:vertical-align="top"/>
      <style:paragraph-properties fo:text-align="start"/>
      <style:text-properties fo:color="#ffffff" style:font-name="Liberation Sans" fo:font-size="12pt"/>
    </style:style>
    <style:style style:name="ce18" style:family="table-cell" style:parent-style-name="Status">
      <style:table-cell-properties fo:background-color="#4781ad" style:cell-protect="protected" style:print-content="true" style:text-align-source="fix" style:repeat-content="false" fo:border="0.74pt solid #ffffff" style:vertical-align="middle"/>
      <style:paragraph-properties fo:text-align="center" fo:margin-left="0cm"/>
      <style:text-properties fo:color="#ffffff" fo:font-size="12pt" fo:font-weight="normal" style:font-weight-asian="normal" style:font-weight-complex="normal"/>
    </style:style>
    <style:style style:name="ce23" style:family="table-cell" style:parent-style-name="Status" style:data-style-name="N100">
      <style:table-cell-properties fo:background-color="#3465a4" style:cell-protect="protected" style:print-content="true" style:text-align-source="fix" style:repeat-content="false" fo:border="0.74pt solid #ffffff" style:vertical-align="middle"/>
      <style:paragraph-properties fo:text-align="center" fo:margin-left="0cm"/>
      <style:text-properties fo:color="#ffffff" fo:font-size="12pt" fo:font-weight="normal" style:font-weight-asian="normal" style:font-weight-complex="normal"/>
    </style:style>
    <style:style style:name="ce24" style:family="table-cell" style:parent-style-name="Status" style:data-style-name="N100">
      <style:table-cell-properties fo:background-color="#98c2e2" style:cell-protect="none" style:print-content="true" style:text-align-source="fix" style:repeat-content="false" fo:wrap-option="wrap" fo:border="0.5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25" style:family="table-cell" style:parent-style-name="Status" style:data-style-name="N100">
      <style:table-cell-properties fo:background-color="#73a3c7" style:cell-protect="protected" style:print-content="true" style:text-align-source="fix" style:repeat-content="false" fo:wrap-option="wrap" fo:border="0.54pt solid #ffffff" style:vertical-align="top"/>
      <style:paragraph-properties fo:text-align="start"/>
      <style:text-properties fo:color="#ffffff" style:font-name="Liberation Sans" fo:font-size="12pt" fo:font-weight="normal" style:font-weight-asian="normal" style:font-weight-complex="normal"/>
    </style:style>
    <style:style style:name="ce26" style:family="table-cell" style:parent-style-name="Status" style:data-style-name="N100">
      <style:table-cell-properties fo:background-color="#73a3c7" style:cell-protect="protected" style:print-content="true" style:text-align-source="fix" style:repeat-content="false" fo:wrap-option="wrap" fo:border="0.5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32" style:family="table-cell" style:parent-style-name="Status" style:data-style-name="N100">
      <style:table-cell-properties fo:background-color="#98c2e2" style:cell-protect="protected" style:print-content="true" style:text-align-source="fix" style:repeat-content="false" fo:wrap-option="wrap" fo:border="0.7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34" style:family="table-cell" style:parent-style-name="Default" style:data-style-name="N100">
      <style:table-cell-properties fo:background-color="#98c2e2" style:cell-protect="protected" style:print-content="true" style:text-align-source="fix" style:repeat-content="false" fo:wrap-option="wrap" fo:border="0.7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35" style:family="table-cell" style:parent-style-name="Status" style:data-style-name="N100">
      <style:table-cell-properties fo:background-color="#b4c7dc" style:cell-protect="protected" style:print-content="true" fo:border="0.74pt solid #ffffff" style:vertical-align="middle"/>
      <style:text-properties fo:color="#ffffff" fo:font-size="12pt" fo:font-weight="normal" style:font-weight-asian="normal" style:font-weight-complex="normal"/>
    </style:style>
    <style:style style:name="ce30" style:family="table-cell" style:parent-style-name="Default" style:data-style-name="N100">
      <style:table-cell-properties fo:background-color="#0d335b" style:cell-protect="protected" style:print-content="true" fo:border="0.74pt solid #ffffff" style:vertical-align="middle"/>
      <style:text-properties fo:font-weight="normal" style:font-weight-asian="normal" style:font-weight-complex="normal"/>
    </style:style>
    <style:style style:name="ce51" style:family="table-cell" style:parent-style-name="Default" style:data-style-name="N100">
      <style:table-cell-properties fo:border-bottom="0.74pt solid #ffffff" fo:background-color="#98c2e2" style:cell-protect="none" style:print-content="true" style:text-align-source="fix" style:repeat-content="false" fo:wrap-option="wrap" fo:border-left="0.74pt solid #ffffff" fo:border-right="0.54pt solid #ffffff" fo:border-top="0.7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40" style:family="table-cell" style:parent-style-name="Status" style:data-style-name="N100">
      <style:table-cell-properties fo:background-color="#98c2e2" style:cell-protect="protected" style:print-content="true" style:text-align-source="fix" style:repeat-content="false" fo:wrap-option="wrap" fo:border="0.5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53" style:family="table-cell" style:parent-style-name="Status" style:data-style-name="N100">
      <style:table-cell-properties fo:border-bottom="0.74pt solid #ffffff" fo:background-color="#98c2e2" style:cell-protect="none" style:print-content="true" style:text-align-source="fix" style:repeat-content="false" fo:wrap-option="wrap" fo:border-left="0.54pt solid #ffffff" fo:border-right="0.74pt solid #ffffff" fo:border-top="0.7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44" style:family="table-cell" style:parent-style-name="Default" style:data-style-name="N100">
      <style:table-cell-properties style:cell-protect="none" style:print-content="true" fo:border="0.74pt solid #ffffff" style:vertical-align="middle"/>
      <style:text-properties fo:font-weight="normal" style:font-weight-asian="normal" style:font-weight-complex="normal"/>
    </style:style>
    <style:style style:name="gr1" style:family="graphic">
      <style:graphic-properties fo:background-color="#3d91b3" style:protect="position size"/>
    </style:style>
    <style:style style:name="gr2" style:family="graphic">
      <style:graphic-properties draw:textarea-vertical-align="middle" fo:background-color="#3fa79c"/>
      <style:text-properties fo:color="#ffffff" fo:font-size="12pt" fo:font-weight="bold"/>
    </style:style>
    <style:style style:name="gr3" style:family="graphic">
      <style:graphic-properties fo:background-color="#3d91b3"/>
      <style:text-properties fo:color="#ffffff" fo:font-size="12pt" fo:font-weight="normal"/>
    </style:style>
    <style:style style:name="gr4" style:family="graphic">
      <style:graphic-properties draw:textarea-vertical-align="middle" fo:background-color="#3d91b3"/>
      <style:text-properties fo:color="#ffffff" fo:font-size="12pt" fo:font-weight="bold"/>
    </style:style>
    <style:style style:name="gr5" style:family="graphic">
      <style:graphic-properties draw:textarea-vertical-align="middle" fo:background-color="#ee6646"/>
      <style:text-properties fo:color="#ffffff" fo:font-size="12pt" fo:font-weight="bold"/>
    </style:style>
    <style:style style:name="gr6" style:family="graphic">
      <style:graphic-properties draw:textarea-vertical-align="middle" fo:background-color="#ffa35f"/>
      <style:text-properties fo:color="#ffffff" fo:font-size="12pt" fo:font-weight="bold"/>
    </style:style>
    <style:style style:name="gr7" style:family="graphic">
      <style:graphic-properties draw:textarea-vertical-align="middle" fo:background-color="#3ea79c"/>
      <style:text-properties fo:color="#ffffff" fo:font-size="12pt" fo:font-weight="bold"/>
    </style:style>
    <style:style style:name="P1" style:family="paragraph">
      <style:paragraph-properties fo:text-align="center"/>
    </style:style>
    <style:style style:name="P2" style:family="paragraph">
      <style:paragraph-properties fo:text-align="center"/>
      <style:text-properties fo:color="#ffffff" fo:font-size="12pt" fo:font-weight="bold"/>
    </style:style>
    <style:style style:name="P3" style:family="paragraph">
      <style:paragraph-properties fo:text-align="start"/>
      <style:text-properties fo:color="#ffffff" fo:font-size="12pt" fo:font-weight="normal"/>
    </style:style>
    <style:style style:name="T1" style:family="text">
      <style:text-properties fo:color="#ffffff" style:font-name="Liberation Sans" fo:font-size="12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orno" table:style-name="ta1" table:protected="true" table:protection-key="btWDPPNShuv4Zit7WUnw10K77D8=" table:protection-key-digest-algorithm="http://www.w3.org/2000/09/xmldsig#sha1">
        <loext:table-protection loext:select-protected-cells="true" loext:select-unprotected-cells="true"/>
        <officeooo:event-listeners>
          <script:event-listener script:language="ooo:script" script:event-name="dom:select" xlink:href="vnd.sun.star.script:Standard.ExecuteClickAction.LockCellSelection?language=Basic&amp;location=document" xlink:type="simple"/>
          <script:event-listener script:language="ooo:script" script:event-name="office:content-changed" xlink:href="vnd.sun.star.script:Standard.ExecuteClickAction.VerifyValue?language=Basic&amp;location=document" xlink:type="simple"/>
        </officeooo:event-listeners>
        <office:forms form:automatic-focus="false" form:apply-design-mode="fals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taoCriarForno" form:control-implementation="ooo:com.sun.star.form.component.CommandButton" xml:id="control1" form:id="control1" form:label="Criar Forn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Cria um novo forno com os dados preenchidos acima"/>
                <form:property form:property-name="MultiLine" office:value-type="boolean" office:boolean-value="true"/>
              </form:properties>
              <office:event-listeners>
                <script:event-listener script:language="ooo:script" script:event-name="form:performaction" xlink:href="vnd.sun.star.script:Standard.ExecuteClickAction.StoreKiln?language=Basic&amp;location=document" xlink:type="simple"/>
              </office:event-listeners>
            </form:button>
            <form:button form:name="botaoCirculo" form:control-implementation="ooo:com.sun.star.form.component.CommandButton" xml:id="control2" form:id="control2" form:label="  " form:printable="false" office:target-frame="" form:image-data="Pictures/100000010000003900000039F16260743D923073.png"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Peça de base com formato de círculo"/>
              </form:properties>
              <office:event-listeners>
                <script:event-listener script:language="ooo:script" script:event-name="dom:mouseup" xlink:href="vnd.sun.star.script:Standard.ExecuteClickAction.CircleSelected?language=Basic&amp;location=document" xlink:type="simple"/>
              </office:event-listeners>
            </form:button>
            <form:button form:name="botaoQuadrado" form:control-implementation="ooo:com.sun.star.form.component.CommandButton" xml:id="control3" form:id="control3" office:target-frame="" form:image-data="Pictures/10000001000000390000003978E62A8C2FE60963.png" form:delay-for-repeat="PT0.050000000S" form:image-position="center">
              <form:properties>
                <form:property form:property-name="DefaultControl" office:value-type="string" office:string-value="com.sun.star.form.control.CommandButton"/>
                <form:property form:property-name="HelpText" office:value-type="string" office:string-value="Peça de base com formato quadrado"/>
              </form:properties>
              <office:event-listeners>
                <script:event-listener script:language="ooo:script" script:event-name="dom:mouseup" xlink:href="vnd.sun.star.script:Standard.ExecuteClickAction.SquareSelected?language=Basic&amp;location=document" xlink:type="simple"/>
              </office:event-listeners>
            </form:button>
            <form:button form:name="botaoRetangulo" form:control-implementation="ooo:com.sun.star.form.component.CommandButton" xml:id="control4" form:id="control4" office:target-frame="" form:image-data="Pictures/10000001000000390000003927EF32C06AD0E6F3.png" form:delay-for-repeat="PT0.050000000S" form:image-position="center">
              <form:properties>
                <form:property form:property-name="DefaultControl" office:value-type="string" office:string-value="com.sun.star.form.control.CommandButton"/>
                <form:property form:property-name="HelpText" office:value-type="string" office:string-value="Peça com base de formato retangular"/>
              </form:properties>
              <office:event-listeners>
                <script:event-listener script:language="ooo:script" script:event-name="dom:mouseup" xlink:href="vnd.sun.star.script:Standard.ExecuteClickAction.RectangleSelected?language=Basic&amp;location=document" xlink:type="simple"/>
              </office:event-listeners>
            </form:button>
            <form:button form:name="botaoTriangulo" form:control-implementation="ooo:com.sun.star.form.component.CommandButton" xml:id="control5" form:id="control5"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Peça de base com formato triangular"/>
              </form:properties>
              <office:event-listeners>
                <script:event-listener script:language="ooo:script" script:event-name="dom:mouseup" xlink:href="vnd.sun.star.script:Standard.ExecuteClickAction.TriangleSelected?language=Basic&amp;location=document" xlink:type="simple"/>
              </office:event-listeners>
            </form:button>
            <form:button form:name="adicionarItem" form:control-implementation="ooo:com.sun.star.form.component.CommandButton" xml:id="control6" form:id="control6" form:label="Adicionar Peç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Adiciona uma Peça com os dados descritos acima."/>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AddItem?language=Basic&amp;location=document" xlink:type="simple"/>
              </office:event-listeners>
            </form:button>
            <form:button form:name="salvarProjetoComo" form:control-implementation="ooo:com.sun.star.form.component.CommandButton" xml:id="control7" form:id="control7" form:label="Salvar Fornada Com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Salva a Fornada atual em arquivo separado da aplicação"/>
                <form:property form:property-name="ImageURL" office:value-type="void"/>
                <form:property form:property-name="MultiLine" office:value-type="boolean" office:boolean-value="true"/>
              </form:properties>
              <office:event-listeners>
                <script:event-listener script:language="ooo:script" script:event-name="dom:mousedown" xlink:href="vnd.sun.star.script:Standard.ExecuteClickAction.WriteList?language=Basic&amp;location=document" xlink:type="simple"/>
              </office:event-listeners>
            </form:button>
            <form:button form:name="abrirProjeto" form:control-implementation="ooo:com.sun.star.form.component.CommandButton" xml:id="control8" form:id="control8" form:label="Abrir Fornada Salva" form:printable="false" office:target-frame=""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Abre uma Fornada de Peças que foi salva anteriormente"/>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ReadList?language=Basic&amp;location=document" xlink:type="simple"/>
              </office:event-listeners>
            </form:button>
            <form:button form:name="limpaLista" form:control-implementation="ooo:com.sun.star.form.component.CommandButton" xml:id="control9" form:id="control9" form:label="Zerar Quantidade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Zera a quantidade de todas as peças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CleanList?language=Basic&amp;location=document" xlink:type="simple"/>
              </office:event-listeners>
            </form:button>
            <form:button form:name="botaoOrganizarPecas" form:control-implementation="ooo:com.sun.star.form.component.CommandButton" xml:id="control10" form:id="control10" form:label="Sugerir Soluçã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Gera uma nova Solução para o problema considerando as peças da lista atual e 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CallSolver?language=Basic&amp;location=document" xlink:type="simple"/>
              </office:event-listeners>
            </form:button>
            <form:button form:name="apagarLista" form:control-implementation="ooo:com.sun.star.form.component.CommandButton" xml:id="control11" form:id="control11" form:label="Apagar Fornada Salv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Apaga uma Fornada salva"/>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EraseSavedList?language=Basic&amp;location=document" xlink:type="simple"/>
              </office:event-listeners>
            </form:button>
            <form:listbox form:name="escolheForno" form:control-implementation="ooo:com.sun.star.form.component.ListBox" xml:id="control12" form:id="control12" form:dropdown="true" form:size="50" form:input-required="false" form:bound-column="1" form:linked-cell="Forno.F6" form:list-linkage-type="selection">
              <form:properties>
                <form:property form:property-name="ControlTypeinMSO" office:value-type="float" office:value="0"/>
                <form:property form:property-name="DefaultControl" office:value-type="string" office:string-value="com.sun.star.form.control.ListBox"/>
                <form:property form:property-name="HelpText" office:value-type="string" office:string-value="Escolha um forno"/>
                <form:property form:property-name="MouseWheelBehavior" office:value-type="float" office:value="0"/>
                <form:property form:property-name="ObjIDinMSO" office:value-type="float" office:value="65535"/>
                <form:list-property form:property-name="TypedItemList" office:value-type="float"/>
              </form:properties>
              <office:event-listeners>
                <script:event-listener script:language="ooo:script" script:event-name="form:itemstatechange" xlink:href="vnd.sun.star.script:Standard.ExecuteClickAction.KilnSelected?language=Basic&amp;location=document" xlink:type="simple"/>
                <script:event-listener script:language="ooo:script" script:event-name="dom:mousedown" xlink:href="vnd.sun.star.script:Standard.ExecuteClickAction.ListKilns?language=Basic&amp;location=document" xlink:type="simple"/>
              </office:event-listeners>
              <form:option form:label="" form:current-selected="true"/>
            </form:listbox>
            <form:button form:name="botaoEditarForno" form:control-implementation="ooo:com.sun.star.form.component.CommandButton" xml:id="control13" form:id="control13" form:label="Habilitar Botões de Ediçã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Habilita os botões de edição de forno e permite a alteração das células com dados d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EditKilnButtonAction?language=Basic&amp;location=document" xlink:type="simple"/>
              </office:event-listeners>
            </form:button>
            <form:button form:name="botaoSalvarAltForno" form:control-implementation="ooo:com.sun.star.form.component.CommandButton" xml:id="control14" form:id="control14" form:label="Salvar Alterações" form:disabled="true"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Salva as alterações feitas n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SaveKilnEdition?language=Basic&amp;location=document" xlink:type="simple"/>
              </office:event-listeners>
            </form:button>
            <form:button form:name="botaoApagarForno" form:control-implementation="ooo:com.sun.star.form.component.CommandButton" xml:id="control15" form:id="control15" form:label="Apagar Forno" form:disabled="true"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Apaga 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EraseKiln?language=Basic&amp;location=document" xlink:type="simple"/>
              </office:event-listeners>
            </form:button>
            <form:button form:name="botaoCancelarAltForno" form:control-implementation="ooo:com.sun.star.form.component.CommandButton" xml:id="control16" form:id="control16" form:label="Cancelar" form:disabled="true"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Desabilita a edição sem salvar as alterações"/>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CancelKilnEdition?language=Basic&amp;location=document" xlink:type="simple"/>
              </office:event-listeners>
            </form:button>
            <form:button form:name="apagarLista" form:control-implementation="ooo:com.sun.star.form.component.CommandButton" xml:id="control17" form:id="control17" form:label="Apagar Todas as Peça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Apaga Todas as Peças da Lista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CleanListByRemoving?language=Basic&amp;location=document" xlink:type="simple"/>
              </office:event-listeners>
            </form:button>
            <form:button form:name="abrirSolucao" form:control-implementation="ooo:com.sun.star.form.component.CommandButton" xml:id="control18" form:id="control18" form:label="Abrir Solução Gerada" form:printable="false" office:target-frame=""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Abre uma solução salva anteriormente"/>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OpenSolution?language=Basic&amp;location=document" xlink:type="simple"/>
              </office:event-listeners>
            </form:button>
            <form:button form:name="botaoEditarPeca" form:control-implementation="ooo:com.sun.star.form.component.CommandButton" xml:id="control19" form:id="control19" form:label="Editar Peça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Habilita a edição das peças da lista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EditListItems?language=Basic&amp;location=document" xlink:type="simple"/>
              </office:event-listeners>
            </form:button>
            <form:button form:name="botaoSalvarEdicaoPeca" form:control-implementation="ooo:com.sun.star.form.component.CommandButton" xml:id="control20" form:id="control20" form:label="Finalizar Edição" office:target-frame=""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y form:property-name="HelpText" office:value-type="string" office:string-value="Desabilita a edição das peças da lista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SaveEditionListItems?language=Basic&amp;location=document" xlink:type="simple"/>
              </office:event-listeners>
            </form:button>
            <form:button form:name="salvarProjetoUltimoAberto" form:control-implementation="ooo:com.sun.star.form.component.CommandButton" xml:id="control21" form:id="control21" form:label="Salvar Fornad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Salva a fornada atual sobrescrevendo a última aberta ou salva"/>
                <form:property form:property-name="ImageURL" office:value-type="void"/>
                <form:property form:property-name="MultiLine" office:value-type="boolean" office:boolean-value="true"/>
              </form:properties>
              <office:event-listeners>
                <script:event-listener script:language="ooo:script" script:event-name="dom:mousedown" xlink:href="vnd.sun.star.script:Standard.ExecuteClickAction.WriteListLastOpened?language=Basic&amp;location=document" xlink:type="simple"/>
              </office:event-listeners>
            </form:button>
          </form:form>
        </office:forms>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9"/>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10" table:default-cell-style-name="ce5"/>
        <table:table-column table:style-name="co11" table:default-cell-style-name="ce5"/>
        <table:table-column table:style-name="co12" table:default-cell-style-name="ce5"/>
        <table:table-column table:style-name="co13" table:default-cell-style-name="ce5"/>
        <table:table-column table:style-name="co14" table:default-cell-style-name="ce5"/>
        <table:table-column table:style-name="co15" table:default-cell-style-name="ce5"/>
        <table:table-column table:style-name="co16" table:default-cell-style-name="ce5"/>
        <table:table-column table:style-name="co17" table:number-columns-repeated="1008" table:default-cell-style-name="ce5"/>
        <table:table-row table:style-name="ro1">
          <table:table-cell table:style-name="ce1" office:value-type="string" calcext:value-type="string" table:number-columns-spanned="4" table:number-rows-spanned="1">
            <text:p>NOVA PEÇA</text:p>
          </table:table-cell>
          <table:covered-table-cell table:number-columns-repeated="3"/>
          <table:table-cell/>
          <table:table-cell table:style-name="ce1" office:value-type="string" calcext:value-type="string" table:number-columns-spanned="11" table:number-rows-spanned="1">
            <text:p>NOVO FORNO</text:p>
          </table:table-cell>
          <table:covered-table-cell table:number-columns-repeated="10"/>
          <table:table-cell table:number-columns-repeated="1008"/>
        </table:table-row>
        <table:table-row table:style-name="ro1">
          <table:table-cell table:style-name="ce2" office:value-type="string" calcext:value-type="string" table:number-columns-spanned="4" table:number-rows-spanned="1">
            <text:p>Formato</text:p>
          </table:table-cell>
          <table:covered-table-cell table:number-columns-repeated="3"/>
          <table:table-cell/>
          <table:table-cell table:style-name="ce2" office:value-type="string" calcext:value-type="string" table:number-columns-spanned="2" table:number-rows-spanned="1">
            <text:p>Comprimento (cm):</text:p>
          </table:table-cell>
          <table:covered-table-cell/>
          <table:table-cell table:style-name="ce24"/>
          <table:table-cell table:style-name="ce2" office:value-type="string" calcext:value-type="string">
            <text:p>Largura (cm):</text:p>
          </table:table-cell>
          <table:table-cell table:style-name="ce24" table:number-columns-spanned="2" table:number-rows-spanned="1"/>
          <table:covered-table-cell table:style-name="ce14"/>
          <table:table-cell table:style-name="ce2" office:value-type="string" calcext:value-type="string" table:number-columns-spanned="2" table:number-rows-spanned="1">
            <text:p>Altura (cm):</text:p>
          </table:table-cell>
          <table:covered-table-cell/>
          <table:table-cell table:style-name="ce24" table:number-columns-spanned="3" table:number-rows-spanned="1"/>
          <table:covered-table-cell table:style-name="ce51" office:value-type="string" calcext:value-type="string">
            <text:p>Comp. (cm):</text:p>
          </table:covered-table-cell>
          <table:covered-table-cell table:style-name="ce53"/>
          <table:table-cell table:number-columns-repeated="1008"/>
        </table:table-row>
        <table:table-row table:style-name="ro1">
          <table:table-cell table:style-name="ce4" table:number-columns-spanned="1" table:number-rows-spanned="2">
            <draw:control draw:z-index="1" draw:name="Controle 4" draw:style-name="gr1" draw:text-style-name="P1" svg:width="1.979cm" svg:height="1.799cm" svg:x="0cm" svg:y="0cm" draw:control="control2"/>
          </table:table-cell>
          <table:table-cell office:value-type="string" calcext:value-type="string" table:number-columns-spanned="1" table:number-rows-spanned="2">
            <text:p>Largura (cm):</text:p>
            <draw:control draw:z-index="2" draw:name="Controle 5" draw:style-name="gr1" draw:text-style-name="P1" svg:width="2.004cm" svg:height="1.799cm" svg:x="0cm" svg:y="0cm" draw:control="control3"/>
          </table:table-cell>
          <table:table-cell table:number-columns-spanned="1" table:number-rows-spanned="2">
            <draw:control draw:z-index="3" draw:name="Controle 6" draw:style-name="gr1" draw:text-style-name="P1" svg:width="1.905cm" svg:height="1.799cm" svg:x="0cm" svg:y="0cm" draw:control="control4"/>
          </table:table-cell>
          <table:table-cell table:number-columns-spanned="1" table:number-rows-spanned="2">
            <draw:control draw:z-index="4" draw:name="Controle 7" draw:style-name="gr1" draw:text-style-name="P1" svg:width="2.092cm" svg:height="1.799cm" svg:x="0cm" svg:y="0cm" draw:control="control5"/>
          </table:table-cell>
          <table:table-cell/>
          <table:table-cell table:style-name="ce18" office:value-type="string" calcext:value-type="string" table:number-columns-spanned="2" table:number-rows-spanned="2">
            <text:p><text:span text:style-name="T1">Altura  dos suportes:</text:span></text:p>
            <text:p><text:span text:style-name="T1">(separado por</text:span></text:p>
            <text:p><text:span text:style-name="T1"> espaços em </text:span>cm)</text:p>
          </table:table-cell>
          <table:covered-table-cell/>
          <table:table-cell table:style-name="ce24" table:number-columns-spanned="9" table:number-rows-spanned="1"/>
          <table:covered-table-cell table:style-name="ce24" office:value-type="string" calcext:value-type="string">
            <text:p>15</text:p>
          </table:covered-table-cell>
          <table:covered-table-cell table:number-columns-repeated="7" table:style-name="ce15"/>
          <table:table-cell table:number-columns-repeated="1008"/>
        </table:table-row>
        <table:table-row table:style-name="ro1">
          <table:covered-table-cell table:number-columns-repeated="4"/>
          <table:table-cell/>
          <table:covered-table-cell table:style-name="ce8"/>
          <table:covered-table-cell table:style-name="ce9"/>
          <table:table-cell table:style-name="ce8"/>
          <table:table-cell table:style-name="ce9" office:value-type="string" calcext:value-type="string" table:number-columns-spanned="2" table:number-rows-spanned="1">
            <text:p>3</text:p>
            <draw:control draw:z-index="0" draw:name="Controle 2" draw:style-name="gr2" draw:text-style-name="P2" svg:width="4.844cm" svg:height="0.899cm" svg:x="0cm" svg:y="0cm" draw:control="control1"/>
          </table:table-cell>
          <table:covered-table-cell table:style-name="ce9"/>
          <table:table-cell table:style-name="ce8" table:number-columns-spanned="6" table:number-rows-spanned="1"/>
          <table:covered-table-cell table:number-columns-repeated="5" table:style-name="ce9"/>
          <table:table-cell table:number-columns-repeated="1008"/>
        </table:table-row>
        <table:table-row table:style-name="ro1">
          <table:table-cell table:style-name="ce7" office:value-type="string" calcext:value-type="string" table:number-columns-spanned="2" table:number-rows-spanned="1">
            <text:p>Tipo:</text:p>
          </table:table-cell>
          <table:covered-table-cell table:style-name="ce11" office:value-type="string" calcext:value-type="string">
            <text:p>Comp. (cm):</text:p>
          </table:covered-table-cell>
          <table:table-cell table:style-name="ce12" office:value-type="string" calcext:value-type="string" table:number-columns-spanned="2" table:number-rows-spanned="1">
            <text:p>Círculo</text:p>
          </table:table-cell>
          <table:covered-table-cell table:style-name="ce11" office:value-type="string" calcext:value-type="string">
            <text:p>Comp. (cm):</text:p>
          </table:covered-table-cell>
          <table:table-cell/>
          <table:table-cell table:style-name="ce1" office:value-type="string" calcext:value-type="string" table:number-columns-spanned="11" table:number-rows-spanned="1">
            <text:p>ESCOLHA UM FORNO</text:p>
          </table:table-cell>
          <table:covered-table-cell table:number-columns-repeated="10"/>
          <table:table-cell table:number-columns-repeated="1008"/>
        </table:table-row>
        <table:table-row table:style-name="ro1">
          <table:table-cell table:style-name="ce7" office:value-type="string" calcext:value-type="string" table:number-columns-spanned="2" table:number-rows-spanned="1">
            <text:p>Descrição:</text:p>
          </table:table-cell>
          <table:covered-table-cell table:style-name="ce11"/>
          <table:table-cell table:style-name="ce15" table:number-columns-spanned="2" table:number-rows-spanned="1"/>
          <table:covered-table-cell table:style-name="ce22"/>
          <table:table-cell/>
          <table:table-cell table:number-columns-spanned="11" table:number-rows-spanned="1">
            <draw:control table:end-cell-address="Forno.P6" table:end-x="2.12cm" table:end-y="0.9cm" draw:z-index="11" draw:name="Control 1" draw:style-name="gr3" draw:text-style-name="P3" svg:width="23.894cm" svg:height="0.9cm" svg:x="0cm" svg:y="0cm" draw:control="control12"/>
          </table:table-cell>
          <table:covered-table-cell table:number-columns-repeated="10"/>
          <table:table-cell table:number-columns-repeated="1008"/>
        </table:table-row>
        <table:table-row table:style-name="ro1">
          <table:table-cell table:style-name="ce7" office:value-type="string" calcext:value-type="string" table:number-columns-spanned="2" table:number-rows-spanned="1">
            <text:p>Alt. Peça (cm):</text:p>
          </table:table-cell>
          <table:covered-table-cell table:style-name="ce11"/>
          <table:table-cell table:style-name="ce15" table:number-columns-spanned="2" table:number-rows-spanned="1"/>
          <table:covered-table-cell table:style-name="ce15"/>
          <table:table-cell/>
          <table:table-cell table:style-name="ce2" office:value-type="string" calcext:value-type="string" table:number-columns-spanned="2" table:number-rows-spanned="1">
            <text:p>Comprimento (cm):</text:p>
          </table:table-cell>
          <table:covered-table-cell/>
          <table:table-cell table:style-name="ce25"/>
          <table:table-cell table:style-name="ce2" office:value-type="string" calcext:value-type="string">
            <text:p>Largura (cm):</text:p>
          </table:table-cell>
          <table:table-cell table:style-name="ce25" table:number-columns-spanned="2" table:number-rows-spanned="1"/>
          <table:covered-table-cell table:style-name="ce34"/>
          <table:table-cell table:style-name="ce2" office:value-type="string" calcext:value-type="string" table:number-columns-spanned="2" table:number-rows-spanned="1">
            <text:p>Altura (cm):</text:p>
          </table:table-cell>
          <table:covered-table-cell/>
          <table:table-cell table:style-name="ce26" table:number-columns-spanned="3" table:number-rows-spanned="1"/>
          <table:covered-table-cell table:style-name="ce40"/>
          <table:covered-table-cell table:style-name="ce32"/>
          <table:table-cell/>
          <table:table-cell table:style-name="Default"/>
          <table:table-cell table:number-columns-repeated="1006"/>
        </table:table-row>
        <table:table-row table:style-name="ro1">
          <table:table-cell table:style-name="ce7" office:value-type="string" calcext:value-type="string" table:number-columns-spanned="2" table:number-rows-spanned="1">
            <text:p>Diâmetro (cm):</text:p>
          </table:table-cell>
          <table:covered-table-cell table:style-name="ce11"/>
          <table:table-cell table:style-name="ce15" table:number-columns-spanned="2" table:number-rows-spanned="1"/>
          <table:covered-table-cell table:style-name="ce14"/>
          <table:table-cell/>
          <table:table-cell table:style-name="ce2" office:value-type="string" calcext:value-type="string" table:number-columns-spanned="2" table:number-rows-spanned="2">
            <text:p>Altura  dos suportes:</text:p>
            <text:p>(separado por</text:p>
            <text:p> espaços em cm)</text:p>
          </table:table-cell>
          <table:covered-table-cell/>
          <table:table-cell table:style-name="ce26" table:number-columns-spanned="9" table:number-rows-spanned="1"/>
          <table:covered-table-cell table:style-name="ce32" office:value-type="string" calcext:value-type="string">
            <text:p>30</text:p>
          </table:covered-table-cell>
          <table:covered-table-cell table:style-name="ce32"/>
          <table:covered-table-cell table:number-columns-repeated="6" table:style-name="ce35"/>
          <table:table-cell table:number-columns-repeated="1008"/>
        </table:table-row>
        <table:table-row table:style-name="ro1">
          <table:table-cell table:style-name="ce7" table:number-columns-spanned="2" table:number-rows-spanned="1"/>
          <table:covered-table-cell table:style-name="ce11"/>
          <table:table-cell table:style-name="ce17" table:number-columns-spanned="2" table:number-rows-spanned="1"/>
          <table:covered-table-cell table:style-name="ce14"/>
          <table:table-cell/>
          <table:covered-table-cell table:style-name="ce8"/>
          <table:covered-table-cell table:style-name="ce9"/>
          <table:table-cell table:style-name="ce9" table:number-columns-spanned="2" table:number-rows-spanned="1">
            <draw:control table:end-cell-address="Forno.I9" table:end-x="3.24cm" table:end-y="0.899cm" draw:z-index="12" draw:name="Controle 3" draw:style-name="gr4" draw:text-style-name="P2" svg:width="5.99cm" svg:height="0.899cm" svg:x="0cm" svg:y="0cm" draw:control="control13"/>
          </table:table-cell>
          <table:covered-table-cell table:style-name="ce9"/>
          <table:table-cell table:style-name="ce9" table:number-columns-spanned="2" table:number-rows-spanned="1">
            <draw:control table:end-cell-address="Forno.K9" table:end-x="2.341cm" table:end-y="0.899cm" draw:z-index="13" draw:name="Controle 12" draw:style-name="gr2" draw:text-style-name="P2" svg:width="3.945cm" svg:height="0.899cm" svg:x="0cm" svg:y="0cm" draw:control="control14"/>
          </table:table-cell>
          <table:covered-table-cell table:style-name="ce9"/>
          <table:table-cell table:style-name="ce9" table:number-columns-spanned="2" table:number-rows-spanned="1">
            <draw:control table:end-cell-address="Forno.M9" table:end-x="1cm" table:end-y="0.899cm" draw:z-index="14" draw:name="Controle 14" draw:style-name="gr5" draw:text-style-name="P2" svg:width="5.041cm" svg:height="0.899cm" svg:x="0cm" svg:y="0cm" draw:control="control15"/>
          </table:table-cell>
          <table:covered-table-cell table:style-name="ce9"/>
          <table:table-cell table:style-name="ce9" table:number-columns-spanned="3" table:number-rows-spanned="1">
            <draw:control table:end-cell-address="Forno.P9" table:end-x="2.068cm" table:end-y="0.899cm" draw:z-index="15" draw:name="Controle 15" draw:style-name="gr6" draw:text-style-name="P2" svg:width="4.57cm" svg:height="0.899cm" svg:x="0cm" svg:y="0cm" draw:control="control16"/>
          </table:table-cell>
          <table:covered-table-cell table:number-columns-repeated="2" table:style-name="ce9"/>
          <table:table-cell table:number-columns-repeated="1008"/>
        </table:table-row>
        <table:table-row table:style-name="ro1">
          <table:table-cell office:value-type="string" calcext:value-type="string" table:number-columns-spanned="4" table:number-rows-spanned="1">
            <text:p>1</text:p>
            <draw:control table:end-cell-address="Forno.D10" table:end-x="2.092cm" table:end-y="0.9cm" draw:z-index="5" draw:name="Controle 1" draw:style-name="gr2" draw:text-style-name="P2" svg:width="7.98cm" svg:height="0.9cm" svg:x="0cm" svg:y="0cm" draw:control="control6"/>
          </table:table-cell>
          <table:covered-table-cell table:number-columns-repeated="3"/>
          <table:table-cell/>
          <table:table-cell table:style-name="ce1" office:value-type="string" calcext:value-type="string" table:number-columns-spanned="4" table:number-rows-spanned="1">
            <text:p>LISTA DE PEÇAS</text:p>
          </table:table-cell>
          <table:covered-table-cell table:number-columns-repeated="3"/>
          <table:table-cell table:number-columns-spanned="2" table:number-rows-spanned="1">
            <draw:control table:end-cell-address="Forno.K10" table:end-x="2.341cm" table:end-y="0.9cm" draw:z-index="18" draw:name="Controle 18" draw:style-name="gr7" draw:text-style-name="P2" svg:width="3.945cm" svg:height="0.9cm" svg:x="0cm" svg:y="0cm" draw:control="control19"/>
            <draw:control table:end-cell-address="Forno.K10" table:end-x="2.34cm" table:end-y="0.9cm" draw:z-index="19" draw:name="Controle 19" draw:style-name="gr7" draw:text-style-name="P2" svg:width="3.944cm" svg:height="0.9cm" svg:x="0cm" svg:y="0cm" draw:control="control20"/>
          </table:table-cell>
          <table:covered-table-cell/>
          <table:table-cell table:style-name="ce30">
            <draw:control draw:z-index="10" draw:name="Controle 10" draw:style-name="gr4" draw:text-style-name="P2" svg:width="4.041cm" svg:height="0.9cm" svg:x="0cm" svg:y="0cm" draw:control="control9"/>
          </table:table-cell>
          <table:table-cell table:style-name="ce30" table:number-columns-spanned="4" table:number-rows-spanned="1">
            <draw:control draw:z-index="16" draw:name="Controle 16" draw:style-name="gr5" draw:text-style-name="P2" svg:width="4.86cm" svg:height="0.9cm" svg:x="0cm" svg:y="0cm" draw:control="control17"/>
          </table:table-cell>
          <table:covered-table-cell table:number-columns-repeated="3" table:style-name="ce30"/>
          <table:table-cell table:number-columns-repeated="1008"/>
        </table:table-row>
        <table:table-row table:style-name="ro1">
          <table:table-cell table:style-name="ce8" table:number-columns-spanned="4" table:number-rows-spanned="1"/>
          <table:covered-table-cell table:number-columns-repeated="3"/>
          <table:table-cell/>
          <table:table-cell table:style-name="ce2" office:value-type="string" calcext:value-type="string" table:number-columns-spanned="1" table:number-rows-spanned="2">
            <text:p>Tipo</text:p>
          </table:table-cell>
          <table:table-cell table:style-name="ce2" office:value-type="string" calcext:value-type="string" table:number-columns-spanned="3" table:number-rows-spanned="2">
            <text:p>Descrição</text:p>
          </table:table-cell>
          <table:covered-table-cell table:number-columns-repeated="2" table:style-name="ce23" office:value-type="string" calcext:value-type="string">
            <text:p>Descrição</text:p>
          </table:covered-table-cell>
          <table:table-cell table:style-name="ce2" office:value-type="string" calcext:value-type="string" table:number-columns-spanned="3" table:number-rows-spanned="1">
            <text:p>Dimensões (cm)</text:p>
          </table:table-cell>
          <table:covered-table-cell table:number-columns-repeated="2" table:style-name="ce23" office:value-type="string" calcext:value-type="string">
            <text:p>Dimensões</text:p>
          </table:covered-table-cell>
          <table:table-cell table:style-name="ce2" office:value-type="string" calcext:value-type="string" table:number-columns-spanned="3" table:number-rows-spanned="2">
            <text:p>Quantidade</text:p>
          </table:table-cell>
          <table:covered-table-cell table:number-columns-repeated="2" table:style-name="ce23" office:value-type="string" calcext:value-type="string">
            <text:p>Quantidade</text:p>
          </table:covered-table-cell>
          <table:table-cell table:style-name="ce2" office:value-type="string" calcext:value-type="string" table:number-columns-spanned="1" table:number-rows-spanned="2">
            <text:p>Excluir</text:p>
          </table:table-cell>
          <table:table-cell table:number-columns-repeated="1008"/>
        </table:table-row>
        <table:table-row table:style-name="ro1">
          <table:table-cell table:style-name="ce8" table:number-columns-spanned="4" table:number-rows-spanned="1"/>
          <table:covered-table-cell table:number-columns-repeated="3"/>
          <table:table-cell/>
          <table:covered-table-cell table:number-columns-repeated="4" table:style-name="ce23"/>
          <table:table-cell table:style-name="ce2" office:value-type="string" calcext:value-type="string">
            <text:p>Alt</text:p>
          </table:table-cell>
          <table:table-cell table:style-name="ce2" office:value-type="string" calcext:value-type="string">
            <text:p>Larg</text:p>
          </table:table-cell>
          <table:table-cell table:style-name="ce2" office:value-type="string" calcext:value-type="string">
            <text:p>Comp</text:p>
          </table:table-cell>
          <table:covered-table-cell table:number-columns-repeated="3" table:style-name="ce23" office:value-type="string" calcext:value-type="string">
            <text:p>Quantidade</text:p>
          </table:covered-table-cell>
          <table:covered-table-cell table:style-name="ce23"/>
          <table:table-cell table:number-columns-repeated="1008"/>
        </table:table-row>
        <table:table-row table:style-name="ro1">
          <table:table-cell table:style-name="ce8" table:number-columns-spanned="4" table:number-rows-spanned="1">
            <draw:control draw:z-index="7" draw:name="Controle 9" draw:style-name="gr4" draw:text-style-name="P2" svg:width="7.98cm" svg:height="0.9cm" svg:x="0cm" svg:y="0cm" draw:control="control8"/>
          </table:table-cell>
          <table:covered-table-cell table:number-columns-repeated="3"/>
          <table:table-cell table:number-columns-repeated="1020"/>
        </table:table-row>
        <table:table-row table:style-name="ro1">
          <table:table-cell table:style-name="ce9" table:number-columns-spanned="4" table:number-rows-spanned="1">
            <draw:control draw:z-index="20" draw:name="Controle 20" draw:style-name="gr2" draw:text-style-name="P2" svg:width="7.98cm" svg:height="0.899cm" svg:x="0cm" svg:y="0cm" draw:control="control21"/>
          </table:table-cell>
          <table:covered-table-cell table:number-columns-repeated="3"/>
          <table:table-cell table:number-columns-repeated="13"/>
          <table:table-cell table:style-name="ce44"/>
          <table:table-cell table:number-columns-repeated="1006"/>
        </table:table-row>
        <table:table-row table:style-name="ro1">
          <table:table-cell table:style-name="ce9" table:number-columns-spanned="4" table:number-rows-spanned="1">
            <draw:control draw:z-index="6" draw:name="Controle 8" draw:style-name="gr2" draw:text-style-name="P2" svg:width="7.98cm" svg:height="0.9cm" svg:x="0cm" svg:y="0cm" draw:control="control7"/>
          </table:table-cell>
          <table:covered-table-cell table:number-columns-repeated="3"/>
          <table:table-cell table:number-columns-repeated="1020"/>
        </table:table-row>
        <table:table-row table:style-name="ro1">
          <table:table-cell table:style-name="ce9" table:number-columns-spanned="4" table:number-rows-spanned="1">
            <draw:control draw:z-index="9" draw:name="Controle 13" draw:style-name="gr5" draw:text-style-name="P2" svg:width="7.98cm" svg:height="0.899cm" svg:x="0cm" svg:y="0cm" draw:control="control11"/>
          </table:table-cell>
          <table:covered-table-cell table:number-columns-repeated="3"/>
          <table:table-cell table:number-columns-repeated="1020"/>
        </table:table-row>
        <table:table-row table:style-name="ro1">
          <table:table-cell table:style-name="ce8" table:number-columns-spanned="4" table:number-rows-spanned="1"/>
          <table:covered-table-cell table:number-columns-repeated="3"/>
          <table:table-cell table:number-columns-repeated="1020"/>
        </table:table-row>
        <table:table-row table:style-name="ro1">
          <table:table-cell table:style-name="ce8" table:number-columns-spanned="4" table:number-rows-spanned="1"/>
          <table:covered-table-cell table:number-columns-repeated="3"/>
          <table:table-cell table:number-columns-repeated="1020"/>
        </table:table-row>
        <table:table-row table:style-name="ro1">
          <table:table-cell table:style-name="ce9" table:number-columns-spanned="4" table:number-rows-spanned="1">
            <draw:control draw:z-index="8" draw:name="Controle 11" draw:style-name="gr2" draw:text-style-name="P2" svg:width="7.98cm" svg:height="0.899cm" svg:x="0cm" svg:y="0cm" draw:control="control10"/>
          </table:table-cell>
          <table:covered-table-cell table:number-columns-repeated="3"/>
          <table:table-cell table:number-columns-repeated="1020"/>
        </table:table-row>
        <table:table-row table:style-name="ro1">
          <table:table-cell table:style-name="ce9" table:number-columns-spanned="4" table:number-rows-spanned="1">
            <draw:control draw:z-index="17" draw:name="Controle 17" draw:style-name="gr4" draw:text-style-name="P2" svg:width="7.98cm" svg:height="0.9cm" svg:x="0cm" svg:y="0cm" draw:control="control18"/>
          </table:table-cell>
          <table:covered-table-cell table:number-columns-repeated="3"/>
          <table:table-cell table:number-columns-repeated="1020"/>
        </table:table-row>
        <table:table-row table:style-name="ro1" table:number-rows-repeated="1048555">
          <table:table-cell table:number-columns-repeated="1024"/>
        </table:table-row>
        <table:table-row table:style-name="ro2">
          <table:table-cell table:number-columns-repeated="1024"/>
        </table:table-row>
      </table:table>
      <table:table table:name="FornosArmazenados" table:style-name="ta1" table:protected="true" table:protection-key="btWDPPNShuv4Zit7WUnw10K77D8=" table:protection-key-digest-algorithm="http://www.w3.org/2000/09/xmldsig#sha1">
        <loext:table-protection loext:select-protected-cells="true" loext:select-unprotected-cells="true"/>
        <table:table-column table:style-name="co17" table:default-cell-style-name="Default"/>
        <table:table-row table:style-name="ro3">
          <table:table-cell/>
        </table:table-row>
      </table:table>
      <table:named-expressions>
        <table:named-range table:name="itemsListHeader" table:base-cell-address="$Forno.$F$13" table:cell-range-address="$Forno.$F$11:.$P$12"/>
        <table:named-range table:name="itemsListTitle" table:base-cell-address="$Forno.$F$10" table:cell-range-address="$Forno.$F$10:.$N$10"/>
        <table:named-range table:name="mergedAltura" table:base-cell-address="$Forno.$A$5" table:cell-range-address="$Forno.$A$7:.$B$7"/>
        <table:named-range table:name="mergedAlturaInput" table:base-cell-address="$Forno.$A$5" table:cell-range-address="$Forno.$C$8:.$D$8"/>
        <table:named-range table:name="mergedComprimento" table:base-cell-address="$Forno.$A$5" table:cell-range-address="$Forno.$A$9:.$B$9"/>
        <table:named-range table:name="mergedComprimentoInput" table:base-cell-address="$Forno.$Q$4" table:cell-range-address="$Forno.$C$8:.$D$8"/>
        <table:named-range table:name="mergedDescricao" table:base-cell-address="$Forno.$A$5" table:cell-range-address="$Forno.$A$6:.$B$6"/>
        <table:named-expression table:name="mergedDescricaoInput" table:base-cell-address="$Forno.$A$5" table:expression="#REF!"/>
        <table:named-range table:name="mergedFornoInput" table:base-cell-address="$Forno.$N$7" table:cell-range-address="$Forno.$N$7:.$P$7"/>
        <table:named-range table:name="mergedLargura" table:base-cell-address="$Forno.$A$5" table:cell-range-address="$Forno.$A$8:.$B$8"/>
        <table:named-range table:name="mergedLarguraInput" table:base-cell-address="$Forno.$A$5" table:cell-range-address="$Forno.$C$8:.$D$8"/>
        <table:named-range table:name="mergedNovoFornoInput" table:base-cell-address="$Forno.$N$2" table:cell-range-address="$Forno.$N$2:.$P$2"/>
        <table:named-range table:name="mergedTipo" table:base-cell-address="$Forno.$A$5" table:cell-range-address="$Forno.$A$5:.$B$5"/>
        <table:named-range table:name="mergedTipoInput" table:base-cell-address="$Forno.$A$5" table:cell-range-address="$Forno.$C$5:.$D$5"/>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6T16:30:16.279187681</meta:creation-date>
    <meta:generator>LibreOffice/7.3.7.2$Linux_X86_64 LibreOffice_project/30$Build-2</meta:generator>
    <dc:date>2024-01-16T09:40:37.826391341</dc:date>
    <meta:editing-duration>P6DT21H16M39S</meta:editing-duration>
    <meta:editing-cycles>7402</meta:editing-cycles>
    <meta:document-statistic meta:table-count="2" meta:cell-count="43" meta:object-count="21"/>
  </office:meta>
</office:document-meta>
</file>

<file path=Basic/Standard/ConstantsAndGlobals.xml><?xml version="1.0" encoding="utf-8"?>
<!DOCTYPE module  PUBLIC '-//OpenOffice.org//DTD OfficeDocument 1.0//EN'  'module.dtd'>
<script:module xmlns:script="http://openoffice.org/2000/script" script:name="ConstantsAndGlobals" script:language="StarBasic" script:moduleType="normal">REM  *****  BASIC  *****

'''''Strings Constants and Sheet Lables'''''''

'Cell Ranges that are named
Global Const pieceTypeNamedRange = "mergedTipo"
Global Const pieceTypeInputNamedRange = "mergedTipoInput"
Global Const pieceHeightNamedRange = "mergedAltura"
Global Const pieceHeightInputNamedRange = "mergedAlturaInput"
Global Const desciptionNamedRange = "mergedDescricao"
Global Const descriptionInputNamedRange = "mergedDescricaoInput"
Global Const widthNamedRange = "mergedLargura"
Global Const widthInputNamedRange = "mergedLarguraInput"
Global Const lenthNamedRange = "mergedComprimento"
Global Const lenthInputNamedRange = "mergedComprimentoInput"
Global Const listItensTitleNamedRange = "itemsListTitle"
Global Const listItensHeaderNamedRange = "itemsListHeader"
Global Const kilnDBHeaderNamedRange = "kilnStorageHeader"

'Types Names
Global Const typeCircle = "Círculo"
Global Const typeSquare = "Quadrado"
Global Const typeRectangle = "Retângulo"
Global Const typeTriangle = "Triângulo"


'List headers
Global Const headerLableType = "Tipo"
Global Const headerLableDescription = "Descrição"
Global Const headerLableDimension = "Dimensões (cm)"
Global Const headerLableAmount = "Quantidade"
Global Const headerLableExclude = "Excluir"

Global Const subHeaderLableHeight = "Alt"
Global Const subHeaderLableWidth = "Larg"
Global Const subHeaderLableLength = "Comp"

'Buttons Names Prefixes
Global Const buttonPrefix = "botao"

'Buttons lables
Global Const buttonCreateKiln = "botaoCriarForno"
Global Const buttonEditKiln = "botaoEditarForno"
Global Const buttonSaveKilnEdition = "botaoSalvarAltForno"
Global Const buttonEraseKiln = "botaoApagarForno"
Global Const buttonCancelKilnEdition = "botaoCancelarAltForno"
Global Const buttonEditLsit = "botaoEditarPeca"
Global Const buttonSaveListEdition = "botaoSalvarEdicaoPeca"
Global Const buttonCircle = "botaoCirculo"

'listBoxObj name
Global Const listBoxName = "escolheForno"

'Prefix for kilns names
Global Const kilnNamePrefix = "Forno"
'Kiln sheet name
Global Const kilnSheetDBName = "FornosArmazenados"
'executable file name
Global Const solverExecutableName = "solve"

'Sheet protection password
Global Const protectionPassword = "123456"

Global carriageReturnChr As String
Global newLineChr As String


'''''Global Variables'''''''

'number of itens
Global nItems As Integer

''Execution controllers''
'Variable to allow or block execution on a cell click
Global canChange As Boolean
'Is true if the edition of a kiln is enabled
Global changingKilnData As Boolean
'Is true if the solver is executing
Global solvingKilnProblem As Boolean
'Is true if a row is being excluded
Global excludingRow As Boolean
'Is true if an item is being added
Global isAdding As Boolean
'
Global internChange As Boolean

''Colors''

'Color of a cell that is can be editted
Global editableBGColor As Long
'color of a cell that cannot be eddited
Global nonEditableBGColor As Long
'Color of Lables
Global lableBGColor As Long
'Color of excluding cell 
Global excludeBGColor As Long

Global redColor As Long
Global whiteColor As Long

''Paths''
'Path tp the last file that were opened or saved
Global pathLastModifiedList As String

'String with the ranges of the cells that can be editted (list cell not included)
Global Const editableInputsRanges = "$C$6:$D$6,$C$7:$D$7,$C$8:$D$8,$C$9:$D$9,$H$2,$J$2:$K$2,$N$2:$P$2,$H$3:$P$3,$H$7,$J$7:$K$7,$N$7:$P$7,$H$8:$P$8"


'''''''Functions related to global variables'''''''

''Editable Input Ranges related functinos''

'Unprotect the cells on editableInputRanges
Function UnlockEditableCells()

	inputsRanges = Split(editableInputsRanges, ",")
	For i = 0 To UBound(inputsRanges)
		range = inputsRanges(i)
		rangeObj = GetCurrentSheet().GetCellRangeByName(range)
		UnlockCell(rangeObj)
	Next i

End Function

'Verify if a cell is in editableInputRanges
Function CellIsInEditableInput(cellObj As Object) As Boolean

	inputsRanges = Split(editableInputsRanges, ",")
	For i = 0 To UBound(inputsRanges)
		range = inputsRanges(i)
		firstCellName = Split(range, ":")(0)
		firstCellFromRange = GetCellObjectByName(firstCellName)
		If (IsInRange(cellObj, range)) Then
			If (Not IsProtected(firstCellFromRange)) Then
				CellIsInEditableInput = True
				Exit Function
			EndIf
		EndIf
	Next i
	
	CellIsInEditableInput = False

End Function

'Get the input range of a cell if it is on a editable input range
Function GetEditableInputRangeFromCell(cellObj As Object) As Object

	inputsRanges = Split(editableInputsRanges, ",")
	For i = 0 To UBound(inputsRanges)
		range = inputsRanges(i)
		If (IsInRange(cellObj, range)) Then
			rangeObj = GetCurrentSheet().GetCellRangeByName(range)
			GetEditableInputRangeFromCell = rangeObj
			Exit Function
		EndIf
	Next i

End Function


''Execution control functions''

'Set solver execution control (solvingKilnProblem = True)
Function StartedSolvingKilnProblem()
	solvingKilnProblem = True
End Function

'Reset solver execution control (solvingKilnProblem = False)
Function EndedSolvingKilnProblem()
	solvingKilnProblem = False
End Function

'Return wheter the solver is executing
Function IsSolvingKilnProblem() As Boolean
	IsSolvingKilnProblem = solvingKilnProblem
End Function


'Set kiln edition status control (solvingKilnProblem = True)
Function ChangeKilnDataStart()
	changingKilnData = True
End Function

'Reset kiln edition status control (solvingKilnProblem = False)
Function ChangeKilnDataEnd()
	changingKilnData = False
End Function

'Return wheter a kiln is being editted or not
Function IsChangingKiln() As Boolean
	IsChangingKiln = changingKilnData
End Function

'Set excluding status  control (excludingRow = True)
Function ExcludingRowStart() 
	excludingRow = True
End Function

'Reset excluding status  control (excludingRow = False)
Function ExcludingRowEnd()
	excludingRow = False
End Function

'Return wheter a row is being excluded or not
Function IsExcluding() As Boolean
	IsExcluding = excludingRow
End Function

'If there is no execution control set, than another action can be executed
Function CanExecuteAction() As Boolean
	CanExecuteAction = (Not IsChangingKiln()) And (Not IsSolvingKilnProblem()) And (Not IsExcluding())
End Function


'Set colors RGB values
Function SetColors()

	editableBGColor = RGB(152, 194, 226)
	nonEditableBGColor = RGB(115, 163, 199)	
	lableBGColor = RGB(71, 129, 173)
	excludeBGColor = RGB(238, 102, 70)	
	redColor = RGB(255, 0, 0)
	whiteColor = RGB(255, 255, 255)
	
End Function

'Set the values for the global variables
Function SetGlobalVariables()
	'Set colors
	SetColors()
	
	'Set files paths variables
	pathLastModifiedList = ""
	
	'Initialize control variables
	canChange = True
	actionsAreBlocked = False
	excludingRow = False
	isAdding = False
	isPastingOnEditableCell = False
	internChange = False

	'Create a sheet for kiln if it does not exists
	If (Not SheetExists(kilnSheetDBName)) Then
		CreateKilnSheet()
	EndIf
	
	'Set endline characters
	newLineChr = Chr(10)
	carriageReturnChr =  Chr(13)
	
	'Count number of items	
	UpdateItemsCounters()
	
End Function


'Set the start values of the GUI
Function SetGUIData()

	'Start keyboard listener (for control x)
	sStartXKeyHandler()

	'Allow edition on editable cells
	UnlockEditableCells()
	
	'Set type of inserted piece as circle and set all inputs to ""
	button = GetButtonByName(buttonCircle)
	btnCellAddress = GetButtonLocation(button)
	buttonCell = GetCellObjectByName(btnCellAddress)
	ThisComponent.getCurrentController().Select(buttonCell)
	ReadyInputsForAdd(buttonCell, typeCircle)
	
	'Clean inputs for new kiln
	btnCreateKiln = GetButtonByName(buttonCreateKiln)
	buttonCell = GetCellObjectByName(GetButtonLocation(btnCreateKiln))
	cellLableComprimento = GetCellPreviousRowSameColumn(buttonCell)
	cellLableComprimento = GetCellSameRowPreviousColumn(cellLableComprimento)
	cellLableComprimento = GetCellPreviousRowSameColumn(cellLableComprimento)
	CleanKilnInputs(cellLableComprimento)
	
	'Unchoose Kiln
	btnEnableKilnEdition = GetButtonByName(buttonEditKiln)
	buttonCell = GetCellObjectByName(GetButtonLocation(btnEnableKilnEdition))
	cellLableComprimento = GetCellPreviousRowSameColumn(buttonCell)
	cellLableComprimento = GetCellSameRowPreviousColumn(cellLableComprimento)
	cellLableComprimento = GetCellPreviousRowSameColumn(cellLableComprimento)
	CleanKilnInputs(cellLableComprimento)
	SelectEmptyKiln()
	DisableKilnEdition()
	
	'If there are items in the list
	'''and the background color of the item cells
	'''are equal to editableBGColor
	'''then LibreOffice was closed while
	'''items edition was enabled
	'''therefore, items edition must be enabled again
	'''to avoid wrong inputs
	If (nItems &gt; 0) Then
		header = GetFirstCellOfListHeader() 
		While header.GetString() &lt;&gt; headerLableDescription
			header = GetCellSameRowNextColumn(header)
		WEnd
		
		cell = GetCellNextRowSameColumn(header)
		
		'If list items edition were enabled when closing
		If cell.CellBackColor = editableBGColor Then
			'Disable and Hide Edit List button
			btnEdit = GetButtonByName(buttonEditLsit)
			btnEdit.Enabled = False
			btnEdit.EnableVisible = False
			
			'Enable and Show Finish List Edition Button
			btnSaveEdition = GetButtonByName(buttonSaveListEdition)
			btnSaveEdition.Enabled = True
			btnSaveEdition.EnableVisible = True

			'Disable Kiln Edition Button
			btnEnableKilnEdition.Enabled = False

		Else
			' Enable And Show Edit List Button
			btnEdit = GetButtonByName(buttonEditLsit)
			btnEdit.Enabled = True
			btnEdit.EnableVisible = True
			
			'Disabel and Hide Finish List Edition Button
			btnSaveEdition = GetButtonByName(buttonSaveListEdition)
			btnSaveEdition.Enabled = False
			btnSaveEdition.EnableVisible = False
			
			'Enable All Other Buttons
			EnableAllButtons()
			'Set the amount of all items in list to zero
			SetZeroAllItems()
		
		EndIf
	EndIf
	
End Function

'Executed on closing libreoffice
Function SetEndingValues()
	'Stop keyboard listener
	sStopXKeyHandler()

End Function


'Set the global variables and initial configurations when file is opened
Sub SetInitialValues()

	PrepareExecution()
	
	SetGlobalVariables()
	SetGUIData()

	FinishExecution()

End Sub
</script:module>
</file>

<file path=Basic/Standard/ExecuteClickAction.xml><?xml version="1.0" encoding="utf-8"?>
<!DOCTYPE module  PUBLIC '-//OpenOffice.org//DTD OfficeDocument 1.0//EN'  'module.dtd'>
<script:module xmlns:script="http://openoffice.org/2000/script" script:name="ExecuteClickAction" script:language="StarBasic" script:moduleType="normal">

'Set list style for editable cell/range to avoid breaking the cells format on cutting or pasting
Function AdjustListEditableRangeStyle(cell As Object, listFirstRow As Integer, listLastRow As Integer, firstColumn As Integer, lastColumn As Integer)
	'Get range of the list
	range = GetRangeByIndex(listFirstRow, listLastRow, firstColumn, lastColumn)
	'If the range is not protected, edition of list is enabled
	If (Not IsProtected(range) And (Not isAdding)) Then
		'If the cell is in the range of the list
		If (IsInRange(cell, range.AbsoluteName)) Then
			'If the cell is not a range, transform it into a range
			rangeCell = GetCurrentSheet().GetCellRangeByName(cell.AbsoluteName)
			rangeCellAddr = rangeCell.GetRangeAddress()
			'For each row of the list
			For i = rangeCellAddr.StartRow To rangeCellAddr.EndRow
				'Merge the list
				lineRange = GetRangeByIndex(i, i, firstColumn, lastColumn)
				lineRange.merge(False)
				lineRange.merge(True)
			Next i
			'Set the cell style
			SetCellRangeFontStyle(rangeCell)
			'Set cell color
			rangeCell.CellBackColor = editableBGColor
		EndIf
	EndIf
End Function

'Ajudst cells styles after a cut or paste operation
Function VerifyCutOrPaste(sourceCell As Object)
	
	'Avoid calling VerifyValue
	internChange = True
	
	UpdateItemsCounters()

	'If the cell can be editted and it is not on the list
	'''It will be in the editable inputs string
	If CellIsInEditableInput(sourceCell) Then
		'Unmerge the cell if merged
		If sourceCell.IsMerged Then
			sourceCell.merge(False)
		EndIf
		'Get the range of the editable cell
		rangeToMerge = GetEditableInputRangeFromCell(sourceCell)

		'Merge the cells again
		rangeToMerge.merge(True)
		'Set cell style and color
		SetCellRangeFontStyle(sourceCell)
		sourceCell.CellBackColor = editableBGColor
		FinishExecution()
		RefreshByHiding()
		Exit Function
	EndIf

	'If the cell is not on editable inputs
	'''then it was probably on the list

	'Get the header of the list
	headerCell = GetFirstCellOfListHeader()
	headerCell = GetCellNextRowSameColumn(headerCell)
	listFirstRow = GetCellRowIndex(headerCell)
	listLastRow = listFirstRow + nItems
	If (nItems &gt; 0) Then
		listLastRow = listLastRow - 1
	EndIf
	
	headerCell = GetCellPreviousRowSameColumn(headerCell)
	
	fTypeColumn = GetCellColumnIndex(headerCell)
	headerCell = GetCellSameRowNextColumn(headerCell)
	lTypeColumn = GetCellColumnIndex(headerCell)-1
	
	'Adjust cell style for description column
	fDescriptionColumn = GetCellColumnIndex(headerCell)
	headerCell = GetCellSameRowNextColumn(headerCell)	
	lDescriptionColumn = GetCellColumnIndex(headerCell)-1
	AdjustListEditableRangeStyle(sourceCell, listFirstRow, listLastRow, fDescriptionColumn, lDescriptionColumn)
	
	headerCell = GetCellNextRowSameColumn(headerCell)
	
	'Adjust cell style for height column
	fHeightColumn = GetCellColumnIndex(headerCell)
	headerCell = GetCellSameRowNextColumn(headerCell)
	lHeightColumn = GetCellColumnIndex(headerCell)-1
	AdjustListEditableRangeStyle(sourceCell, listFirstRow, listLastRow, fHeightColumn, lHeightColumn)
	
	'Adjust cell style for width column
	fWidthColumn = GetCellColumnIndex(headerCell)
	headerCell = GetCellSameRowNextColumn(headerCell)
	lWidthColumn = GetCellColumnIndex(headerCell)-1
	AdjustListEditableRangeStyle(sourceCell, listFirstRow, listLastRow, fWidthColumn, lWidthColumn)
	
	'Adjust cell style for length column
	fLengthColumn = GetCellColumnIndex(headerCell)
	headerCell = GetCellSameRowNextColumn(headerCell)
	lLengthColumn = GetCellColumnIndex(headerCell)-1
	AdjustListEditableRangeStyle(sourceCell, listFirstRow, listLastRow, fLengthColumn, lLengthColumn)
	
	'Adjust cell style for amount column
	fAmountColumn = GetCellColumnIndex(headerCell)
	headerCell = GetCellSameRowNextColumn(headerCell)
	lAmountColumn = GetCellColumnIndex(headerCell)-1
	AdjustListEditableRangeStyle(sourceCell, listFirstRow, listLastRow, fAmountColumn, lAmountColumn)
	
	internChange = False
	RefreshByHiding()
	VerifyValue(sourceCell)


End Function


' Verify if piece amount is an integer value
Function VerifyValue(sourceCell As Object)

	'Avoid recursive calling the function a lot of times
	If internChange Then
		Exit Function
	EndIf
	
	internChange = True
	
	'Search for amount column
	headerCell = GetFirstCellOfListHeader()
	While headerCell.GetString() &lt;&gt; headerLableAmount
		headerCell = GetCellSameRowNextColumn(headerCell)
	WEnd
	
	cell = GetCellNextRowSameColumn(headerCell)
	
	listFirstRow = GetCellRowIndex(cell)
	fAmountColumn = GetCellColumnIndex(cell)
	
	'Check if the input is a cell or a range
	isRange = False
	cellName = Split(sourceCell.AbsoluteName, ".")(1)
	cellSplittedName = Split(cellName, "$")
	If (UBound(cellSplittedName) &gt; 2) Then
		isRange = True
	EndIf
	
	'If it is a cell, verify if it is an integer value
	If (Not isRange) Then
		column = GetCellColumnIndex(sourceCell)
		row = GetCellRowIndex(sourceCell)
		
		'Verify if the cell is inside the list on amount column
		If (row &gt;= listFirstRow And column = fAmountColumn) Then
			PrepareExecution()
			value = sourceCell.GetString()
	
			If Not IsIntegerNumber(value) Then
				If value &lt;&gt; "" Then
					InputMustBeANumberError(sourceCell)
				EndIf
				'if it is not an integer, set the value as 0
				sourceCell.SetString("0")
			Else
				value = CInt(value)
				sourceCell.SetString(value)
			EndIf
			FinishExecution()
		EndIf
	Else
		'If it is a range, make the same verification, but for each cell
		rangeCells = Split(Split(sourceCell.AbsoluteName, ".")(1), ":")
		firstCell = GetCellObjectByName(rangeCells(0))
		firstCellColumn = GetCellColumnIndex(firstCell)
		firstCellRow = GetCellRowIndex(firstCell)
		
		lastCell = GetCellObjectByName(rangeCells(1))
		lastCellColumn = GetCellColumnIndex(lastCell)
		lastCellRow = GetCellRowIndex(lastCell)
		
		'For each cell verify if the value is a number
		column = firstCellColumn
		While column &lt;= lastCellColumn
			row = firstCellRow
			While row &lt;= lastCellRow
				cell = GetCellObjectByIndex(row, column)
				VerifyValue(cell)
				cell = GetCellNextRowSameColumn(cell)
				row = GetCellRowIndex(cell)
			WEnd
			cell = GetCellSameRowNextColumn(cell)
			column = GetCellColumnIndex(cell)
		Wend
	EndIf
	
	RefreshByHiding()
	internChange = False
	
End Function

'Activate when cell is selected
Function LockCellSelection()

	'If a control global is active, then it cannot execute
	If (Not CanExecuteAction()) Then
		Exit Function
	EndIf
	
	cellObj = ThisComponent.CurrentSelection
	'Verify if it is a cell or a range
	isRange = False
	cellName = Split(cellObj.AbsoluteName, ".")(1)
	cellSplittedName = Split(cellName, "$")
	If (UBound(cellSplittedName) &gt; 2) Then
		isRange = True
	EndIf
	
	'if it is a cell
	If (Not isRange And canChange) Then
		'If the cell must act as a button, executes its action
		If (CellIsButton(cellObj)) Then
			'Avoid more than "one click"
			canChange = False
			'Change cursor focus
			cellDst = GetCellSameRowNextColumn(cellObj)
			sheet = GetSheetByName(kilnNamePrefix)
			cellRange = sheet.getCellRangeByName(cellDst.AbsoluteName)
			controller = ThisComponent.GetCurrentController()
			controller.Select(cellRange)
			'Execute the cell button action
			ExecuteCellAction(cellObj)
			
		EndIf
		canChange = True
	EndIf

End Function


'Verify if a cell must act as a button
Function CellIsButton(cell As Object) As Boolean
	'update pieces counter
	UpdateItemsCounters()
	
	On Error GoTo NotACell
		'Get cell row and column
		
		cName = cell.AbsoluteName
		
		If Replace(cName, " ", "") = "" Then
			CellIsButton = False
			Exit Function
		EndIf
		
		cellRow = GetCellRowIndex(cell)
		cellColumn = GetCellColumnIndex(cell)
		
		'Verify if the cell is the Exclusion cell of a row
		headerCell = GetLastCellOfListHeader()
		column = GetCellColumnIndex(headerCell)

		listFirstRow = GetCellRowIndex(GetCellNextRowSameColumn(headerCell))
		If (cellRow &gt;= listFirstRow And cellRow &lt;= listFirstRow+nItems-1 And cellColumn = column) Then
			CellIsButton = True
			Exit Function
		EndIf
		'If it does not have to act as a button, return false
		CellIsButton = False
		Exit Function
	NotACell:
		CellIsButton = False
		Exit Function
	
End Function

'Execute a macro of a cell
Function ExecuteCellAction(cell As Object)

	PrepareExecution()
	DisableAllButtons()
	ExcludingRowStart()

	'Get cell row and column
	cellRow = GetCellRowIndex(cell)
	cellColumn = GetCellColumnIndex(cell)
	
	'If the cell is an exclusion cell of a piece, removes it
	headerCell = GetLastCellOfListHeader()
	column = GetCellColumnIndex(headerCell)
	listFirstRow = GetCellRowIndex(GetCellNextRowSameColumn(headerCell))
	If (cellRow &gt;= listFirstRow And cellRow &lt;= listFirstRow+nItems-1 And cellColumn = column) Then
		RemoveItemFromList(cell)
		ExcludingRowEnd()
		EnableAllButtons()
		FinishExecution()
		Exit Function
	EndIf
	
	ExcludingRowEnd()
	EnableAllButtons()
	FinishExecution()
	
End Function

'Set the selection to the button cell
Function SetSelectionToButtonCell(buttonShape As Object)

	button = buttonShape.Source.Model	
	buttonCellAddr = GetButtonLocation(button)
	buttonCell = GetCellObjectByName(buttonCellAddr)
	ThisComponent.getCurrentController().Select(buttonCell)


End Function

'Get the button anchored cell
Function GetButtonCell(buttonShape As Object)

	button = buttonShape.Source.Model	
	buttonCellAddr = GetButtonLocation(button)
	buttonCell = GetCellObjectByName(buttonCellAddr)
	GetButtonCell = buttonCell

End Function

'Set the selection to the listbox bounding cell
Function SetSelectionToListBoxCell()

	listBoxObj = GetKilnListBox()
	boundCell = GetKilnListBoundCell()
	ThisComponent.getCurrentController().Select(boundCell)

End Function


'Button 'Adicionar Item' action: Add an item to the list
Function AddItem(buttonShape As Object)

	PrepareExecution()
	DisableAllButtons()
	isAdding = True
	'Set current selection to button cell
	SetSelectionToButtonCell(buttonShape)
	
	'Get the cell where the button is
	buttonCell = GetButtonCell(buttonShape)
	
	'Add the piece if all input data is correct
	AddItemToList(buttonCell)
	
	isAdding = False
	EnableAllButtons()
	FinishExecution()
	
End Function


'Button circle action: Set the lables and inputs for reading an circle data
Function CircleSelected(buttonShape As Object)
	PrepareExecution()	
	DisableAllButtons()

	SetSelectionToButtonCell(buttonShape)
	buttonCell = GetButtonCell(buttonShape)
	ReadyInputsForAdd(buttonCell, typeCircle)
	
	EnableAllButtons()
	FinishExecution()
	
End Function


'Button square action: Set the lables and inputs for reading an square data
Function SquareSelected(buttonShape As Object)
	
	PrepareExecution()	
	DisableAllButtons()

	
	SetSelectionToButtonCell(buttonShape)
	buttonCell = GetButtonCell(buttonShape)
	
	ReadyInputsForAdd(buttonCell, typeSquare)

	EnableAllButtons()
	FinishExecution()

End Function


'Button rectangle action: Set the lables and inputs for reading an rectangle data
Function RectangleSelected(buttonShape As Object)

	PrepareExecution()	
	DisableAllButtons()


	SetSelectionToButtonCell(buttonShape)
	buttonCell = GetButtonCell(buttonShape)
	
	ReadyInputsForAdd(buttonCell, typeRectangle)

	EnableAllButtons()
	FinishExecution()
	
End Function


'Button triangle action: Set the lables and inputs for reading an triangle data
Function TriangleSelected(buttonShape As Object)

	PrepareExecution()	
	DisableAllButtons()

	SetSelectionToButtonCell(buttonShape)
	buttonCell = GetButtonCell(buttonShape)
	
	ReadyInputsForAdd(buttonCell, typeTriangle)

	EnableAllButtons()
	FinishExecution()
		
End Function

'Add a kiln to kiln sheet
Function StoreKiln(buttonShape As Object)
	
	PrepareExecution()
	DisableAllButtons()
	
	'Set current selection to button cell
	SetSelectionToButtonCell(buttonShape)
	
	'Get the cell where the button is
	buttonCell = GetButtonCell(buttonShape)
	
	InsertKiln(buttonCell)
	
	EnableAllButtons()
	FinishExecution()
	
		
End Function

'Update the kiln list
Function ListKilns()
	
	PrepareExecution()
	
	SetSelectionToListBoxCell()
	listBoxObj = GetKilnListBox()
	If (listBoxObj.Dropdown) Then
		UpdateKilnList()
	EndIf
	
	FinishExecution()

End Function

'When a kiln is selected, set the kiln fields
Function KilnSelected()

	PrepareExecution()
	DisableAllButtons()

	SetSelectionToListBoxCell()

	listBoxObj = GetKilnListBox()	
	kilnName = listBoxObj.SelectedValue
	
	SetChosenKilnValues(kilnName)

	EnableAllButtons
	FinishExecution()
	
End Function

'Enable the edition of a selected kiln
Function EditKilnButtonAction(buttonShape As Object)

	PrepareExecution()
	DisableAllButtons()
	SetSelectionToButtonCell(buttonShape)

	listBoxObj = GetKilnListBox()
	kilnName = listBoxObj.CurrentValue

	'Verify if kiln name is empty or spaces
	'''if it is, cancel the operation
	If (Replace(kilnName, " ", "") = "") Then
		MsgBox("Escolha um forno para alterar")
		EnableAllButtons()
		DisableKilnEdition()
		FinishExecution()
		Exit Function
	EndIf
	
	EnableKilnEdition()
	FinishExecution()
	
End Function

'Save the edition of the kiln and disable edition
Function SaveKilnEdition(buttonShape As Objects)

	DisableKilnEdition()
	PrepareExecution()

	button = buttonShape.Source.Model
	buttonCell = GetButtonLocation(button)

	sheet = GetCurrentSheet()
	controller = ThisComponent.GetCurrentController()
	
	cellRange = sheet.getCellRangeByName(buttonCell)
	controller = ThisComponent.GetCurrentController()
	controller.Select(cellRange)

	'Get listbox
	form = sheet.DrawPage.Forms.GetByIndex(0)
	listBoxObj = form.GetByName(listBoxName)
	kilnName = listBoxObj.CurrentValue
	
	'Confirms that the kiln edition must be saved
	msgText = "Tem certeza que deseja alterar os dados do " &amp; kilnName &amp; "?"
	answer = MsgBox(msgText, MB_YESNO, "Alterar dados do Forno?")
	If (answer &lt;&gt; IDYES) Then
		EnableKilnEdition()
		FinishExecution()
		Exit Function
	EndIf
	
	'Find the kiln to edit
	kilnSheet = GetSheetByName(kilnSheetDBName)
	kilnCell = GetCellObjectByIndex(0, 0, kilnSheet.Name)
	While (kilnCell.GetString() &lt;&gt; kilnName)
		kilnCell = GetCellNextRowSameColumn(kilnCell)
	WEnd
	
	cellObj = GetCellObjectByName(buttonCell)
	
	cellObj = GetCellPreviousRowSameColumn(cellObj)
	'Get the supports new values
	supports = cellObj.GetString()
	supports = Split(supports, " ")
	cellSupports = cellObj
	For i = 0 To UBound(supports)
		If (Not IsIntegerNumber(supports(i))) Then
			cellSupportsName = Join(Split(Split(cellSupports.AbsoluteName, ".")(1), "$"), "")
			MsgBox("Os valores da célula " &amp; cellSupportsName  &amp; " devem ser composto por um ou mais números sem vírgula separados por espaço.")
			EnableKilnEdition()
			FinishExecution()
			Exit Function
		Else
			supports(i) = CInt(supports(i)) &amp; ""
		EndIf
	
	Next i 
	
	'Get length new value
	cellObj = GetCellPreviousRowSameColumn(cellObj)
	kilnLength = cellObj.GetString()
	cellLength = cellObj
	If (Not IsIntegerNumber(kilnLength)) Then
		SaveKilnEdition = InputMustBeANumberError(cellLength)
		EnableKilnEdition()
		FinishExecution()
		Exit Function
	Else
		kilnLength = CInt(kilnLength) &amp; ""
	EndIf
	
	'Get width new value
	cellObj = GetCellSameRowNextColumn(cellObj)
	cellObj = GetCellSameRowNextColumn(cellObj)
	kilnWidth = cellObj.GetString()
	cellWidth = cellObj
	If (Not IsIntegerNumber(kilnWidth)) Then
		SaveKilnEdition = InputMustBeANumberError(cellWidth)
		EnableKilnEdition()
		FinishExecution()
		Exit Function
	Else
		kilnWidth = CInt(kilnWidth) &amp; ""
	EndIf
	
	'Get height new value
	cellObj = GetCellSameRowNextColumn(cellObj)
	cellObj = GetCellSameRowNextColumn(cellObj)
	kilnHeight = cellObj.GetString()
	cellHeight = cellObj
	If (Not IsIntegerNumber(kilnHeight)) Then
		SaveKilnEdition = InputMustBeANumberError(cellHeight)
		EnableKilnEdition()
		FinishExecution()
		Exit Function
	Else
		kilnHeight = CInt(kilnHeight) &amp; ""
	EndIf
	
	'Make a backup of the old kiln data
	kilnCellStart = kilnCell
	kilnCell = GetCellSameRowNextColumn(kilnCellStart)
	oldDataSize = 0
	'''Count the number of cells used by the old kiln
	While (kilnCell.GetString() &lt;&gt; "")
		kilnCell = GetCellSameRowNextColumn(kilnCell)
		oldDataSize = oldDataSize + 1
	WEnd
	kilnCell = GetCellSameRowNextColumn(kilnCellStart)
	Dim oldData(oldDataSize - 1) As String
	i = 0
	'''Get the old values and cleans it
	While (kilnCell.GetString() &lt;&gt; "")
		oldData(i) = kilnCell.GetString()
		i = i + 1
		kilnCell.SetString("")
		kilnCell = GetCellSameRowNextColumn(kilnCell)
	WEnd
	kilnCellStart.SetString("")
	
	'Create an array with the new values
	numberOfSupports = UBound(supports) + 1
	Dim data(3+numberOfSupports) As String
	
	data(0) = kilnLength
	data(1) = kilnWidth
	data(2) = kilnHeight
	
	For i = 0 To UBound(supports)
		data(i+3) = supports(i)
	Next i
	
	'Try to create the new kiln
	'''If it fails, recreate the old kiln
	If (Not CreateKilnRow(data)) Then
		CreateKilnRow(oldData)
		EnableKilnEdition()
		FinishExecution()
		Exit Function
	EndIf

	'If it succeds, clean inputs
	cellLength.SetString("")
	cellWidth.SetString("")
	cellHeight.SetString("")
	cellSupports.SetString("")

	'Unselect kiln	
	SelectEmptyKiln()
	
	'Confirms change
	kilnName = GetKilnName(data(0), data(1), data(2))
	MsgBox("Alterações salvas. O forno foi renomeado para " &amp; kilnName)

	EnableAllButtons()
	FinishExecution()

End Function

'Disable kiln edition
Function CancelKilnEdition(buttonShape As Object)
	
	DisableKilnEdition()
	
	PrepareExecution()
	DisableAllButtons()

	SetSelectionToButtonCell(buttonShape)
	
	SelectEmptyKiln()

	EnableAllButtons()
	FinishExecution()

End Function

'Delete a kiln from the kiln sheet
Function EraseKiln(buttonShape As Object)

	DisableKilnEdition()

	PrepareExecution()
	DisableAllButtons()

	button = buttonShape.Source.Model
	buttonCell = GetButtonLocation(button)

	sheet = GetCurrentSheet()
	cellRange = sheet.getCellRangeByName(buttonCell)
	controller = ThisComponent.GetCurrentController()
	controller.Select(cellRange)
	
	'Get list box
	form = sheet.DrawPage.Forms.GetByIndex(0)
	listBoxObj = form.GetByName(listBoxName)
	kilnName = listBoxObj.CurrentValue
	
	'Ask confirmation to delete
	msgText = "Tem certeza que deseja apagar o forno " &amp; kilnName &amp; "?"
	answer = MsgBox(msgText, MB_YESNO, "Apagar Forno?")
	If (answer &lt;&gt; IDYES) Then
		EnableKilnEdition()
		FinishExecution()	
		Exit Function
	EndIf
	
	'Find the kiln
	kilnSheet = GetSheetByName(kilnSheetDBName)
	i = 0	
	kilnCell = GetCellObjectByIndex(i, 0, kilnSheet.Name)
	While (kilnCell.GetString() &lt;&gt; kilnName)
		i = i + 1
		kilnCell = GetCellObjectByIndex(i, 0, kilnSheet.Name)
	WEnd
	
	'Get all cells of the kiln
	startColumn = 0
	endColumn = 1
	While (kilnCell.GetString() &lt;&gt; "")
		kilnCell = GetCellObjectByIndex(i, endColumn, kilnSheet.Name)
		endColumn = endColumn + 1
	WEnd
	
	'Remove kiln
	RemoveCells(i, i, startColumn, endColumn, kilnSheetDBName)
	
	'Clean edition inputs and select disable edition
	cellObj = GetCellObjectByName(buttonCell)
	
	cellObj = GetCellPreviousRowSameColumn(cellObj)
	supports = Split(supports, " ")

	cellObj.SetString("")
	
	cellObj = GetCellPreviousRowSameColumn(cellObj)
	cellObj.SetString("")
		
	cellObj = GetCellSameRowNextColumn(cellObj)
	cellObj = GetCellSameRowNextColumn(cellObj)
	cellObj.SetString("")
	
	cellObj = GetCellSameRowNextColumn(cellObj)
	cellObj = GetCellSameRowNextColumn(cellObj)
	cellObj.SetString("")
	
	'Refresh and set empty kiln as the selected one
	listBoxObj.refresh()
	SelectEmptyKiln()
	
	MsgBox("Forno apagado.")

	EnableAllButtons()
	FinishExecution()

End Function


'Remove all the items
Function CleanListByRemoving(buttonShape As Object)
	
	PrepareExecution()
	DisableAllButtons()

	'If there is no item, stops
	If (nItems = 0) Then
		MsgBox("Não há items para remover")
		EnableAllButtons()
		FinishExecution()
		Exit Function
	EndIf
	
	'Ask confirmation
	answer = MsgBox("Tem certeza que deseja APAGAR TODAS as peças permanentemente?", MB_YESNO, "APAGAR TODAS AS PEÇAS?")
	If (answer &lt;&gt; IDYES) Then
		FinishExecution()
		EnableAllButtons()
		Exit Function
	EndIf

	button = buttonShape.Source.Model
	btnCellAddress = GetButtonLocation(button)
	buttonCell = GetCellObjectByName(btnCellAddress)
	ThisComponent.getCurrentController().Select(buttonCell)

	RemoveAllItems()

	EnableAllButtons()
	FinishExecution()

End Function

'Set all items amount to zero
Function CleanList(buttonShape As Object)

	PrepareExecution()
	DisableAllButtons()
	
	'If there are no items, stops
	If (nItems = 0) Then
		MsgBox("Não há items para zerar")
		EnableAllButtons()
		FinishExecution()
		Exit Function
	EndIf
	
	'Ask for confirmation
	answer = MsgBox("Tem certeza que deseja zerar a quantidade de todas as peças?", MB_YESNO, "Zerar todas as quantidades?")
	If (answer &lt;&gt; IDYES) Then
		EnableAllButtons()
		FinishExecution()
		Exit Function
	EndIf


	button = buttonShape.Source.Model
	btnCellAddress = GetButtonLocation(button)
	buttonCell = GetCellObjectByName(btnCellAddress)
	ThisComponent.getCurrentController().Select(buttonCell)

	SetZeroAllItems()

	EnableAllButtons()
	FinishExecution()

End Function

'Save list
Function WriteList(buttonShape As Object) As String
	
	PrepareExecution()
	DisableAllButtons()
	
	'Get the list as a text
	textToWrite = GetCurrentListAsString()
	
	'If the text is empty, do nothing
	If Replace(textToWrite, " ", "") = "" Then
		EnableAllButtons()
		FinishExecution()
		Stop
	EndIf
	
	SetSelectionToButtonCell(buttonShape)
	
	canceled = False
	picked = False
	
	'Choose file name
	While ((Not canceled) And (Not picked))
		filePath = GetSavedListsPath()
		fileName = InputBox("Digite o nome do arquivo (não utilize acentos)", "Escolha o nome do arquivo.")
		filePath = filePath &amp; fileName
		
		If (Right(filePath, 4) &lt;&gt; ".txt") Then
			filePath = filePath &amp; ".txt"
		EndIf

		If (Replace(fileName, " ", "") = "") Then
			canceled = True
		ElseIf (Not cancelado And PathHasSpaceOrAccentedLetter(filePath)) Then
			MsgBox("Erro: acento ou espaço encontrado no nome do arquivo.")
			fileName = InputBox("Digite o nome do arquivo (não utilize acentos nem espaços).", "Escolha o nome do arquivo.")
		ElseIf (ExistsFile(filePath)) Then
			answer = MsgBox("Arquivo já existente. Deseja sobrescrever?", MB_YESNO)
			If (answer = IDYES) Then
				picked = True
			EndIf
		Else
			picked = True
		EndIf
	WEnd

	'If no name was chosen, cancel	
	If (canceled) Then
		MsgBox("Operação Cancelada! Nome do arquivo é necessário para salvar a lista.")
		EnableAllButtons()
		FinishExecution()
		Stop
	EndIf

	'Write the list string on file
	WriteTextFile(filePath, textToWrite)
	pathString = ConvertASCIIPathAccentedLetters(filePath)
	MsgBox("Arquivo salvo em " &amp; pathString &amp; ".")
	
	'Set last modified list for directly saving (see WriteListLastOpened)
	pathLastModifiedList = filePath
	WriteList = filePath

	EnableAllButtons()
	FinishExecution()
	
End Function


Function WriteListLastOpened(buttonShape As Object)

	PrepareExecution()
	DisableAllButtons()
	
	SetSelectionToButtonCell(buttonShape)
	
	'Get the list as a text
	textToWrite = GetCurrentListAsString()

	'If the text is empty, do nothing
	If Replace(textToWrite, " ", "") = "" Then
		EnableAllButtons()
		FinishExecution()
		Stop
	EndIf
	
	canceled = False
	picked = False
	
	'If no file were used before,
	'''use WriteList to save a new file
	If Replace(pathLastModifiedList, " ", "") = "" Then
		MsgBox("Nenhum arquivo de configuração foi aberto desde a inicialização da aplicação ou após a exclusão da última configuração. Escolha um novo nome para o arquivo.")
		pathLastModifiedList = WriteList(buttonShape)
	Else
		'Otherwise, overwrite the used file
		pathString = ConvertASCIIPathAccentedLetters(pathLastModifiedList)
		fileName = SplitPath(pathString)(UBound(SplitPath(pathString)))

		'Ask confirmation
		answer = MsgBox("Tem certeza que deseja sobrescrever a última lista carregada/salva (" &amp; fileName &amp; ")?", MB_YESNO)
		If (answer &lt;&gt; IDYES) Then
			MsgBox("Operação cancelada.")
			EnableAllButtons()
			FinishExecution()
			Exit Function
		EndIf
		
		WriteTextFile(pathLastModifiedList, textToWrite)
		MsgBox("Arquivo salvo em " &amp; pathString &amp; ".")
	EndIf
	
	EnableAllButtons()
	FinishExecution()
	
End Function



Function ReadList(buttonShape As Object)

	PrepareExecution()
	DisableAllButtons()	
	
	SetSelectionToButtonCell(buttonShape)
	
	'Ask the user the file to read
	filePath = GetFileToReadPathFromUser("Escolha a configuração a ser carregada", GetSavedListsPath())
	If (filePath = "") Then
		MsgBox("Operação Cancelada! Arquivo não selecionado.")
		EnableAllButtons()
		FinishExecution()	
		Exit Function
	EndIf
	

	'Ask confirmation to erase the current list	
	answer = IDYES
	If (nItems &gt; 0) Then
		msgText = "Abrir uma configuração irá apagar os dados presentes na configuração atual. Deseja continuar mesmo assim?"
		answer = MsgBox(msgText, MB_YESNO, "Abrir outra configuração?")
	EndIf
	
	If (answer &lt;&gt; IDYES) Then
		EnableAllButtons()
		FinishExecution()
		Exit Function
	EndIf

	'Read the list file
	textItems = ReadTextFile(filePath)
	itemsStr = Split(textItems,  newLineChr)
	
	cell = GetFirstCellOfListHeader()
	cell = GetCellNextRowSameColumn(cell)
	row = GetCellRowIndex(cell)

	'Erase current list
	RemoveAllItems()

	'Add all items of the file list
	AddListOfItems(itemsStr)
		
	'Change the last modified file for saving directly (see WriteListLastOpened)
	pathLastModifiedList = filePath
	
	EnableAllButtons()
	FinishExecution()

End Function


Function EraseSavedList(buttonShape As Object)

	PrepareExecution()
	DisableAllButtons()

	'Choose the file to delete
	filePath = GetFileToReadPathFromUser("Escolha Lista a ser apagada", GetSavedListsPath())
	If (filePath = "") Then
		EnableAllButtons()
		FinishExecution()
		Exit Function
	EndIf 
	
	'Ask confirmation
	pathString = ConvertASCIIPathAccentedLetters(filePath)
	answer = MsgBox("Tem certeza que deseja apagar o arquivo " &amp; pathString &amp; "?", MB_YESNO)
	If (answer &lt;&gt; IDYES) Then
		EnableAllButtons()
		FinishExecution()
		Exit Function
	EndIf
	
	'Delete the file
	DeleteFile(filePath)
	
	'Reset the last modified file
	pathLastModifiedList = ""
	
	MsgBox("Arquivo apagado.")

	EnableAllButtons()
	FinishExecution()

End Function


Function EditListItems(buttonShape As Object)

	PrepareExecution()
	'Disable all buttons to avoid execution of other macros
	DisableAllButtons()
	
	'If there are no items, cancel
	If (nItems &lt;= 0) Then
		MsgBox("Não há peças na lista.")
		EnableAllButtons()
		FinishExecution()
		Exit Function
	EndIf
	
	btnEdit = buttonShape.Source.Model
	buttonCellAddr = GetButtonLocation(btnEdit)
	buttonCell = GetCellObjectByName(buttonCellAddr)
	ThisComponent.getCurrentController().Select(buttonCell)
	
	'Disable edition button
	btnEdit.Enabled = False
	btnEdit.EnableVisible = False
	
	'Enable finish edition button
	btnSaveEdition = GetButtonByName(buttonSaveListEdition)
	btnSaveEdition.Enabled = True
	btnSaveEdition.EnableVisible = True
	
	'Get list locked range
	cellRange = GetListUnlockableRange()
	
	'Change list locked range color
	UnlockCell(cellRange)
	cellRange.CellBackColor = editableBGColor

	FinishExecution()

End Function

Function SaveEditionListItems(buttonShape As Object)

	PrepareExecution()
	
	btnSaveEdition = buttonShape.Source.Model
	buttonCellAddr = GetButtonLocation(btnSaveEdition)
	buttonCell = GetCellObjectByName(buttonCellAddr)
	ThisComponent.getCurrentController().Select(buttonCell)
	
	'If cells do not have valid values
	'''cancel operation
	If (Not ListCellsAreValidy()) Then
		FinishExecution()
		Exit Function		
	EndIf
	
	'Otherwise,
	'''enable edition button
	btnEdit = GetButtonByName(buttonEditLsit)
	btnEdit.Enabled = True
	btnEdit.EnableVisible = True
	
	'Allow other buttons to execute macros
	EnableAllButtons()
	
	'Disable finish edition button
	btnSaveEdition.Enabled = False
	btnSaveEdition.EnableVisible = False
	
	'Lock list fields
	cellRange = GetListUnlockableRange()
	cellRange.CellBackColor = nonEditableBGColor
	LockCell(cellRange)

	FinishExecution()

End Function


Function CallSolver(buttonShape As Object)
	
	SetSelectionToButtonCell(buttonShape)
	
	PrepareExecution()
	DisableAllButtons()
	StartedSolvingKilnProblem()
	
	AllowSolverExecutionAndWriting()
	
	'If there are no items on the list, cancel execution
	If (nItems = 0) Then
		MsgBox("Não há peças na lista.")
		EndedSolvingKilnProblem()
		EnableAllButtons()
		FinishExecution()
		Exit Function
	EndIf

	'Initialize progress bar
	msgText = "Se a aplicação disser que está travada é "
	msgText = msgText &amp; " devido a dificuldade de solução. Aguarde..."
	progressBar = ThisComponent.getCurrentController().getFrame().createStatusIndicator()
	progressBar.start(msgText, 100)
	
	
	'Get the list of items as text
	listAsText = GetCurrentListAsString()
	
	'If list text is empty, cancel
	If Replace(listAsText, " ", "") = "" Then		
		progressBar.setValue(0)
		progressBar.setText("")
		progressBar.reset()
		progressBar.end()
		progressBar.start("", 0)
		progressBar.end()
		EndedSolvingKilnProblem()
		EnableAllButtons()
		FinishExecution()
		Exit Function
	EndIf
	
	'If all items has amount = 0, cancel
	If (Not HasItems(listAsText)) Then
		MsgBox("Operação Cancelada! Nenhuma peça tem quantidade maior que zero.")
		progressBar.setValue(0)
		progressBar.setText("")
		progressBar.reset()
		progressBar.end()
		progressBar.start("", 0)
		progressBar.end()
		EndedSolvingKilnProblem()
		EnableAllButtons()
		FinishExecution()
		Exit Function
	EndIf 

	'Get kiln data
	kilnDataAsText = GetSelectedKilnInfoAsText()
	'If no kiln was selected, cancel
	If (Replace(kilnDataAsText, " ", "") = "" Or kilnDataAsText = "0") Then
		MsgBox("Selecione um forno para colocar as peças")
		progressBar.setValue(0)
		progressBar.setText("")
		progressBar.reset()
		progressBar.end()
		progressBar.start("", 0)
		progressBar.end()
		EndedSolvingKilnProblem()
		EnableAllButtons()
		FinishExecution()
		Exit Function
	EndIf

	'Arbitrarily update progressbar
	progressBar.setValue(20)
	
	'Create input files for solver 
	'''items
	itemFileName = "temp_pecas.txt"
	itemFilePath = SolverDirPath() &amp; itemFileName
	WriteTextFile(itemFilePath, listAsText)
	'''kiln
	kilnFileName = "temp_forno.txt"
	kilnFilePath = SolverDirPath() &amp; kilnFileName
	WriteTextFile(kilnFilePath, kilnDataAsText)
	
	'Create solution file path
	solutionBaseName = "temp_sol"
	solutionBasePath = SolverDirPath() &amp; solutionBaseName
	solutionTex = solutionBasePath &amp; ".tex"
	
	'Create the command
	command = ""
	command = command &amp; SolverPath()
	command = command &amp; " "
	command = command &amp; itemFilePath
	command = command &amp; " "
	command = command &amp; kilnFilePath
	command = command &amp; " "
	command = command &amp; solutionTex
	command = command &amp; " "
	
	''''For debugging'''''
	'Write the output of the solver (every cout)
'	command = command &amp; "&gt;"	
'	command = command &amp; " "
'	command = command &amp; solutionBasePath &amp; ".info"
	
	'Arbitrarily update progressbar
	progressBar.setValue(25)
	
	'Execute the solver
	ExecCommand(command)
	'Arbitrarily update progressbar
	progressBar.setValue(100)

	'Open pdf
	solutionPDF = solutionBasePath &amp; ".pdf"
	OpenPDFExternal(solutionPDF)
	
	'Reset progressbar
	progressBar.setValue(0)
	progressBar.setText("")
	progressBar.reset()
	progressBar.end()
	progressBar.start("", 0)
	progressBar.end()
	
	'Ask if the user wants to save solution pdf
	answer = MsgBox("Deseja salvar a solução gerada?", MB_YESNO, "Salvar solução")
	If (answer = IDYES) Then
		canceled = False
		picked = False
		'Get the file name
		While ((Not canceled) And (Not picked))
			filePath = GetSavedSolutionsPath()
			fileName = InputBox("Digite o nome do arquivo (não utilize acentos)", "Escolha o nome do arquivo de solução.")
			filePath = filePath &amp; fileName
			
			'Add .pdf to the name if it is not already there
			If (Right(filePath, 4) &lt;&gt; ".pdf") Then
				filePath = filePath &amp; ".pdf"
			EndIf
			
			'Verify if the operation is canceled
			If (fileName = "") Then
				canceled = True
			'Force to choose a path without utf-8 characters
			ElseIf (Not cancelado And PathHasSpaceOrAccentedLetter(filePath)) Then
				MsgBox("Erro: acento ou espaço encontrado no nome do arquivo.")
				fileName = InputBox("Digite o nome do arquivo (não utilize acentos nem espaços)", "Escolha o nome do arquivo de solução.")
			'Verify if file exists
			ElseIf (ExistsFile(filePath)) Then
				'Asks if the file should be overwritten
				answer = MsgBox("Arquivo já existente. Deseja sobrescrever?", MB_YESNO)
				If (answer = IDYES) Then
					picked = True
				EndIf
			Else
				picked = True
			EndIf
		WEnd
		
		'If a file name was chosen
		If (Not cancelado) Then
			If (Right(filePath, 4) &lt;&gt; ".pdf") Then
				filePath = filePath &amp; ".pdf"
			EndIf
			'Save a copy of the file with the chosen name on solution folder
			command = ""
			command = command &amp; OsCopyCommand()
			command = command &amp; " "
			command = command &amp; solutionPDF
			command = command &amp; " "
			command = command &amp; filePath
			ExecCommand(command)
		Else
			MsgBox("Operação cancelada! Nome do arquivo é necessário para salvar a solução.")
		EndIf
	EndIf

	'Delete temporary files
	DeleteFile(itemFilePath)
	DeleteFile(kilnFilePath)
	DeleteFile(solutionPDF)

	EndedSolvingKilnProblem()
	EnableAllButtons()
	FinishExecution()

End Function


Function OpenSolution()

	PrepareExecution()

	'Get file path	
	filePath = GetFileToReadPathFromUser("Escolha a solução a ser aberta", GetSavedSolutionsPath(), "pdf")
	'If a file is not chosen, cancel
	If (filePath = "") Then
		MsgBox("Operação Cancelada! Arquivo não selecionado.")
		FinishExecution()	
		Exit Function
	EndIf
	'If it is not a .pdf, cancel
	If (Right(filePath, 4) &lt;&gt; ".pdf") Then
		MsgBox("Operação Cancelada! Selecione um arquivo pdf")
		FinishExecution()	
		Exit Function
	End If

	'Open file
	OpenPDFExternal(filePath)

	FinishExecution()

End Function
</script:module>
</file>

<file path=Basic/Standard/FileManager.xml><?xml version="1.0" encoding="utf-8"?>
<!DOCTYPE module  PUBLIC '-//OpenOffice.org//DTD OfficeDocument 1.0//EN'  'module.dtd'>
<script:module xmlns:script="http://openoffice.org/2000/script" script:name="FileManager" script:language="StarBasic" script:moduleType="normal">REM  *****  BASIC  *****

'Verify if apath is for an existent directory or file
Function ExistsFile(path As String) As Boolean
	pathURL = AddURLPrefixOnPath(path)
	ExistsFile = FileExists(pathURL)
End Function

'Delete a file
Function DeleteFile(pathToFile As String)
	
	path = AddURLPrefixOnPath(pathToFile)
	
	Dim objSimpleFileAccess As Object
	objSimpleFileAccess	 = createUNOService("com.sun.star.ucb.SimpleFileAccess")
	
	If (ExistsFile(path)) Then
		objSimpleFileAccess.kill(path)
	EndIf
	
End Function

'Get the command to open a PDF file
Function PDFDefaultApplication()

	If OSIsUnix() Then
		PDFDefaultApplication = "xdg-open"
	ElseIf OSIsWindows() Then
		PDFDefaultApplication = "start"
	EndIf

End Function

'Open pdf with external program (the default)
Function OpenPDFExternal(pdfPath As String)

	command = ""
	command = command &amp; PDFDefaultApplication()
	command = command &amp; " "
	command = command &amp; pdfPath
	
	ExecCommand(command)

End Function


'Read a text file
Function ReadTextFile(pathToFile As String) As String

	path = AddURLPrefixOnPath(pathToFile)

	Dim objSimpleFileAccess As Object

	If (Not ExistsFile(pathToFile)) Then
		MsgBox("Arquivo não existe.")
		Stop
	EndIf

	objSimpleFileAccess = createUNOService("com.sun.star.ucb.SimpleFileAccess") 


	inStream = objSimpleFileAccess.openFileRead(path) 

	inTextInput = createUNOService("com.sun.star.io.TextInputStream")
	inTextInput.setInputStream(inStream) 
	inTextInput.setEncoding("UTF-8")

	textRead = inTextInput.readString(array(), False)
	inTextInput.closeInput() 

	ReadTextFile = textRead


End Function


'Write a text in a text file
Function WriteTextFile(pathToFile As String, textToWrite As String)

	' If file exists overwrite it by deleting first
   	If (ExistsFile(path)) Then
   		DeleteFile(pathToFile)
   	EndIf

	path = AddURLPrefixOnPath(pathToFile)

	Dim objSimpleFileAccess As Object
	objSimpleFileAccess	 = createUNOService ("com.sun.star.ucb.SimpleFileAccess") 

	Dim outStream as Object	
	outStream = objSimpleFileAccess.openFileWrite(path) 

	Dim outText as Object
	outText = createUNOService ("com.sun.star.io.TextOutputStream") 
	outText.setOutputStream(outStream) 

	outText.WriteString(textToWrite) 
	outText.closeOutput() 

End Function
</script:module>
</file>

<file path=Basic/Standard/Handlers.xml><?xml version="1.0" encoding="utf-8"?>
<!DOCTYPE module  PUBLIC '-//OpenOffice.org//DTD OfficeDocument 1.0//EN'  'module.dtd'>
<script:module xmlns:script="http://openoffice.org/2000/script" script:name="Handlers" script:language="StarBasic" script:moduleType="normal">Option Explicit

global oXKeyHandler as object

'Initialize the keyboard listener
sub sStartXKeyHandler
	'If it is not running, start it
    if isNull(oXKeyHandler) then 
        oXKeyHandler = CreateUnoListener("KeyHandler_", "com.sun.star.awt.XKeyHandler")
        ThisComponent.CurrentController.AddKeyHandler(oXKeyHandler)
    endif
end sub

'Remove the keyboard listener
sub sStopXKeyHandler
	'If it is still running, stops it
    if not IsNull(oXKeyHandler) then
        ThisComponent.CurrentController.removeKeyHandler(oXKeyHandler)
        oXKeyHandler = Nothing 'To know later this handler has stopped.
    end if
end sub

sub XKeyHandler_Disposing(oEvent)
end sub

function KeyHandler_KeyPressed(oEvent) as boolean
End function

'Get event after the key is released
Function KeyHandler_KeyReleased(oEvent) As Boolean
	KeyHandler_KeyReleased = False 'cancel KeyReleased to not reapeat
	Dim sourceCell As Object
	
	'If the event is a control+X correct the fields
	If oEvent.modifiers = 0 And oEvent.keycode = 535 Then
		PrepareExecution()
		sourceCell = ThisComponent.CurrentSelection
		VerifyCutOrPaste(sourceCell)
		FinishExecution()
		RefreshByHiding()
	EndIf
	
	'If the event is a control+V correct the fields
	If oEvent.modifiers = 0 And oEvent.keycode = 533 Then
		PrepareExecution()
		
		sourceCell = ThisComponent.CurrentSelection
		UnlockCell(sourceCell)

		VerifyCutOrPaste(sourceCell)
		FinishExecution()
		RefreshByHiding()
	EndIf

End Function
</script:module>
</file>

<file path=Basic/Standard/ItemManager.xml><?xml version="1.0" encoding="utf-8"?>
<!DOCTYPE module  PUBLIC '-//OpenOffice.org//DTD OfficeDocument 1.0//EN'  'module.dtd'>
<script:module xmlns:script="http://openoffice.org/2000/script" script:name="ItemManager" script:language="StarBasic" script:moduleType="normal">REM  *****  BASIC  *****


'Get Tipo Input cell
Function GetFirstInputCell(cell As Object) As Object
	If (cell.GetString() &lt;&gt; "Tipo:") Then
		MsgBox("Erro! Esperado célula para preenchimento de dados.")
		Stop
	EndIf
	
	cellInput = GetCellSameRowNextColumn(cell)
	GetFirstInputCell = cellInput
	
End Function


'Clean item type inputs
Function CleanItemInputs(cellLableTipo As Object)
	cellInput = GetFirstInputCell(cellLableTipo)

	'Clean Tipo Input
	cellInput.SetString("")
	cellInput.CellBackColor = editableBGColor
	SetCellRangeFontStyle(cellInput)

	'Clean Descrição Input
	cellInput = GetCellNextRowSameColumn(cellInput)
	cellInput.SetString("")
	cellInput.CellBackColor = editableBGColor
	SetCellRangeFontStyle(cellInput)

	'Clean Altura Input
	cellInput = GetCellNextRowSameColumn(cellInput)
	cellInput.SetString("")
	cellInput.CellBackColor = editableBGColor
	SetCellRangeFontStyle(cellInput)

	'Clean Largura Input
	cellInput = GetCellNextRowSameColumn(cellInput)
	cellInput.SetString("")
	cellInput.CellBackColor = editableBGColor
	SetCellRangeFontStyle(cellInput)
	
	'Clean Comprimento Input
	cellInput = GetCellNextRowSameColumn(cellInput)
	cellInput.SetString("")
	cellInput.CellBackColor = editableBGColor
	SetCellRangeFontStyle(cellInput)
	
End Function


'Set the item type lables
Function SetInputLables(cellLable As Object, itemType As String)
	two2DMeasures = HasTwo2DMeasures(itemType)

	'Set Tipo Lable
	cellLable.SetString("Tipo:")
	cellLable.CellBackColor = lableBGColor
	SetCellRangeFontStyle(cellLable)

	'Clean Descrição Lable
	cellLable = GetCellNextRowSameColumn(cellLable)
	cellLable.SetString("Descrição:")
	cellLable.CellBackColor = lableBGColor
	SetCellRangeFontStyle(cellLable)
	
	'Clean Altura Lable
	cellLable = GetCellNextRowSameColumn(cellLable)
	cellLable.SetString("Alt. Peça (cm):")
	cellLable.CellBackColor = lableBGColor
	SetCellRangeFontStyle(cellLable)
	
	'Clean Largura Lable
	cellLable = GetCellNextRowSameColumn(cellLable)
	
	If (itemType = typeCircle) Then
		cellLable.SetString("Diâmetro (cm):")
	ElseIf (itemType = typeSquare or itemType = typeTriangle) Then
		cellLable.SetString("Lado (cm):")
	ElseIf (itemType = typeRectangle) Then
		cellLable.SetString("Largura (cm):")
	EndIf
	cellLable.CellBackColor = lableBGColor
	SetCellRangeFontStyle(cellLable)
	
	'Clean Comprimento Lable
	cellLable = GetCellNextRowSameColumn(cellLable)
	UnlockCell(cellLable)
	cellLable.SetString("")
	SetCellRangeFontStyle(cellLable)
	cellLable.CellBackColor = lableBGColor
	
	cellInput = GetCellSameRowNextColumn(cellLable)
	cellInput.CellBackColor = nonEditableBGColor
	LockCell(cellInput)
	
	'Change cell style if needed
	SetCellRangeFontStyle(cellLable)
	If (two2DMeasures) Then
		cellLable.SetString("Comp. (cm):")
		cellInput.CellBackColor = editableBGColor
		UnlockCell(cellInput)
		SetCellRangeFontStyle(cellInput)
	Endif

	
	LockCell(cellLable)
End Function


'Get the cell 'Tipo' if it is on the same line
Function GetTipoCellFromSameLine(cell As Object) As Object

	row = GetCellRowIndex(cell)
	column = GetCellColumnIndex(cell)
	
	While (column &gt;= 0 And Not IsInNamedRange(cell, pieceTypeNamedRange))
		column = column - 1
		cell = GetCellObjectByIndex(row, column)
	WEnd
	If (column &lt; 0) Then
		MsgBox("O parêmetro 'cell' tem que estar na mesma linha da célula mesclada com nome 'mergedTipo'")
	EndIf
	
	GetTipoCellFromSameLine = GetFirstCellObjFromNamedRange(pieceTypeNamedRange)
	
End Function


'Get the cell 'Tipo' if it is on the same column
Function GetTipoCellFromSameColumn(cell As Object) As Object

	row = GetCellRowIndex(cell)
	column = GetCellColumnIndex(cell)
	
	While (row &gt;= 0 And Not IsInNamedRange(cell, pieceTypeNamedRange))
		row = row - 1
		cell = GetCellObjectByIndex(row, column)
	WEnd
	If (row &lt; 0) Then
		MsgBox("O parêmetro 'cell' tem que estar na mesma linha da célula mesclada com nome 'mergedTipo'")
	EndIf
	
	GetTipoCellFromSameColumn = GetFirstCellObjFromNamedRange(pieceTypeNamedRange)
	
End Function


'Set the lables and inputs for reading an item data
Function ReadyInputsForAdd(buttonCell As Object, itemType As String)

	cellBellow = GetCellNextRowSameColumn(buttonCell)
	cellBellow = GetTipoCellFromSameLine(cellBellow)
	
	cellInput = GetFirstInputCell(cellBellow)
	CleanItemInputs(cellBellow)
	
	SetInputLables(cellBellow, itemType)
	
	cellInput.SetString(itemType)
	cellInput.CellBackColor = nonEditableBGColor

End Function


'Read the input data for adding an item
Function ReadItemInputData(cellLableTipo As Object) As Object
	numberInputs = 3
	
	'Get 'tipo' input cell
	inputCell = GetCellSameRowNextColumn(cellLableTipo)
	itemType = inputCell.GetString()
	If (Replace(itemType, " ", "") = "") Then
		ReadItemInputData = FieldIsNeededError(inputCell)
		Exit Function
	EndIf
	
	'Read cells bellow
	inputCell = GetCellNextRowSameColumn(inputCell)
	itemDescription = inputCell.GetString()
	If (Replace(itemDescription, " ", "") = "") Then
		ReadItemInputData = FieldIsNeededError(inputCell)
		Exit Function
	EndIf

	inputCell = GetCellNextRowSameColumn(inputCell)
	itemHeight = inputCell.GetString()
	If (Replace(itemHeight, " ", "") = "") Then
		ReadItemInputData = FieldIsNeededError(inputCell)
		Exit Function
	EndIf

	If (Not IsIntegerNumber(itemHeight)) Then
		ReadItemInputData = InputMustBeANumberError(inputCell)
		Exit Function
	Else
		itemHeight = CInt(itemHeight) &amp; ""
	EndIf
	
	inputCell = GetCellNextRowSameColumn(inputCell)
	itemWidth = inputCell.GetString()
	If (Replace(itemWidth, " ", "") = "") Then
		ReadItemInputData = FieldIsNeededError(inputCell)
		Exit Function
	EndIf
	
	If (Not IsIntegerNumber(itemWidth)) Then
		ReadItemInputData = InputMustBeANumberError(inputCell)
		Exit Function
	Else
		itemWidth = CInt(itemWidth) &amp; ""
	EndIf
	

	'Read three dimensions only if there are three dimensions to be read
	two2DMeasures = HasTwo2DMeasures(itemType)	
	If (two2DMeasures) Then
		inputCell = GetCellNextRowSameColumn(inputCell)
		itemLength = inputCell.GetString()
		If (Replace(itemLength, " ", "") = "") Then
			ReadItemInputData = FieldIsNeededError(inputCell)
			Exit Function
		EndIf
		
		If (Not IsIntegerNumber(itemLength)) Then
			ReadItemInputData = InputMustBeANumberError(inputCell)
			Exit Function
		Else
			itemLength = CInt(itemLength) &amp; ""
			
		EndIf
		
		numberInputs = 4
	EndIf

	'Create an array with the input data
	Dim data(numberInputs) As String
	
	data(0) = itemType
	data(1) = itemDescription
	data(2) = itemHeight
	data(3) = itemWidth
	If (two2DMeasures) Then
		data(4) = itemLength
	EndIf

	ReadItemInputData = data
End Function


</script:module>
</file>

<file path=Basic/Standard/KilnManager.xml><?xml version="1.0" encoding="utf-8"?>
<!DOCTYPE module  PUBLIC '-//OpenOffice.org//DTD OfficeDocument 1.0//EN'  'module.dtd'>
<script:module xmlns:script="http://openoffice.org/2000/script" script:name="KilnManager" script:language="StarBasic" script:moduleType="normal">REM  *****  BASIC  *****

Function GetKilnListBox() As Object

	sheet = GetSheetByName(kilnNamePrefix)
	form = sheet.DrawPage.Forms.GetByIndex(0)
	form.Reload()
	listBoxObj = form.GetByName(listBoxName)
	
	GetKilnListBox = listBoxObj
	
End Function

Function GetKilnListBoundCell()

	listBoxObj = GetKilnListBox()
	GetKilnListBoundCell = listBoxObj.getValueBinding().BoundCell

End Function

'Construct the kiln name based on its dimensions
Function GetKilnName(length As String, width As String, height As String)

	kilnName = kilnNamePrefix &amp; ": " &amp; " Comprimento = " &amp; length &amp; ", Largura = " &amp; width &amp; ", Altura = " &amp; height
	GetKilnName = kilnName

End Function


Function CreateKilnSheet()

	sheets = ThisComponent.getSheets()  
	sheets.InsertNewByName(kilnSheetDBName, 1)
	
	sheet = GetSheetByName(kilnSheetDBName)
	'sheet.IsVisible = False

End Function

Function SelectEmptyKiln()
	listBoxObj = GetKilnListBox()
	listBoxObj.SelectedValue = ""	
	SetChosenKilnValues("")
End Function

'Get the data about the kiln as a text
Function GetSelectedKilnInfoAsText() As String

	listBoxObj = GetKilnListBox()
	kilnName = listBoxObj.SelectedValue
	
	'If there is no kiln selected, cancel
	If (Replace(kilnName, " ", "") = "") Then
		GetSelectedKilnInfoAsText = ""
		Exit Function
	EndIf
	
	'Get kiln data
	kilnData = GetKilnData(kilnName)
	kilnLength = kilnData(0)
	kilnWidth = kilnData(1)
	kilnHeight = kilnData(2)
	supports = Split(kilnData(3), " ")
	
	total = 0
	''Get number of supports
	For i = 0 To UBound(supports)
		If Replace(supports(i), " ", "") &lt;&gt; "" Then
			total = total + 1
		EndIf
	Next i
	
	''Sort supports
	swapped = True
	While swapped
		swapped = False
		For i = 0 To UBound(supports)-1
			If (CInt(supports(i)) &gt; CInt(supports(i+1))) Then
				aux = supports(i)
				supports(i) = supports(i+1)
				supports(i+1) = aux
				swapped = True
			EndIf
		Next i
	WEnd

	'Make the kiln as text
	infoAsText = ""	
	infoAsText = infoAsText &amp; kilnLength &amp; " " &amp; kilnWidth &amp; " " &amp; kilnHeight
	infoAsText = infoAsText &amp; GetEndLine()
	If total &gt; 0 Then
		infoAsText = infoAsText &amp; UBound(supports) + 1
	Else
		infoAsText = infoAsText &amp; "0"
	EndIf
	infoAsText = infoAsText &amp; GetEndLine()

	For i = LBound(supports) To UBound(supports)
		infoAsText = infoAsText &amp; supports(i)
		infoAsText = infoAsText &amp; GetEndLine()
	Next i
	
	GetSelectedKilnInfoAsText = infoAsText

End Function

'Add kiln to the kiln's sheet
Function CreateKilnRow(kilnData() As String) As Boolean

	'Create a sheet for the kilns if it do not exists
	If (Not SheetExists(kilnSheetDBName)) Then
		CreateKilnSheet()
	EndIf
	
	'Get kiln sheet
	sheet = GetSheetByName(kilnSheetDBName)
	
	'Search for the kiln that will be inserted
	kilnName = 	GetKilnName(kilnData(0), kilnData(1), kilnData(2))
	kilnCell = GetCellObjectByName("$" &amp; sheet.Name &amp; ".$A$1")
	storedKilnName = kilnCell.GetString()
	
	While storedKilnName &lt;&gt; "" And storedKilnName &lt;&gt; kilnName
		kilnCell = GetCellNextRowSameColumn(kilnCell)
		storedKilnName = kilnCell.GetString()
	WEnd

	'If a kiln with same name exists, cancel
	If (storedKilnName = kilnName) Then	
		MsgBox("Um forno com essas medidas já foi armazenado.")
		CreateKilnRow = False
		Exit Function
	EndIf
	
	'Otherwise, create the kiln	
	kilnCell.SetString(kilnName)
	For i = 0 To UBound(kilnData)
		If (kilnData(i) &lt;&gt; "") Then	
			kilnCell = GetCellSameRowNextColumn(kilnCell)
			kilnCell.SetString(kilnData(i))
		EndIf
	Next i
	
	CreateKilnRow = True

End Function


Function ReadKilnData(cellLableComprimento As Object) As Object
	numberInputs = 3
	
	'Read length
	inputCell =  GetCellSameRowNextColumn(cellLableComprimento)
	length = inputCell.GetString()
	If (Replace(length, " ", "") = "") Then
		ReadKilnData = FieldIsNeededError(inputCell)
		Exit Function
	Endif

	'Jump to next input cell ignoring next lable
	inputCell = GetCellSameRowNextColumn(inputCell)
	inputCell = GetCellSameRowNextColumn(inputCell)
	'Read width
	width = inputCell.GetString()
	If (Replace(width, " ", "") = "") Then
		ReadKilnData = FieldIsNeededError(inputCell)
		Exit Function
	Endif

	'Jump to next input cell ignoring next lable
	inputCell = GetCellSameRowNextColumn(inputCell)
	inputCell = GetCellSameRowNextColumn(inputCell)
	'Read height
	height = inputCell.GetString()
	If (Replace(height, " ", "") = "") Then
		ReadKilnData = FieldIsNeededError(inputCell)
		Exit Function
	Endif
	'Go to the supports input cell
	inputCell = GetCellNextRowSameColumn(cellLableComprimento)
	inputCell = GetCellSameRowNextColumn(inputCell)
	'Read the supports sizes
	supports = inputCell.GetString()
	numberOfSupports = 0
	If (Replace(supports, " ", "") &lt;&gt; "") Then
		supportsSplitted = Split(supports, " ")

		If (UBound(supportsSplitted) &gt; -1) Then
			numberOfSupports = UBound(supportsSplitted) + 1
		EndIf
		
		numberInputs = numberInputs + numberOfSupports - 1
	EndIf
	
	'Create an array for all the input data
	Dim data(numberInputs) As String
	
	'Add the dimensions
	data(0) = length
	data(1) = width
	data(2) = height
	'Add the supports, if there is any
	If (numberOfSupports &gt; 0) Then
		For i = 3 To UBound(data)
			data(i) = supportsSplitted(UBound(data) - i)
		Next i
	EndIf
	
	'Check if the values are valid
	For i = 0 To UBound(data)
		number = data(i)
		If (number &lt;&gt; "" And Not IsIntegerNumber(number)) Then
			Redim Preserve data(0)
			data(0) = ""
			mText = "Os valores de comprimento, largura e altura devem ser NÚMEROS SEM VÍRGULA. " 
			mText = mText &amp; GetEndLine()
			mText = mText &amp; "Os SUPORTES devem ser números sem vírgulas SEPARADOS POR ESPAÇO."
			MsgBox(mText)
			ReadKilnData = data
			Exit Function
		Else
			'If they are, convert them to integers
			data(i) = CInt(data(i)) &amp; ""
		EndIf
	Next

	ReadKilnData = data
	
End Function

'Clean kiln inputs based on cellLable (structure must be the same as the create kiln inputs)
Function CleanKilnInputs(cellLableComprimento As Object)
	'Clean input length
	inputCell = GetCellSameRowNextColumn(cellLableComprimento)
	inputCell.SetString("")

	'Clean input width
	inputCell = GetCellSameRowNextColumn(inputCell)
	inputCell = GetCellSameRowNextColumn(inputCell)
	inputCell.SetString("")

	'Clean input height
	inputCell = GetCellSameRowNextColumn(inputCell)
	inputCell = GetCellSameRowNextColumn(inputCell)
	inputCell.SetString("")
	
	'Clean input supports
	inputCell = GetCellNextRowSameColumn(cellLableComprimento)
	inputCell = GetCellSameRowNextColumn(inputCell)
	inputCell.SetString("")
	
End Function


'Get the dimensions and supports of a kiln
Function GetKilnData(kilnName As String) As Object
	'Find kiln
	kilnSheet = GetSheetByName(kilnSheetDBName)
	kilnCell = GetCellObjectByIndex(0, 0, kilnSheet.Name)
	i = 1
	While (kilnCell.GetString() &lt;&gt; kilnName)
		kilnCell = GetCellObjectByIndex(i, 0, kilnSheet.Name)
		i = i + 1
	WEnd
	
	'Get kiln information
	kilnCell = GetCellSameRowNextColumn(kilnCell)
	kilnLength = kilnCell.GetString()
	
	kilnCell = GetCellSameRowNextColumn(kilnCell)
	kilnWidth = kilnCell.GetString()

	kilnCell = GetCellSameRowNextColumn(kilnCell)
	kilnHeight = kilnCell.GetString()

	kilnCell = GetCellSameRowNextColumn(kilnCell)
	''Join supports in a string
	supports = ""
	While (kilnCell.GetString() &lt;&gt; "")
		If (supports &lt;&gt; "") Then
			supports = supports &amp; " " &amp; kilnCell.GetString()
			kilnCell = GetCellSameRowNextColumn(kilnCell)
		Else
			supports = kilnCell.GetString()
			kilnCell = GetCellSameRowNextColumn(kilnCell)
		EndIf
	WEnd
	
	'Make an array with the data
	Dim data(3) As String
	data(0) = kilnLength
	data(1) = kilnWidth
	data(2) = kilnHeight
	data(3) = supports

	GetKilnData = data

End Function


Function InsertKiln(buttonCell As Object)
	
	cellLableSupports = GetCellSameRowPreviousColumn(buttonCell)
	cellLableSupports = GetCellSameRowPreviousColumn(cellLableSupports)
	cellLableComprimento = GetCellPreviousRowSameColumn(cellLableSupports)
	
	'Read kiln information
	inputData = ReadKilnData(cellLableComprimento)
	'If an error occured enable the button
	If (Replace(inputData(0), " ", "") = "") Then
		Exit Function
	EndIf
	
	'Try to create kiln
	''If succeds, update list and clean inputs
	If(CreateKilnRow(inputData)) Then
		sheet = GetCurrentSheet()
		form = sheet.DrawPage.Forms.GetByIndex(0)
		controller = ThisComponent.GetCurrentController()			
		listBoxObj = form.GetByName(listBoxName)

		UpdateKilnList()
		
		SelectEmptyKiln()

		CleanKilnInputs(cellLableComprimento)

		MsgBox("Forno criado com sucesso.")
	EndIf

End Function

'Get number of kilns in kilns sheet
Function CountStoredKilns() As Integer

	kilnSheet = GetSheetByName(kilnSheetDBName)
	
	kilnCell = GetCellObjectByName("$" &amp; kilnSheet.Name &amp; ".$A$1")
	
	numberOfKilns = 0
	While (kilnCell.GetString() &lt;&gt; "")
		kilnCell = GetCellNextRowSameColumn(kilnCell)
		numberOfKilns = numberOfKilns + 1
	WEnd
	
	CountStoredKilns = numberOfKilns

End Function

'Update the kilns listbox
Function UpdateKilnList()
	sheet = GetCurrentSheet()
	form = sheet.DrawPage.Forms.GetByIndex(0)
	controller = ThisComponent.GetCurrentController()

	listBoxObj = form.GetByName(listBoxName)

	boundCell = GetKilnListBoundCell()
	ThisComponent.getCurrentController().Select(boundCell)

	numberOfKilns = CountStoredKilns()	
	Dim kilnList(numberOfKilns) As String
	'Make the first kiln an empty string
	kilnList(0) = ""
	kilnSheet = GetSheetByName(kilnSheetDBName)
	
	'Add kilns names to listbox
	For i = 0 To numberOfKilns-1
		kilnCell = GetCellObjectByIndex(i, 0, kilnSheet.Name)
		kilnList(i+1) = kilnCell.GetString()
	Next i
	listBoxObj.StringItemList = kilnList

End Function

'Trigged when a kiln is chosen in listbox
Function SetChosenKilnValues(kilnName As String)

	PrepareExecution()

	sheet = GetCurrentSheet()
	form = sheet.DrawPage.Forms.GetByIndex(0)
	controller = ThisComponent.GetCurrentController()
	
	listBoxObj = form.GetByName(listBoxName)

	boundCell = GetKilnListBoundCell()
	
	'Get cells to show kiln data
	row = boundCell.Row
	column = boundCell.Column
	cellObj = GetCellObjectByIndex(row, column)

	cellObj = GetCellNextRowSameColumn(cellObj)
	cellObj = GetCellSameRowNextColumn(cellObj)	
	cellLength = cellObj
	
	cellObj = GetCellSameRowNextColumn(cellObj)
	cellObj = GetCellSameRowNextColumn(cellObj)		
	cellWidth = cellObj
	
	cellObj = GetCellSameRowNextColumn(cellObj)
	cellObj = GetCellSameRowNextColumn(cellObj)	
	cellHeight = cellObj
	
	cellObj = GetCellNextRowSameColumn(cellObj)
	cellSupports = cellObj

	Dim kilnData(4) As String
	'If the selected kiln is empty
	''then set all data to empty
	if (Replace(kilnName, " ", "") = "") Then
		kilnData(0) = ""
		kilnData(1) = ""
		kilnData(2) = ""
		kilnData(3) = ""
		
	Else
		'Otherwise, get the kiln data from kiln sheet
		kilnData = GetKilnData(kilnName)		
	EndIf

	'Update cells values
	cellLength.SetString(kilnData(0))
	cellWidth.SetString(kilnData(1))
	cellHeight.SetString(kilnData(2))
	cellSupports.SetString(kilnData(3))

	FinishExecution()

End Function


Function EnableKilnEdition()

	PrepareExecution()
	
	ChangeKilnDataStart()

	sheet = GetCurrentSheet()
	form = Sheet.DrawPage.Forms.GetByIndex(0)
	controller = ThisComponent.GetCurrentController()	
	listBoxObj = form.GetByName(listBoxName)
	listBoxObj.Enabled = False

	'Disable edit button
	buttonEdit = GetButtonByName(buttonEditKiln)
	buttonEdit.Enabled = False
	
	'Enable save kiln edition button
	buttonSave = GetButtonByName(buttonSaveKilnEdition)	
	buttonSave.Enabled = True
	buttonSave.EnableVisible = True

	'Enable erase kiln button
	buttonErase = GetButtonByName(buttonEraseKiln)
	buttonErase.Enabled = True
	buttonErase.EnableVisible = True
	
	'Enable cancel kiln edition button
	buttonCancel = GetButtonByName(buttonCancelKilnEdition)
	buttonCancel.Enabled = True
	buttonCancel.EnableVisible = True
	
	'Unlock kiln edition cells and set cells color
	cellButtonSave = GetButtonLocation(buttonSave)
	cellButtonSave = GetCellObjectByName(cellButtonSave)
	
	inputCell = GetCellPreviousRowSameColumn(cellButtonSave)
	UnlockCell(inputCell)
	inputRange = GetEditableInputRangeFromCell(inputCell)
	UnlockCell(inputRange)
	inputcell.CellBackColor = editableBGColor
	
	inputCell = GetCellPreviousRowSameColumn(inputCell)
	UnlockCell(inputCell)
	inputRange = GetEditableInputRangeFromCell(inputCell)
	UnlockCell(inputRange)
	inputcell.CellBackColor = editableBGColor
	
	inputCell = GetCellSameRowNextColumn(inputCell)
	inputCell = GetCellSameRowNextColumn(inputCell)
	UnlockCell(inputCell)
	inputRange = GetEditableInputRangeFromCell(inputCell)
	UnlockCell(inputRange)
	inputcell.CellBackColor = editableBGColor
	
	inputCell = GetCellSameRowNextColumn(inputCell)
	inputCell = GetCellSameRowNextColumn(inputCell)
	UnlockCell(inputCell)
	inputRange = GetEditableInputRangeFromCell(inputCell)
	UnlockCell(inputRange)
	inputcell.CellBackColor = editableBGColor
	
	FinishExecution()

End Function


Function DisableKilnEdition()

	ChangeKilnDataEnd()
	
	sheet = GetCurrentSheet()
	form = sheet.DrawPage.Forms.GetByIndex(0)
	controller = ThisComponent.GetCurrentController()	
	listBoxObj = form.GetByName(listBoxName)
	listBoxObj.Enabled = True

	'Enable edit button
	buttonEdit = GetButtonByName(buttonEditKiln)
	buttonEdit.Enabled = True
	buttonEdit.EnableVisible = True
	
	'Disable save kiln edition button
	buttonSave = GetButtonByName(buttonSaveKilnEdition)	
	buttonSave.Enabled = False

	'Disable save kiln edition button
	buttonErase = GetButtonByName(buttonEraseKiln)
	buttonErase.Enabled = Flase

	'Disable cancel kiln edition button
	buttonCancel = GetButtonByName(buttonCancelKilnEdition)
	buttonCancel.Enabled = False

	
	'Lock kiln edition cells and set cells color
	cellButtonSave = GetButtonLocation(buttonSave)
	cellButtonSave = GetCellObjectByName(cellButtonSave)

	inputCell = GetCellPreviousRowSameColumn(cellButtonSave)
	inputCell.CellBackColor = nonEditableBGColor
	inputRange = GetEditableInputRangeFromCell(inputCell)
	LockCell(inputRange)


	inputCell = GetCellPreviousRowSameColumn(inputCell)
	inputCell.CellBackColor = nonEditableBGColor
	inputRange = GetEditableInputRangeFromCell(inputCell)
	LockCell(inputRange)	

	inputCell = GetCellSameRowNextColumn(inputCell)
	inputCell = GetCellSameRowNextColumn(inputCell)
	inputcell.CellBackColor = nonEditableBGColor
	inputRange = GetEditableInputRangeFromCell(inputCell)
	LockCell(inputRange)
		
	inputCell = GetCellSameRowNextColumn(inputCell)
	inputCell = GetCellSameRowNextColumn(inputCell)
	inputCell.CellBackColor = nonEditableBGColor
	inputRange = GetEditableInputRangeFromCell(inputCell)
	LockCell(inputRange)
	
	FinishExecution()
	
End Function

</script:module>
</file>

<file path=Basic/Standard/ListManager.xml><?xml version="1.0" encoding="utf-8"?>
<!DOCTYPE module  PUBLIC '-//OpenOffice.org//DTD OfficeDocument 1.0//EN'  'module.dtd'>
<script:module xmlns:script="http://openoffice.org/2000/script" script:name="ListManager" script:language="StarBasic" script:moduleType="normal">REM  *****  BASIC  *****


'Find the first cell of the list header
Function GetFirstCellOfListHeader() As Object
	GetFirstCellOfListHeader = 	GetFirstCellObjFromNamedRange(listItensHeaderNamedRange)
End Function

'Find the last cell of the list header
Function GetLastCellOfListHeader() As Object
	GetLastCellOfListHeader = GetLastCellObjFromNamedRange(listItensHeaderNamedRange)
End Function

Function UpdateItemsCounters()
	'Get list header
	firstListHeaderCell = GetFirstCellOfListHeader()
	cell = GetCellNextRowSameColumn(firstListHeaderCell)
	
	'Count items
	nItems = 0
	While (cell.GetString() &lt;&gt; "")
		nItems = nItems + 1
		cell = GetCellNextRowSameColumn(cell)
	WEnd
	
End Function

'Set the style of the list rows in [startRow, endRow]
Function SetRowsStyles(startRow As Integer, endRow As Integer)

	PrepareExecution()

	firstCellHeaderList = GetFirstCellOfListHeader()
	lastCellHeaderList = GetLastCellOfListHeader()

	headerRow = GetCellRowIndex(firstCellHeaderList)

	startColumn = GetCellColumnIndex(firstCellHeaderList)
	endColumn = GetCellColumnIndex(lastCellHeaderList)
	
	For column = startColumn To endColumn
		cellHeader = GetCellObjectByIndex(headerRow, column)
		cellRange = GetRangeByIndex(startRow, endRow, column, column)
		'Set color of amount column
		If cellHeader.GetString() = headerLableAmount Then
			cellRange.CellBackColor = editableBGColor
			UnlockCell(cellRange)
		'Set color and text of Exclude column
		ElseIf (cellHeader.GetString() = headerLableExclude) Then
			cellRange.CellBackColor = excludeBGColor
			values = cellRange.GetDataArray()
			For i = 0 To UBound(values, 1)
				values(i)(0) = "X"
			Next i
			cellRange.SetDataArray(values)
		Else
			cellRange.CellBackColor = nonEditableBGColor
		EndIf
		SetCellRangeFontStyle(cellRange)
	Next column
	
	'Make merges list cells merges
	column = startColumn
	For row = startRow To endRow
		While (column &lt;= endColumn)
			cell = GetCellObjectByIndex(row, column)
	
			headerCell = GetCellObjectByIndex(headerRow, column)
	
			nextHeaderCell = GetCellSameRowNextColumn(headerCell)		
			nextHeaderColumn = GetCellColumnIndex(nextHeaderCell)
	
			numberOfCellsToMerge = nextHeaderColumn - column - 1
	
			sheet = GetCurrentSheet()
			If (numberOfCellsToMerge &gt; 0 And headerCell.GetString() &lt;&gt; headerLableDimension) Then
				'Merge cell column to next header column-1
				rangeToMerge = sheet.GetCellRangeByPosition(column, row, (column + numberOfCellsToMerge), row)
				rangeToMerge.merge(True)
			EndIf
			column = nextHeaderColumn
		WEnd
		column = startColumn
	next row
	
	FinishExecution()

End Function


'Change a list row cell style. Merges included.
Function SetListRowCellsStyles(row As Integer)

	PrepareExecution()

	firstCellHeaderList = GetFirstCellOfListHeader()
	lastCellHeaderList = GetLastCellOfListHeader()

	headerRow = GetCellRowIndex(firstCellHeaderList)


	startColumn = GetCellColumnIndex(firstCellHeaderList)
	endColumn = GetCellColumnIndex(lastCellHeaderList)
	'Set style of the cells in the row
	For column = startColumn To endColumn
		cell = GetCellObjectByIndex(row, column)
		cellHeader = GetCellObjectByIndex(headerRow, column)
		'Set color of amount cell
		If cellHeader.GetString() = headerLableAmount Then
			cell.CellBackColor = editableBGColor
			UnlockCell(cell)
		'Set color of Exclude cell
		ElseIf (cellHeader.GetString() = headerLableExclude) Then
			cell.CellBackColor = excludeBGColor
			
			cell.SetString("X")
		'Set color of other cells
		Else
			cell.CellBackColor = nonEditableBGColor
		EndIf
		SetCellRangeFontStyle(cell)
		
	Next column
	
	For i = firstCellColumnIndex To lastCellColumnIndex
		cellObj = GetCellObjectByIndex(row, i)
	Next i
	
	column = startColumn
	'Merge cells
	While (column &lt;= endColumn)
		cell = GetCellObjectByIndex(row, column)

		headerCell = GetCellObjectByIndex(headerRow, column)

		nextHeaderCell = GetCellSameRowNextColumn(headerCell)		
		nextHeaderColumn = GetCellColumnIndex(nextHeaderCell)

		numberOfCellsToMerge = nextHeaderColumn - column - 1

		sheet = GetCurrentSheet()
		If (numberOfCellsToMerge &gt; 0 And headerCell.GetString() &lt;&gt; headerLableDimension) Then
			'Merge cell column to next header column-1
			rangeToMerge = sheet.GetCellRangeByPosition(column, row, (column + numberOfCellsToMerge), row)
			rangeToMerge.merge(True)
		EndIf
		
		column = nextHeaderColumn
	WEnd
	
	FinishExecution()
	
End Function


'Set the values of the inserted list item
Function SetItemValues(insertData, row, startColumn)
	
	PrepareExecution()
	
	cell = GetCellObjectByIndex(row, startColumn)
	For i = 0 To UBound(insertData)
		cell.SetString(insertData(i))
		cell = GetCellSameRowNextColumn(cell)
	Next i

	FinishExecution()
	
End Function

'Insert one item in the list
Function InsertOneItem(insertData As Object)

	firstCellHeaderList = GetFirstCellOfListHeader()
	lastCellHeaderList = GetLastCellOfListHeader()
	
	cellReference = GetCellNextRowSameColumn(firstCellHeaderList)
	
	cellRowIndex = GetCellRowIndex(cellReference)
	firstCellColumnIndex = GetCellColumnIndex(firstCellHeaderList)
	lastCellColumnIndex = GetCellColumnIndex(lastCellHeaderList)
	
	For i = firstCellColumnIndex To lastCellColumnIndex
		cellObj = GetCellObjectByIndex(cellRowIndex, i)
	Next i
	'Insert above the first item of the list
	InsertCellAbove(cellRowIndex, cellRowIndex, firstCellColumnIndex, lastCellColumnIndex)

	'Set style, values and amount	
	newRow = cellRowIndex
	SetListRowCellsStyles(newRow)
	SetItemValues(insertData, newRow, firstCellColumnIndex)
	SetItemAmount(newRow, 0)

	'Lock cells that cannot be editted
	For i = firstCellColumnIndex To lastCellColumnIndex
		cellObj = GetCellObjectByIndex(cellRowIndex, i)
		cellBellow = GetCellObjectByIndex(cellRowIndex+1, i)

		cellHeader = GetCellObjectByIndex(cellRowIndex-1, i)
		If (cellHeader.GetString() &lt;&gt; headerLableAmount) Then
			LockCell(cellObj)
			LockCell(cellBellow)
		EndIf
	Next i

	'Increase number of items
	nItems = nItems + 1


End Function


'Insert at the top of the list
Function InsertInListAtStart(insertData As Object)

	PrepareExecution()
	
	InsertOneItem(insertData)
	
	FinishExecution()

End Function


Function AddItemToList(buttonCell As Object)

	'Get cell to read data
	cellAbove = GetCellPreviousRowSameColumn(buttonCell)	
	cellLableTipo = GetTipoCellFromSameColumn(cellAbove)
	
	'Read data.
	'If an error occured enable the button
	inputData = ReadItemInputData(cellLableTipo)
	If Replace(inputData(0), " ", "") = "" Then
		Exit Function
	EndIf
	
	'Insert item in list
	InsertInListAtStart(inputData)
	
	'Reset input values
	CleanItemInputs(cellLableTipo)
	
	
End Function


'Remove one item from the list
Function RemoveItemFromList(cellObj)
	
	headerCell = GetFirstCellOfListHeader()
	
	While (headerCell.GetString() &lt;&gt; headerLableDescription)
		headerCell = GetCellSameRowNextColumn(headerCell)
	WEnd
	
	column = GetCellColumnIndex(headerCell)
	row = GetCellRowIndex(cellObj)

	cellDescr = GetCellObjectByIndex(row, column)

	itemName = cellDescr.GetString()

	'Ask for confirmation
	msgText = "Tem certeza que deseja remover a peça " &amp; itemName &amp; " na linha " &amp; row+1
	answer = MsgBox(msgText, MB_YESNO, "Remover peça")
	If (answer &lt;&gt; IDYES) Then
		Exit Function
	EndIf

	'Remove Item
	RemoveItemLine(cellObj)

End Function


Function RemoveItemLine(cellObj As Object)
	
	UpdateItemsCounters()
	
	'Get the item row
	itemRow = GetCellRowIndex(cellObj)
	
	'Get list start and end column
	firstHeaderCell = GetFirstCellOfListHeader()
	lastHeaderCell = GetLastCellOfListHeader()
	firstColumn = GetCellColumnIndex(firstHeaderCell)
	lastColumn = GetCellColumnIndex(lastHeaderCell)
	
	'Remove item from list
	RemoveCells(itemRow, itemRow, firstColumn, lastColumn)

	headerRow = GetCellRowIndex(firstHeaderCell)
	'Lock cell bellow
	For i = firstColumn To lastColumn
		headerCell = GetCellObjectByIndex(headerRow, i)
		If (headerCell.GetString() &lt;&gt; headerLableAmount) Then
			cellObj = GetCellObjectByIndex(itemRow, i)
			LockCell(cellObj)
		EndIf
	Next i

	'Update item counter
	nItems = nItems - 1
	
End Function

'Remove all items from a list
Function RemoveAllItems()
	PrepareExecution()
	
	'If there are no items, cancel
	If (nItems = 0) Then
		FinishExecution()
		Exit Function
	EndIf

	'Get first and last columns
	firstHeaderCell = GetFirstCellOfListHeader()
	lastHeaderCell = GetLastCellOfListHeader()
	firstColumn = GetCellColumnIndex(firstHeaderCell)
	lastColumn = GetCellColumnIndex(lastHeaderCell)	
	
	'Get first row
	firstCell = GetCellNextRowSameColumn(firstHeaderCell)
	row = GetCellRowIndex(firstCell)

	'Remove all items cells	
	RemoveCells(row, row+nItems-1, firstColumn, lastColumn)

	'Reset items counter
	nItems = 0

	FinishExecution()

End Function

'Set amount to zero for all items
Function SetZeroAllItems()

	'If there are no items in the list, cancel
	If (nItems = 0) Then
		Exit Function
	EndIf
	
	'Get first and last column of the list (REMOVE??)
	firstHeaderCell = GetFirstCellOfListHeader()
	lastHeaderCell = GetLastCellOfListHeader()
	firstColumn = GetCellColumnIndex(firstHeaderCell)
	lastColumn = GetCellColumnIndex(lastHeaderCell)	
	
	'Get first row	
	firstCell = GetCellNextRowSameColumn(firstHeaderCell)
	row = GetCellRowIndex(firstCell)
	GetCellRowIndex(firstHeaderCell)

	'Find header amount
	headerCell = firstHeaderCell
	While headerCell.GetString() &lt;&gt; headerLableAmount
		headerCell = GetCellSameRowNextColumn(headerCell)
	WEnd
	
	column = GetCellColumnIndex(headerCell)
	'Set values to 0
	For i = row To row+nItems-1
		cellQtd = GetCellObjectByIndex(i, column)
		cellQtd.SetString("0")
	Next i

End Function

'Get item data from a row
Function GetItemData(row As Integer) As Object

	firstHeaderCell = GetFirstCellOfListHeader()
	startColumn = GetCellColumnIndex(firstHeaderCell)

	'Get item type of the item
	cell = GetCellObjectByIndex(row, startColumn)
	itemType = cell.GetString()

	'Get description
	cell = GetCellSameRowNextColumn(cell)
	itemDescription = cell.GetString()
	'Replace " " for "_" to read it in c++
	itemDescription = Replace(itemDescription, " ", "_")
	
	'Get item height
	cell = GetCellSameRowNextColumn(cell)
	itemHeight = cell.GetString()

	'Get item width
	cell = GetCellSameRowNextColumn(cell)
	itemWidth = cell.GetString()	
	
	'Get item length
	cell = GetCellSameRowNextColumn(cell)
	itemLength = cell.GetString()
	
	'Get item amount
	cell = GetCellSameRowNextColumn(cell)
	itemCount = cell.GetString()
	
	'Create array with data
	Dim itemData(5) As String
	
	itemData(0) = itemType
	itemData(1) = itemDescription
	itemData(2) = itemHeight
	itemData(3) = itemWidth
	itemData(4) = itemLength
	itemData(5) = itemCount
	
	GetItemData = itemData

End Function

'Get the information about all the items on the list
Function GetAllItems() As Object

	UpdateItemsCounters()

	firstHeaderCell = GetFirstCellOfListHeader()
	lastHeaderCell = GetLastCellOfListHeader()
	
	firstItemCell = GetCellNextRowSameColumn(firstHeaderCell)

	row = GetCellRowIndex(firstItemCell)
	lastRow = row + nItems - 1
	
	Dim itemsList(nItems-1) As Object
	
	'For each row of the list, get the item data
	For i = row To lastRow
		item = GetItemData(i)
		itemsList(i-row) = item
	Next i
	
	GetAllItems = itemsList

End Function

'Create a string with the data of all the items of the current string
Function GetCurrentListAsString() As String

	UpdateItemsCounters()
	
	'If list is empty cancel
	If (nItems &lt;= 0) Then
		MsgBox("Lista vazia.")
		Exit Function
	EndIf

	firstHeaderCell = GetFirstCellOfListHeader()
	lastHeaderCell = GetLastCellOfListHeader()
	
	itemCell = GetCellNextRowSameColumn(firstHeaderCell)

	firstRow = GetCellRowIndex(itemCell)
	lastRow = firstRow + nItems - 1

	'Get all items of the list
	itemsList = GetAllItems()
	'Find amount column
	headerCell = firstHeaderCell
	While headerCell.GetString() &lt;&gt; headerLableAmount
		headerCell = GetCellSameRowNextColumn(headerCell)
	WEnd
	'Verify if amount is not an integer
	cellAmount = GetCellNextRowSameColumn(headerCell)
	While (IsIntegerNumber(cellAmount.GetString()) And cellAmount.GetString() &lt;&gt; "")
		cellAmount = GetCellNextRowSameColumn(cellAmount)
	WEnd
	'If there is, cancel
	If cellAmount.GetString() &lt;&gt; "" Then
		MsgBox("Os valores das quantidades devem ser números sem vírgula.")
		Exit Function
	EndIf
	
	'Create string with all items
	''A line is an item and its information is separated by space
	textToWrite = ""
	For i = 0 To UBound(itemsList)
		item = itemsList(i)
		textToWrite = textToWrite &amp; item(0)
		For j = 1 To UBound(item)
			value = item(j)
			textToWrite = textToWrite &amp; " " &amp; value
		Next j
		If i &lt; UBound(itemsList) Then
			textToWrite = textToWrite &amp; GetEndLine()
		EndIf
	Next i
	
	GetCurrentListAsString = textToWrite

End Function

'Set a new value for an item amount
Function SetItemAmount(row As Integer, itemAmount As String)

	cell = GetFirstCellOfListHeader()
	
	While (cell.GetString() &lt;&gt; headerLableAmount)
		cell = GetCellSameRowNextColumn(cell)
	WEnd
	
	column = GetCellColumnIndex(cell)
	
	cellAmount = GetCellObjectByIndex(row, column)
	
	cellAmount.SetString(itemAmount)
	
End Function

'Change the value in the list of items to match a matrix with items
Function SetListOfItemsValues(startRow As Integer, endRow As Integer, items As Object)
	
	PrepareExecution()
	
	headerCell = GetFirstCellOfListHeader()
	headerCell = GetCellObjectByIndex(GetCellRowIndex(headerCell)+1, GetCellColumnIndex(headerCell))
	
	'Adapt the matrix data
	i = 0
	While headerCell.GetString() &lt;&gt; headerLableAmount
		column = GetCellColumnIndex(headerCell)
		cellRange = GetRangeByIndex(startRow, endRow, column, column)

		Dim dataCol As Variant
		dataCol = cellRange.GetDataArray()
		For j = 0 To UBound(dataCol, 1)
			dataCol(j)(0) = items(i, j)
		Next j
		cellRange.SetDataArray(dataCol)
		i = i + 1
		headerCell = GetCellSameRowNextColumn(headerCell)
		If headerCell.GetString() = headerLableDimension Then
			headerCell = GetCellNextRowSameColumn(headerCell)
		EndIf
	WEnd
	
	'Get the range and set its values
	column = GetCellColumnIndex(headerCell)
	cellRange = GetRangeByIndex(startRow, endRow, column, column)
	
	dataCol = cellRange.GetDataArray()
	For j = 0 To UBound(dataCol, 1)
		dataCol(j)(0) = items(i, j)
	Next j
	cellRange.SetDataArray(dataCol)

	FinishExecution()
	
End Function

'Add a list with more than one item to the list
Function AddListOfItems(items As Object)
	
	PrepareExecution()

	firstHeaderCell = GetFirstCellOfListHeader()
	lastHeaderCell = GetLastCellOfListHeader()
	
	firstItemCell = GetCellNextRowSameColumn(firstHeaderCell)
	
	'Count the number of blank items
	nBlank = 0
	For i = 0 To UBound(items)
		If Replace(items(i), " ", "") = "" Then
			nBlank = nBlank + 1
		EndIf
	next i
	
	startRow = GetCellRowIndex(firstItemCell)
	endRow = startRow + UBound(items) - nBlank

	startColumn = GetCellColumnIndex(firstHeaderCell)
	endColumn = GetCellColumnIndex(lastHeaderCell)

	InsertCellAbove(startRow, endRow, startColumn, endColumn)

	SetRowsStyles(startRow, endRow)

	For i = 0 To UBound(items)
		item = Split(items(i), " ")
		'Replace "_" for " " on description (added when creating the string)
		If UBound(item) &gt; 0 Then
			item(1) = Replace(item(1), "_", " ")
			If (OSIsWindows()) Then
				'Windows uses carriage return (CR) and line feed (LF)
				'Removes CR and possible blank spaces
				splittedOnCR = Split(item(UBound(item)), carriageReturnChr)
				value = splittedOnCR(0)
				For j = 1 To UBound(splittedOnCR)
					If (splittedOnCR(j) &lt;&gt; "") Then
						value = splittedOnCR(j)
					EndIf
				Next j
				item(UBound(item)) = value
			EndIf
		EndIf
		items(i) = item
	Next i

	'Copy string to a matrix
	Dim columnsData(5, UBound(items)) As String
	For i = 0 To UBound(items)
		item = items(i)
		For j = 0 To UBound(item) 
			If item(j) &lt;&gt; "" Then
				columnsData(j, i) = item(j)
			EndIf
		Next j
	Next i
	
	'Set list values using the matrix
	SetListOfItemsValues(startRow, endRow, columnsData)
	FinishExecution()

End Function

'Get the range of the list that is normally locked but can be unlocked
Function GetListUnlockableRange()

	UpdateItemsCounters()
	
	'Find cell under header description
	cellHeaderStart = GetFirstCellOfListHeader()
	firstCell = GetCellNextRowSameColumn(cellHeaderStart)
	While cellHeaderStart.GetString() &lt;&gt; headerLableDescription
		cellHeaderStart = GetCellSameRowNextColumn(cellHeaderStart)
		firstCell = GetCellSameRowNextColumn(firstCell)
	WEnd
	
	'Find cell before the cell under header amount
	cellHeaderEnd = GetLastCellOfListHeader()
	lastCell = GetCellNextRowSameColumn(cellHeaderEnd)
	While cellHeaderEnd.GetString() &lt;&gt; headerLableAmount
		cellHeaderEnd = GetCellSameRowPreviousColumn(cellHeaderEnd)
		lastCell = GetCellSameRowPreviousColumn(lastCell)
	WEnd
	cellHeaderEnd = GetCellSameRowPreviousColumn(cellHeaderEnd)
	lastCell = GetCellSameRowPreviousColumn(lastCell)
	
	'Get first and last column of the range
	columnStart = GetCellColumnIndex(firstCell)
	columnEnd = GetCellColumnIndex(lastCell)
	
	'Get first and last row
	rowStart = GetCellRowIndex(firstCell)
	rowEnd = rowStart + nItems - 1
	
	'Get range of the unlockable part
	cellRange = GetRangeByIndex(rowStart, rowEnd, columnStart, columnEnd)

	GetListUnlockableRange = cellRange

End Function

'Verify if all values in list are valid
Function ListCellsAreValidy()

	UpdateItemsCounters()

	messageText = ""
	
	'Get the cell under description header
	cellHeaderStart = GetFirstCellOfListHeader()
	cellHeader = GetCellSameRowNextColumn(cellHeaderStart)
	While cellHeader.GetString() &lt;&gt; headerLableDescription
		cellHeader = GetCellSameRowNextColumn(cellHeader)
	WEnd
	cell = GetCellNextRowSameColumn(cellHeader)

	'Get first and last row
	firstRow = GetCellRowIndex(cell)
	lastRow = firstRow + nItems - 1
	
	column = GetCellColumnIndex(cell)

	columnRange = GetRangeByIndex(firstRow, lastRow, column, column)
	
	'Search for description cells that cannot be empty and put them on error message
	emptyRanges = columnRange.queryEmptyCells()
	If (emptyRanges.Count &gt; 0) Then
		rangesNames = emptyRanges.GetElementNames()
		For i = 0 To UBound(rangesNames)
			rangeName = rangesNames(i)
			rangeName = Join(Split(Split(rangeName, ".")(1), "$"), "")
			'If it is a range
			If InStr(rangeName, ":") &lt;&gt; 0 Then		
				messageText = messageText &amp; "As células do intervalo "
				messageText = messageText &amp; rangeName
				messageText = messageText &amp; " não podem estar vazias."
			'If it is a cell
			Else
				messageText = messageText &amp; "A célula "
				messageText = messageText &amp; rangeName
				messageText = messageText &amp; " não pode estar vazia."
			EndIf

			messageText = messageText &amp; GetEndLine()
		Next i
		ListCellsAreValidy = False
	EndIf

	'Get the cell under dimensions header
	While cellHeader.GetString() &lt;&gt; headerLableDimension
		cellHeader = GetCellSameRowNextColumn(cellHeader)	
	WEnd
	cellSubHeader = GetCellNextRowSameColumn(cellHeader)
	cellHeader = GetCellSameRowNextColumn(cellHeader)
	
	'For each height and width: search for empty or non-integer values
	While cellSubHeader.GetString() &lt;&gt; subHeaderLableLength
		column = GetCellColumnIndex(cellSubHeader)
		For row = firstRow To lastRow
			startEmpty = row
			cell = GetCellObjectByIndex(row, column)
			textCell = cell.GetString()
			cell.SetString(Replace(textCell, " ", ""))
			'If the value is not an integer, it is invalid
			While (Not IsIntegerNumber(cell.GetString()) And row &lt;= lastRow)
				row = row + 1
				cell = GetCellObjectByIndex(row, column)
				textCell = cell.GetString()
				cell.SetString(Replace(textCell, " ", ""))
			WEnd
			endEmpty = row - 1
			'If it is a range
			If ((endEmpty - startEmpty) &gt; 0) Then
				rangeName = GetRangeByIndex(startEmpty, endEmpty, column, column).AbsoluteName
				rangeName = Join(Split(Split(rangeName, ".")(1), "$"), "")
				messageText = messageText &amp; "As células do intervalo "
				messageText = messageText &amp; rangeName
				messageText = messageText &amp; " devem conter apenas um número sem vírgula cada."
				messageText = messageText &amp; GetEndLine()
			'If it is a cell
			ElseIf ((endEmpty - startEmpty) = 0) Then
				rangeName = GetRangeByIndex(startEmpty, endEmpty, column, column).AbsoluteName
				rangeName = Join(Split(Split(rangeName, ".")(1), "$"), "")
				messageText = messageText &amp; "A célula "
				messageText = messageText &amp; rangeName
				messageText = messageText &amp; " deve conter apenas um número sem vírgula."
				messageText = messageText &amp; GetEndLine()
			EndIf
			textCell = cell.GetString()
			cell.SetString(Replace(textCell, " ", ""))
		Next row
		cellSubHeader = GetCellSameRowNextColumn(cellSubHeader)
	WEnd
	

	column = GetCellColumnIndex(cellSubHeader)
	startColumn = GetCellColumnIndex(cellHeaderStart)
	'For each length: verify if only items with length have length and if they are integer
	For row = firstRow To lastRow
		cell = GetCellObjectByIndex(row, column)
		typeCell = GetCellObjectByIndex(row, startColumn)
		startEmpty = row
		textCell = cell.GetString()
		cell.SetString(Replace(textCell, " ", ""))
		'While piece do not have a length and there is a value in their length cell
		While (Not HasTwo2DMeasures(typeCell.GetString()) And (cell.GetString() &lt;&gt; ""))
			row = row + 1
			typeCell = GetCellNextRowSameColumn(typeCell)
			cell = GetCellObjectByIndex(row, column)
			textCell = cell.GetString()
			cell.SetString(Replace(textCell, " ", ""))
		WEnd
		endEmpty = row - 1
		'If it is a range
		If ((endEmpty - startEmpty) &gt; 0) Then
			rangeName = GetRangeByIndex(startEmpty, endEmpty, column, column).AbsoluteName
			rangeName = Join(Split(Split(rangeName, ".")(1), "$"), "")
			messageText = messageText &amp; "As células do intervalo "
			messageText = messageText &amp; rangeName
			messageText = messageText &amp; " devem ser vazias, pois as peças não têm comprimento."
			messageText = messageText &amp; GetEndLine()		
		'If it is a cell
		ElseIf ((endEmpty - startEmpty) = 0) Then
			rangeName = GetRangeByIndex(startEmpty, endEmpty, column, column).AbsoluteName
			rangeName = Join(Split(Split(rangeName, ".")(1), "$"), "")
			messageText = messageText &amp; "A célula "
			messageText = messageText &amp; rangeName
			messageText = messageText &amp; " deve estar vazia, pois esta peça não tem comprimento."
			messageText = messageText &amp; GetEndLine()
		EndIf
		
		startEmpty = row
		textCell = cell.GetString()
		cell.SetString(Replace(textCell, " ", ""))

		'While piece has a length value, but the value is not integer		
		While (HasTwo2DMeasures(typeCell.GetString()) And (Not IsIntegerNumber(cell.GetString())))
			row = row + 1
			typeCell = GetCellNextRowSameColumn(typeCell)
			cell = GetCellObjectByIndex(row, column)
			textCell = cell.GetString()
			cell.SetString(Replace(textCell, " ", ""))
		WEnd
		endEmpty = row - 1
		'If it is a range
		If ((endEmpty - startEmpty) &gt; 0) Then
			rangeName = GetRangeByIndex(startEmpty, endEmpty, column, column).AbsoluteName
			rangeName = Join(Split(Split(rangeName, ".")(1), "$"), "")
			messageText = messageText &amp; "As células do intervalo "
			messageText = messageText &amp; rangeName
			messageText = messageText &amp; " devem conter apenas um número sem vírgula cada."
			messageText = messageText &amp; GetEndLine()
		'If it is a cell
		ElseIf ((endEmpty - startEmpty) = 0) Then
			rangeName = GetRangeByIndex(startEmpty, endEmpty, column, column).AbsoluteName
			rangeName = Join(Split(Split(rangeName, ".")(1), "$"), "")
			messageText = messageText &amp; "A célula "
			messageText = messageText &amp; rangeName
			messageText = messageText &amp; " deve conter apenas um número sem vírgula"
			messageText = messageText &amp; GetEndLine()
		EndIf
		textCell = cell.GetString()
		cell.SetString(Replace(textCell, " ", ""))
	Next row
	cellSubHeader = GetCellSameRowNextColumn(cellSubHeader)
	
	'If messageText is empty, there were no invalid values
	If messageText &lt;&gt; "" Then 
		MsgBox(messageText)
		ListCellsAreValidy = False
		Exit Function
	EndIf
	
	ListCellsAreValidy = True
	
End Function




</script:module>
</file>

<file path=Basic/Standard/PathManager.xml><?xml version="1.0" encoding="utf-8"?>
<!DOCTYPE module  PUBLIC '-//OpenOffice.org//DTD OfficeDocument 1.0//EN'  'module.dtd'>
<script:module xmlns:script="http://openoffice.org/2000/script" script:name="PathManager" script:language="StarBasic" script:moduleType="normal">

'Verify ig the sequence of characters hexFirstPart and hexSecondPart are an accented letter in ASCII
Function IsAnPtBrAccentedLetterInASCII(hexFirstPart As String, hexSecondPart As String) As Boolean
	upperFirstPart = UCase(hexFirstPart)
	If (upperFirstPart &lt;&gt; "C3") Then
		IsAnPtBrAccentedLetter = False
		Exit Function
	EndIf
	
	upperSecondPart = UCase(hexSecondPart)
	
	accentedLetter = False
	
	arr = "80,81,82,83,89,8A,8D,93,94,95,9A,9C,87,A0,A1,A2,A3,A9,AA,AD,B3,B4,B5,BA,BC,A7,"
	If (Len(upperSecondPart) = 2 And Instr(arr, upperSecondPart &amp; ",") &lt;&gt; 0) Then
		accentedLetter = True
	EndIf
	IsAnPtBrAccentedLetterInASCII = accentedLetter
End Function

'Verify if a character is an accented letter in pt-br
Function IsAnPtBrAccentedLetter(charact As String) As Boolean
	arr = "À,Á,Â,Ã,É,Ê,Í,Ó,Ô,Õ,Ú,Ü,Ç,à,á,â,ã,é,ê,í,ó,ô,õ,ú,ü,ç,"
	accentedLetter = False
	If (Len(charact) = 1 And Instr(arr, charact &amp; ",") &lt;&gt; 0) Then
		accentedLetter = True
	EndIf
	IsAnPtBrAccentedLetter = accentedLetter
End Function

'Verify if a directory or file path has an accented letter
Function PathHasAccentedLetter(path As String) As Boolean
	i = 1
	hasSpaceOrAccLetter = False
	While i &lt;= Len(path)
		charact = Mid(path, i, 1)
		If (charact = "%") Then
			nextTwoCharact = Ucase(Mid(path, i+1, 2))
			If (nextTwoCharact &lt;&gt; "20") Then
				hexSecondPart = UCase(Mid(path, i+4, 2))
				If (IsAnPtBrAccentedLetterInASCII(nextTwoCharact, hexSecondPart)) Then
					hasSpaceOrAccLetter = True
					i = Len(path)
				EndIf
			EndIf
		ElseIf (IsAnPtBrAccentedLetter(charact) Or charact = " ") Then
			hasSpaceOrAccLetter = True
			i = Len(Path)
		EndIf
		i = i + 1
	WEnd
	PathHasAccentedLetter = hasSpaceOrAccLetter
End Function



'Verify if a directory or file path has an accented letter
Function PathHasSpaceOrAccentedLetter(path As String) As Boolean
	i = 1
	hasSpaceOrAccLetter = False
	While i &lt;= Len(path)
		charact = Mid(path, i, 1)
		If (charact = "%") Then
			nextTwoCharact = Ucase(Mid(path, i+1, 2))
			If (nextTwoCharact = "20") Then
				hasSpaceOrAccLetter = True
				i = Len(path)
			Else
				hexSecondPart = UCase(Mid(path, i+4, 2))
				If (IsAnPtBrAccentedLetterInASCII(nextTwoCharact, hexSecondPart)) Then
					hasSpaceOrAccLetter = True
					i = Len(path)
				EndIf
			EndIf
		ElseIf (IsAnPtBrAccentedLetter(charact) Or charact = " ") Then
			hasSpaceOrAccLetter = True
			i = Len(Path)
		EndIf
		i = i + 1
	WEnd
	PathHasSpaceOrAccentedLetter = hasSpaceOrAccLetter
End Function


'Convert an accented letter ASCII code to a UTF-8 letter
Function ConvertASCIIToAccentedLetter(hexFirstPart As String, hexSecondPart As String) As String
	upperFirstPart = UCase(hexFirstPart)
	If (upperFirstPart &lt;&gt; "C3") Then
		ConvertASCIIToAccentedLetter = ""
		Exit Function
	EndIf

	upperSecondPart = UCase(hexSecondPart)

	charact = hexSecondPart
	Select Case upperSecondPart
		Case "80" 
			charact = "À"
		Case "81" 
			charact = "Á"
		Case "82" 
			charact = "Â"
		Case "83" 
			charact = "Ã"
		Case "89" 
			charact = "É"
		Case "8A" 
			charact = "Ê"
		Case "8D" 
			charact = "Í"
		Case "93" 
			charact = "Ó"
		Case "94" 
			charact = "Ô"
		Case "95" 
			charact = "Õ"
		Case "9A" 
			charact = "Ú"
		Case "9C" 
			charact = "Ü"
		Case "87" 
			charact = "Ç"
		'-------------------
		Case "A0" 
			charact = "à"
		Case "A1" 
			charact = "á"
		Case "A2" 
			charact = "â"
		Case "A3" 
			charact = "ã"
		Case "A9" 
			charact = "é"
		Case "AA" 
			charact = "ê"
		Case "AD" 
			charact = "í"
		Case "B3" 
			charact = "ó"
		Case "B4" 
			charact = "ô"
		Case "B5" 
			charact = "õ"
		Case "BA" 
			charact = "ú"
		Case "BC" 
			charact = "ü"
		Case "A7" 
			charact = "ç"	
	End Select
	ConvertASCIIToAccentedLetter = charact
	
End Function


'Convert an ASCII path hex codes to accented letters
Function ConvertASCIIPathAccentedLetters(path As String) As String
	i = 1
	newPath = ""
	While i &lt;= Len(path)
		charact = Mid(path, i, 1)
		newCharact = charact
		numberToAddToI = 1
		If (charact = "%") Then
			nextTwoCharact = Ucase(Mid(path, i+1, 2))
			If nextTwoCharact = "20" Then
				newCharact = "\ "
				numberToAddToI = 3
			ElseIf (nextTwoCharact = "C3") Then
				hexSecondPart = UCase(Mid(path, i+4, 2))
				newCharact = ConvertASCIIToAccentedLetter(nextTwoCharact, hexSecondPart)
				numberToAddToI = 6
			Endif
		EndIf
		newPath = newPath &amp; newCharact
		i = i + numberToAddToI
	WEnd
	ConvertASCIIPathAccentedLetters = newPath
End Function


'Get OS Name
Function OSName() As String
    ''' Return platform name as "MAC", "UNIX", "WIN" '''
    With GlobalScope.Basiclibraries
        If Not .IsLibraryLoaded("Tools") Then .LoadLibrary("Tools")
    End With
    Dim keyNode As Object ' com.sun.star.configuration.ConfigurationAccess '
    keyNode = Tools.Misc.GetRegistryKeyContent("org.openoffice.Office.Common/Help")
    OSName = keyNode.GetByName("System")
    ' inferred from "Tools.UCB.ShowHelperDialog" '
End Function 


'Get unix system home direcotory
Function UnixHomeDir()	
	UnixHomeDir = "/home/" &amp; environ("USER") &amp; "/"
End Function


'Get windows system home directory
Function WindowsHomeDir()
	WindowsHomeDir = "C:\Users\" &amp; environ("USERNAME") &amp; "\Documentos\"
End Function


'Return the system home directory
Function GetHomeDir() As String
	homeDir = ""
	If (OSIsUnix()) Then
		homeDir = AddURLPrefixOnPath(UnixHomeDir())
	ElseIf (OSIsWindows()) Then
		homeDir = AddURLPrefixOnPath(WindowsHomeDir())
	EndIf
	GetHomeDir = homeDir
End Function


'Verify if the system is unix based
Function OSIsUnix() As Boolean
	osN = OSName()
	isUnix = False
	If (osN = "UNIX") Then
		isUnix = True
	EndIf
	OSIsUnix = isUnix
End Function


'Verify if the system is windows based
Function OSIsWindows() As Boolean
	osN = OSName()
	isWindows = False
	If (osN = "WIN") Then
		isWindows = True
	EndIf
	OSIsWindows = isWindows
End Function


'Change a path to an URL for the directory or file
Function AddURLPrefixOnPath(strPath As String) As String
	prefix = ""
	If (OSIsUnix() And Left(strPath, 7) &lt;&gt; "file://") Then
		prefix = "file://"
	ElseIf (OSIsWindows() And Left(strPath, 7) &lt;&gt; "file://") Then
		prefix = "file://"
	EndIf
	AddURLPrefixOnPath = prefix &amp; strPath
End Function


'Change an URL to a directory or file path
Function RemoveURLPrefixOnPath(strPath As String) As String
	newPath = strPath
	If (OSIsUnix() And Left(strPath, 7) = "file://") Then
		newPath = Mid(strPath, 8, Len(strPath))
	ElseIf (OSIsWindows() And Left(strPath, 7) = "file://") Then
		newPath = Mid(strPath, 8, Len(strPath))
	EndIf
	RemoveURLPrefixOnPath = newPath
End Function


'Add a path separator at the end of a path
Function AddDirSepartorAtPathEnd(strPath As String) As String
	newPath = strPath
	If (OSIsUnix() And Mid(strPath, Len(strPath), 1) &lt;&gt; "/") Then
		newPath = strPath &amp; "/"
	ElseIf (OSIsWindows And Mid(strPath, Len(strPath), 1) &lt;&gt; "/") Then
		newPath = strPath &amp; "/"
	EndIf
	AddDirSepartorAtPathEnd = newPath
End Function


'Remove a path separator at the end of a path
Function RemoveDirSepartorAtPathEnd(strPath As String) As String
	
	newPath = strPath

	If (Len(strPath) = 0) Then
		RemoveDirSepartorAtPathEnd = newPath
		Exit Function
	EndIf

	If (OSIsUnix() And Mid(strPath, Len(strPath), 1) = "/") Then
		newPath = Left(strPath, Len(strPath) - 1)
	ElseIf (OSIsWindows And Mid(strPath, Len(strPath), 1) = "/") Then
		newPath = Left(strPath, Len(strPath) - 1)
	EndIf
	
	RemoveDirSepartorAtPathEnd = newPath
	
End Function


'Split a path on separators
Function SplitPath(path As String) As Variant

	If (OSIsUnix()) Then
		SplitPath = Split(path, "/")
	ElseIf (OSIsWindows()) Then
		SplitPath = Split(path, "/")
	EndIf

End Function


'Concatenate direcotories in an array
Function JoinPath(path() As Variant) As String

	If (OSIsUnix()) Then
		For i = 0 To UBound(path())
			path(i) = RemoveDirSepartorAtPathEnd(path(i))
		Next i
		JoinPath = Join(path(), "/") &amp; "/"
	
	ElseIf (OSIsWindows()) Then	
	
		For i = 0 To UBound(path())
			path(i) = RemoveDirSepartorAtPathEnd(path(i))
		Next i
		JoinPath = Join(path(), "/") &amp; "/"
	
	EndIf

End Function

'Switch "/" for "\" on windows command path
Function ConvertPathsOfCommandToWindowsCmd(command As String) As String

	newCommand = command
	commandParts = Split(newCommand, " ")
	
	For i = 0 To UBound(commandParts)
		commandPart = commandParts(i)
		If commandPart &lt;&gt; "" Then
			If (InStr(commandPart, GetCurrentDirPath()) &gt; 0) Then
				commandPart = Replace(commandPart, "/", "\")
				If (Left(commandPart, 1) = "\") Then
					commandPart = Mid(commandPart, 2, Len(commandPart)-1)
				EndIf
			EndIf
		EndIf
		commandParts(i) = commandPart
	Next i
	
	newCommand = Join(commandParts, " ")
	ConvertPathsOfCommandToWindowsCmd = newCommand

End Function


'Open GUI for selecting a directory
Function SelectFolder(strTitle As String, strInitPath As String) As String
	'Opens the FolderPicker dialog and returns the URL of the selected Folder.
	Dim oFolderPicker : oFolderPicker = CreateUnoService( "com.sun.star.ui.dialogs.FolderPicker" )
	oFolderPicker.setTitle(strTitle)
	oFolderPicker.setDisplayDirectory(strInitPath)
	
	result = oFolderPicker.execute()

	If result = 1 Then 
		SelectFolder = oFolderPicker.getDirectory()
		oFolderPicker.Dispose()
		
	End If

End Function


'Open dialog for user to choose a file
Function GetFileToReadPathFromUser(strTitle As String, pathInitialDir As String, Optional filyExtension As String) as String

	urlInitialDir = AddURLPrefixOnPath(pathInitialDir)
	
	Dim file_dialog as Object
	Dim status as Integer
	Dim file_path as String
	Dim init_path as String
	Dim ucb as object
	Dim filterNames(0) as String
	
	'If there is no extension shows all
	If (IsMissing(filyExtension)) Then
		filterNames(0) = "*"
	Else
		filterNames(0) = "*." &amp; filyExtension
	EndIf
	
	'initialize dialog and file access
	GlobalScope.BasicLibraries.LoadLibrary("Tools")
	file_dialog = CreateUnoService("com.sun.star.ui.dialogs.FilePicker")
	ucb = createUnoService("com.sun.star.ucb.SimpleFileAccess")
	'Add extension filter to dialog
	AddFiltersToDialog(FilterNames(), file_dialog)
	
	'If directory does not path exists, cancel
	If ExistsFile(urlInitialDir) Then
		file_dialog.SetDisplayDirectory(urlInitialDir)
	Else
		MsgBox("Nenhum aquivo salvo.")
		GetFileToReadPathFromUser = ""
		Exit Function
	End If
	'Set dialog title
	file_dialog.setTitle(strTitle)
	
	'Execute dialog
	status = file_dialog.Execute()

	'If successful, read file
	If status = 1 Then
		file_path = RemoveURLPrefixOnPath(file_dialog.Files(0))
		GetFileToReadPathFromUser = file_path
		file_dialog.Dispose()
		Exit Function
	End If

	GetFileToReadPathFromUser = ""
	file_dialog.Dispose()

End Function



Function GetSaveAsFilePathFromUser(strTitle As String, pathInitialDir As String) As String

	urlInitialDir = AddURLPrefixOnPath(pathInitialDir)
	'Set the Dialog Arguments to a Template for FILESAVE
	sFilePickerArgs = Array(com.sun.star.ui.dialogs.TemplateDescription.FILESAVE_AUTOEXTENSION)
	'register the Service for Filepicker
	oFilePicker = CreateUnoService("com.sun.star.ui.dialogs.FilePicker")
	'Pass some arguments to it

	oFilePicker.Initialize(sFilePickerArgs())
	oFilePicker.setDisplayDirectory(urlInitialDir)
	oFilePicker.SetMultiSelectionMode(False)
	oFilePicker.appendFilter("", "*")
	oFilePicker.setTitle(strTitle)

	'If the savepath is selected return the complete path and display it in an messagebox   
	If oFilePicker.execute() Then
		sFiles = oFilePicker.getFiles()
		fileName = RemoveURLPrefixOnPath(sFiles(0))
		GetSaveAsFilePathFromUser = fileName
	End If
	' Close the Dialog
	oFilePicker.Dispose()

End Function


'Get current file path
Function GetCurrentFilePath() As String
    sUrl = ThisComponent.URL
    GetCurrentFilePath = sURL
End Function


'Get current file directory
Function GetCurrentDirPath() As String

	currentFile = GetCurrentFilePath()
	currentFile = RemoveURLPrefixOnPath(currentFile)
	splittedPath = SplitPath(currentFile)

	Dim dirs(UBound(splittedPath)-1) As String
	
	For i = 0 To UBound(dirs)
		dirs(i) = splittedPath(i)
	Next i
	
	dirPath = JoinPath(dirs)
	GetCurrentDirPath = dirPath

End Function

Function GetSavedListsPath() As String

	dirPath = GetCurrentDirPath()
	
	Dim pathToJoin(1) As String
	pathToJoin(0) = dirPath
	pathToJoin(1) = "listas_salvas"
	
	savedListPath = joinPath(pathToJoin)
	
	If (Not ExistsFile(savedListPath)) Then
		command = "mkdir" &amp; " " &amp; savedListPath
		ExecCommand(command)
	EndIf
	
	GetSavedListsPath = savedListPath

End Function


Function GetSavedSolutionsPath() As String

	dirPath = GetCurrentDirPath()
	
	Dim pathToJoin(1) As String
	pathToJoin(0) = dirPath
	pathToJoin(1) = "solucoes_salvas"
	
	savedSolutionsPath = joinPath(pathToJoin)
	
	If (Not ExistsFile(savedSolutionsPath)) Then
		command = "mkdir" &amp; " " &amp; savedSolutionsPath
		ExecCommand(command)
	EndIf
	GetSavedSolutionsPath = savedSolutionsPath

End Function
</script:module>
</file>

<file path=Basic/Standard/SolverManager.xml><?xml version="1.0" encoding="utf-8"?>
<!DOCTYPE module  PUBLIC '-//OpenOffice.org//DTD OfficeDocument 1.0//EN'  'module.dtd'>
<script:module xmlns:script="http://openoffice.org/2000/script" script:name="SolverManager" script:language="StarBasic" script:moduleType="normal">REM  *****  BASIC  *****

'Returns solver name (according to SO)
Function SolverName() As String
	
	If (OSIsUnix()) Then
		SolverName = solverExecutableName
	ElseIf (OSIsWindows()) Then
		SolverName = solverExecutableName &amp; ".exe"
	EndIf
	
End Function

'Construct solver directory path
Function SolverDirPath() As String

	Dim arrayPaths(1) As String
	arrayPaths(0) = GetCurrentDirPath()
	arrayPaths(1) = "solver"
	dirPath = JoinPath(arrayPaths)
	SolverDirPath = dirPath

End Function


'Construct solver path
Function SolverPath() As String
	SolverPath = SolverDirPath() &amp; SolverName()
End Function 

'Give execution and writing permission to the solver
Function AllowSolverExecutionAndWriting()
	command = ""
	command = command &amp; "chmod"
	command = command &amp; " "
	command = command &amp; "+wx"
	command = command &amp; " "
	command = command &amp; SolverPath()
End Function

'Verify if the amount of at list one item in an items list string is greater than 0
Function HasItems(listAsText As String) As Boolean

	items = Split(listAsText, newLineChr)
	
	For Each item in items
		If item &lt;&gt; "" Then
			values = Split(item, " ")
			amount = CInt(values(UBound(values)))
			If (amount &gt; 0) Then
				HasItems = True
				Exit Function
			EndIf
		EndIf
	Next item
	HasItems = False

End Function






</script:module>
</file>

<file path=Basic/Standard/Util.xml><?xml version="1.0" encoding="utf-8"?>
<!DOCTYPE module  PUBLIC '-//OpenOffice.org//DTD OfficeDocument 1.0//EN'  'module.dtd'>
<script:module xmlns:script="http://openoffice.org/2000/script" script:name="Util" script:language="StarBasic" script:moduleType="normal">REM  *****  BASIC  *****

'Execute a system command based on SO
Function ExecCommand(command As String,  Optional focusFlag As Integer)
	
	If IsMissing(focusFlag) Then
		focusFlag = 1
	EndIf
	
	If (OSIsUnix()) Then
		ExecLinuxCommand(command, focusFlag)
	ElseIf(OSIsWindows()) Then
		ExecWindowsCommand(command, focusFlag)
	EndIf
	
End Function

'Execute a command using bash -c
Function ExecLinuxCommand(command As String, focusFlag As Integer)

	shellCommand = "-c '" &amp; command &amp; "'"
	result = Shell("bash", focusFlag, shellCommand, True)

End Function

'Execute a command using cmd.exe /C
Function ExecWindowsCommand(command As String, focusFlag As Integer)

	command = ConvertPathsOfCommandToWindowsCmd(command)

	shellCommand = "/C """ &amp; command &amp; """" 
	result = Shell("cmd.exe", focusFlag, shellCommand, True)

End Function


'Return SO copy command on terminal/prompt
Function OsCopyCommand()
	If (OSIsUnix()) Then
		OsCopyCommand = "cp"
	ElseIf(OSIsWindows()) Then
		OsCopyCommand = "copy"
	EndIf
End Function


'Use MRI to see properties of a variable (for debugging)
Function SeeProperties(obj As Object)
	oMRI = CreateUnoService("mytools.Mri")
	oMRI.inspect(obj)
	MsgBox("Close me")
End Function

'Get SO endline
Function GetEndLine() As String

	If (OSIsUnix()) Then
		GetEndLine = newLineChr
	ElseIf (OSIsWindows()) Then
		GetEndLine = carriageReturnChr &amp; newLineChr
	EndIf

End Function


'Verify if an item type has more two measures (Height, Width and Length)
Function HasTwo2DMeasures(itemType As String) As Boolean
	HasTwo2DMeasures = False
	If (itemType = typeRectangle) Then
		HasTwo2DMeasures = True
	EndIf
End Function


'Verify if a string is a button name
Function IsButtonName(stringToVerify As String) As Boolean
	prefix = Mid(stringToVerify, 1, 5)
	IsButtonName = False
	If (prefix = buttonPrefix) Then
		IsButtonName = CanFindButtonByName(stringToVerify)
	EndIf

End Function


'Search for a button by name and returns True if it was found. Otherwise returns False
Function CanFindButt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CanFindButtonByName = FoundIt
	
End Function


'Search for a button by name and returns it
Function GetButton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ByName = bSearcher.Control
	Endif
	
End Function


'Search for a button shape host by button name and returns it
Function GetButtonShape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ShapeByName = bSearcher
	Endif

End Function



'Search for a button by name and returns its cell
Function GetButtonLocati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LocationByName = bSearcher.Anchor.AbsoluteName
	Endif
	
End Function


'Returns a String with sheet, column and row of a cell of a anchored button with unique name = buttonName
'parameters format example -&gt; buttonName:  "myButtonAnchored"
'return format example -&gt; "$sheet1.$A$4";
Function GetButtonLocation(buttonObj As Object) As String
	buttonName = buttonObj.Name
	GetButtonLocation = GetbuttonLocationByName(buttonName)
End Function


Function RemoveButton(buttonName As String)

	If (Not IsButtonName(buttonName)) Then
		Exit Function
	EndIf

	buttonShape = GetButtonShapeByName(buttonName)
	buttonShape.Visible = False
	
	sheet = GetCurrentSheet()
	drawPage = sheet.DrawPage
	drawPage.Remove(buttonShape)
	
	
End Function



'Get the object that represents the cell with absolute name = cellAbsoluteName
'parameters format example -&gt; cellAbsoluteName:  "$sheet1.$A$2"
'return -&gt; sheet object;
Function GetSheetObjectOfCell(cellAbsoluteName As String) As Object

	addressParts = Split(cellAbsoluteName, ".") 	

	sheetName = addressParts(0)
	sheetName = Mid(sheetName, 2, Len(sheetName)-1)
	sheetObj = ThisComponent.Sheets.GetByName(sheetName)

	GetSheetObjectOfCell = sheetObj

End Function

'Return the current active sheet
Function GetCurrentSheet() As Object

	GetCurrentSheet = ThisComponent.GetCurrentController.ActiveSheet
	
End Function

'Get sheet with a given sheet name
Function GetSheetByName(sheetName As String) As Object

	GetSheetByName = ThisComponent.Sheets.GetByName(sheetName)
	
End Function

'Verify if a sheet exists
Function SheetExists(sheetName As String) As Boolean

	SheetExists = ThisComponent.Sheets.HasByName(sheetName)

End Function



'Get the object that represents the cell with absolute address = cellName
'If the address is in the current sheet only the position is needed
'parameters format example -&gt; cellAbsoluteName:  "$sheet1.$A$2" (can be "$A$2", if the cell is on the current sheet)
'return -&gt; cell object;
Function GetCellObjectByName(cellName As String) As Object

	addressParts = Split(cellName, ".")
	
	Dim cellAddress As String
	Dim sheetObj As Object
	
	If UBound(addressParts) = 1 Then
		cellAddress = addressParts(1)
		sheetObj = GetSheetObjectOfCell(cellName)
	Else
		cellAddress = cellName
		sheetObj = GetCurrentSheet()
	EndIf
	cellObj = sheetObj.GetCellRangeByName(cellAddress)
	GetCellObjectByName = cellObj
	
End Function


'Get the object that represents the cell with row and column
'parameters format example -&gt; row: 0, column: 0
'return -&gt; cell object;
Function GetCellObjectByIndex(row As Integer, column As Integer, Optional sheetName As String) As Object

	If (IsMissing(sheetName)) Then
		sheetObj = GetCurrentSheet()
	Else
		sheetObj = GetSheetByName(sheetName)
	EndIf
	GetCellObjectByIndex = sheetObj.GetCellByPosition(column, row)
	
End Function


'Returns the column index of a cell with absolute name = cellAbsolutename.
'parameters format example -&gt; cellAbsoluteName:  "$sheet1.$A$2" (can be "$A$2", if the cell is on the current sheet)
'return format example -&gt; 3;
Function GetCellColumnIndexByAbsoluteName(cellAbsoluteName As String) As Integer

	cellObj = GetCellObjectByName(cellAbsoluteName)
	GetCellColumnIndexByAbsoluteName = cellObj.getCellAddress().Column
	
End Function


'Same as GetCellColumnIndexByAbsoluteName, but the parameter is a Cell Object
Function GetCellColumnIndex(cellObj As Object) As Integer
	GetCellColumnIndex	 = cellObj.getCellAddress().Column	
End Function


'Returns the row index of a cell with absolute name = cellAbsolutename.
'parameters format example -&gt; cellAbsoluteName:  "$sheet1.$A$2" (can be "$A$2", if the cell is on the current sheet)
'return format example -&gt; 3;
Function GetCellRowIndexByAbsoluteName(cellAbsoluteName As String) As Integer

	cellObj = GetCellObjectByName(cellAbsoluteName)
	GetCellRowIndexByAbsoluteName = cellObj.getCellAddress().Row
	
End Function

'Same as GetCellRowIndexByAbsoluteName, but the parameter is a Cell Object
Function GetCellRowIndex(cellObj As Object) As Integer
	GetCellRowIndex = cellObj.getCellAddress().Row
End Function

'Get the first cell of a merge
Function GetMergeFirstCell(cellObj As Object, sheetObj As Object) As Object

	If (Not cellObj.IsMerged) Then
		cursorObj = sheetObj.CreateCursorByRange(cellObj)
		cursorObj.CollapseToMergedArea()
	
		splittedAddr = Split(cursorObj.AbsoluteName, ":")
		firstPart = splittedAddr(0)
		cellObj = GetCellObjectByName(firstPart)
		GetMergeFirstCell = cellObj
		Exit Function
	EndIf
	
	GetMergeFirstCell = cellObj

End Function


'Returns the cell bellow at the first relative column of a merged. Example: if input cell is a merge B3:D5 it returns the cell B6
'parameters -&gt; cell obj for the first cell object of merged cells
'return -&gt; cell object one row bellow;
Function GetCellNextRowSameColumn(cellObjPar As Object) As Object

	cellObj = cellObjPar
	Dim row As Integer
	sheetObj = GetSheetObjectOfCell(cellObj.AbsoluteName)
	'If this is the first cell of a merge, returns it
	If(Not cellObj.IsMerged) Then
		row = GetCellRowIndex(cellObj)
	'Otherwise, if the cell is merged, search for the first cell
	'If the cell is not merged, returns it
	Else
		cursorObj = sheetObj.CreateCursorByRange(cellObj)
		cursorObj.CollapseToMergedArea()
		
		splittedAddr = Split(cursorObj.AbsoluteName, ":")
		firstPart = Split(splittedAddr(0), ".")
		lastPart = splittedAddr(UBound(splittedAddr))
		
		row = GetCellRowIndexByAbsoluteName(lastPart)
	EndIf

	column = GetCellColumnIndex(cellObj)	
	nextRow = row + 1		
	cellObj = GetCellObjectByIndex(nextRow, column, sheetObj.Name)
	
	
	GetCellNextRowSameColumn = GetMergeFirstCell(cellObj, sheetObj)

End Function


'Same as GetCellNextRowSameColumn, but gets the previous row
Function GetCellPreviousRowSameColumn(cellObjPar As Object) As Object
	
	cellObj = cellObjPar
	
	row = GetCellRowIndex(cellObj)
	column = GetCellColumnIndex(cellObj)
	
	If (row = 0) Then
		MsgBox("Erro! Tentando acessar linha -1")
		Stop
	EndIf
	
	prevRow = row - 1
	
	sheetObj = GetSheetObjectOfCell(cellObj.AbsoluteName)
	searchMerge = GetCellObjectByIndex(prevRow, column, sheetObj.Name)
	
	'Search for the first previous merged cell
	While (Not searchMerge.IsMerged and prevRow &gt; 0)
		prevRow = prevRow - 1
		searchMerge = GetCellObjectByIndex(prevRow, column, sheetObj.Name)
	WEnd
	
	'Get the cell in the previous row
	prevCell = GetCellObjectByIndex(row - 1, column)

	'Verify if the cell is merged with the first found merged cell
	If (prevRow &gt; -1) Then

		cursorObj = sheetObj.CreateCursorByRange(searchMerge)
		cursorObj.CollapseToMergedArea()
		
		splittedAddr = Split(cursorObj.AbsoluteName, ":")
		lastCellAddress = splittedAddr(UBound(splittedAddr))
		
		lastRowMerge = GetCellRowIndexByAbsoluteName(lastCellAddress)
		
		'If the previous cell is merged with other cell, returns the other cell
		'Otherwise returns the cell in the previous row
		if (lastRowMerge = row - 1) Then
			prevCell = searchMerge
		EndIf
		
	EndIf
	
	GetCellPreviousRowSameColumn = GetMergeFirstCell(prevCell, sheetObj)

End Function


'Returns the cell on the right at the first relative row of a merged. Example: if input cell is a merge B3:D5 it returns the cell E3
'parameters -&gt; cell obj for the first cell object of merged cells
'return -&gt; cell object one row bellow;
Function GetCellSameRowNextColumn(cellObjPar As Object) As Object

	cellObj = cellObjPar

	Dim column As Integer
	'If this is the first cell of a merge, returns it
	If(Not cellObj.IsMerged) Then
		column = GetCellColumnIndex(cellObj)
	'Otherwise, if the cell is merged, search for the first cell
	'If the cell is not merged, returns it
	Else
		sheetObj = GetSheetObjectOfCell(cellObj.AbsoluteName)
		
		cursorObj = sheetObj.CreateCursorByRange(cellObj)
		cursorObj.CollapseToMergedArea()
	
		splittedAddr = Split(cursorObj.AbsoluteName, ":")
		firstPart = Split(splittedAddr(0), ".")
		lastPart = splittedAddr(UBound(splittedAddr))
		
		column = GetCellColumnIndexByAbsoluteName(lastPart)
	EndIf
	sheetObj = GetSheetObjectOfCell(cellObj.AbsoluteName)
	row = GetCellRowIndex(cellObj)	
	nextColumn = column + 1		
	cellObj = GetCellObjectByIndex(row, nextColumn, sheetObj.Name)
	
	GetCellSameRowNextColumn = GetMergeFirstCell(cellObj, sheetObj)

End Function


'Same as GetCellSameRowNextColumn, but gets the previous column
Function GetCellSameRowPreviousColumn(cellObjPar As Object) As Object

	cellObj = cellObjPar

	column = GetCellColumnIndex(cellObj)
	row = GetCellRowIndex(cellObj)
	
	If column = 0 Then
		MsgBox("Erro! Tentando acessar coluna -1")
		Stop
	EndIf
	
	prevColumn = column - 1
	
	sheetObj = GetSheetObjectOfCell(cellObj.AbsoluteName)
	searchMerge = GetCellObjectByIndex(row, prevColumn, sheetObj.Name)

	'Search for the first previous merged cell
	While (Not searchMerge.IsMerged and prevColumn &gt; 0)
		prevColumn = prevColumn - 1
		searchMerge = GetCellObjectByIndex(row, prevColumn, sheetObj.Name)
	WEnd
	
	'Get the cell in the previous column
	prevCell = GetCellObjectByIndex(row, column - 1)

	'Verify if the cell is merged with the first found merged cell
	If (prevColumn &gt; -1) Then
		
		cursorObj = sheetObj.CreateCursorByRange(searchMerge)
		cursorObj.CollapseToMergedArea()
	
		splittedAddr = Split(cursorObj.AbsoluteName, ":")
		lastCellAddress = splittedAddr(UBound(splittedAddr))
		
		lastColMerge = GetCellColumnIndexByAbsoluteName(lastCellAddress)
		
		'If the previous cell is merged with other cell, returns the other cell
		'Otherwise returns the cell in the previous column
		if (lastColMerge = column - 1) Then
			prevCell = searchMerge
		EndIf
		
	EndIf

	GetCellSameRowPreviousColumn = GetMergeFirstCell(prevCell, sheetObj)

End Function


'Returns the row index of a cell with absolute name = cellAbsolutename.
'parameters -&gt; button object"
'return format example -&gt; "$sheet1.$A$3";
Function GetCellBellowButton(button As Object) As Object
	buttonCellAbsName = GetButtonLocation(button)

	sheetObj = GetSheetObjectOfCell(buttonCellAbsName)	
	
	row = GetCellRowIndexByAbsoluteName(buttonCellAbsName)
	column = GetCellColumnIndexByAbsoluteName(buttonCellAbsName)
	
	cellObj = GetCellObjectByIndex(row, column)
	
	cellBellow = GetCellNextRowSameColumn(cellObj)

	GetCellBellowButton = cellBellow

End Function

'Verify if a cell is inside a given range
Function IsInRange(cellObj As Object, rangeAddr As String) As Boolean
	
	sheet = GetCurrentSheet()

	
	cellRange = sheet.GetCellRangeByName(rangeAddr)
	
	cellAsRange = sheet.GetCellRangeByName(cellObj.AbsoluteName)
	
	intersection = cellRange.queryIntersection(cellAsRange.GetRangeAddress)
	
	If intersection.Count &gt; 0 Then
		IsInRange = True
	Else
		IsInRange = False
	EndIf


End Function


'Verify if a cell is in a named range interval
Function IsInNamedRange(cellObj As Object, namedRange As String) As Boolean

	range = ThisComponent.NamedRanges.getByName(namedRange)
	rangeAddr = range.Content
	
	IsInNamedRange = IsInRange(cellObj, rangeAddr)
	
End Function

'Get a range object by index and a sheet. If sheetName is not given, uses the current active sheet
Function GetRangeByIndex(startRow As Integer, endRow As Integer, startColumn As Integer, endColumn As Integer,	Optional sheetName As String) As Object

	If (IsMissing(sheetName)) Then
		sheetObj = GetCurrentSheet()
	Else
		sheetObj = GetSheetByName(sheetName)
	EndIf

	GetRangeByIndex = sheetObj.getCellRangeByPosition(startColumn, startRow, endColumn, endRow)

End Function

'Get the range address (example: $sheet.$A$10:$B11)
Function GetRangeCellsAddresses(namedRange As String) As Object

	range = ThisComponent.NamedRanges.getByName(namedRange)
	rangeAddr = range.Content
	
	splittedRangeAddr = Split(rangeAddr, ".")
	lastPos = UBound(splittedRangeAddr)
	cellsAddr = Split(splittedRangeAddr(lastPos), ":")
	
	GetRangeCellsAddresses = cellsAddr

End Function


'Get First Cell of a named range
Function GetFirstCellObjFromNamedRange(namedRange As String) As Object

	cellsAddr = GetRangeCellsAddresses(namedRange)
	cellObj = GetCellObjectByName(cellsAddr(0))
	
	GetFirstCellObjFromNamedRange = cellObj

End Function


'Get the last cell of a named range
Function GetLastCellObjFromNamedRange(namedRange As String) As Object

	cellsAddr = GetRangeCellsAddresses(namedRange)
	lastPos = UBound(cellsAddr)
	cellObj = GetCellObjectByName(cellsAddr(lastPos))
	
	GetLastCellObjFromNamedRange = cellObj

End Function

'Verify if a cell/range is locked (protected)
Function IsProtected(cellObj As Object) As Boolean

	IsProtected = cellObj.CellProtection.IsLocked

End Function

'Unlock cell making it unprotected
Function UnlockCell(cellObj As Object)
	cellP = cellObj.CellProtection
	cellP.IsLocked = False
	cellObj.CellProtection = cellP
End Function

'Lock cell making it protected
Function LockCell(cellObj As Object)
	cellP = cellObj.CellProtection
	cellP.IsLocked = True
	cellObj.CellProtection = cellP
End Function


'Make possible for all sheets to have protected cells modified
Function UnlockSheet()
	
	sheets = ThisComponent.Sheets
	
	For Each sheet In sheets
		sheet.unprotect(protectionPassword)
	Next sheet

End Function

'Make impossible to have protected cells modified
Function LockSheet()

	sheets = ThisComponent.Sheets
	
	For Each sheet In sheets
		sheet.protect(protectionPassword)
	Next sheet

End Function


'Lock controllers of the sheet
Function LockAllControls()

	ThisComponent.lockControllers()

End Function

'Unlock controllers of the sheet
Function UnlockAllControls()

	ThisComponent.unlockControllers()

End Function

'Lock undo caching
Function LockUndo()
	undoManager = ThisComponent.getUndoManager()
	undoManager.lock()
End Function

'Unlock undo cache
Function UnlockUndo()
	undoManager = ThisComponent.getUndoManager()
	undoManager.unlock()
End Function

'Prepare execution by unlocking sheet, locking controls and verifying if can be executed
Function PrepareExecution()
	If (Not CanExecuteAction()) Then
		MacroAlreadyRunningError()
		Stop
	EndIf
	UpdateItemsCounters()

	'LockUndo()
	UnlockSheet()
	LockAllControls()
End Function

'Finish execution by locking sheet, unlocking controls and refreshing
Function FinishExecution()

	LockSheet()
	UnlockAllControls()
	'UnlockUndo()
	
	RefreshByHiding()

End Function

'Refresh GUI by hiding and showing again
Function RefreshByHiding()

	ThisComponent.CurrentController.Frame.LayoutManager.HideCurrentUI = true
	ThisComponent.CurrentController.Frame.LayoutManager.HideCurrentUI = false

End Function



'Insert cells from $rowStart$columnStart) To $rowEnd$columnEnd. The cells will be inserted above rowEnd
Function InsertCellAbove(rowStart As Integer, rowEnd As Integer, columnStart As Integer, columnEnd As Integer)
	
	sheet = GetCurrentSheet()
	
	Dim CellRangeAddress As New com.sun.star.table.CellRangeAddress
	cellRangeAddress.Sheet = sheet.RangeAddress.Sheet
	
	cellRangeAddress.StartColumn = columnStart
	cellRangeAddress.StartRow = rowStart
	cellRangeAddress.EndColumn = columnEnd
	cellRangeAddress.EndRow = rowEnd
	
	sheet.insertCells(cellRangeAddress, com.sun.star.sheet.CellInsertMode.DOWN)
End Function

'Remove a range of cells from a sheet. If sheet is not given, uses current active sheet.
Function RemoveCells(rowStart As Integer, rowEnd As Integer, columnStart As Integer, columnEnd As Integer, Optional sheetName As String)

	If (IsMissing(sheetName)) Then
		sheet = GetCurrentSheet()
	Else
		sheet = GetSheetByName(sheetName)
	EndIf
	
	Dim CellRangeAddress As New com.sun.star.table.CellRangeAddress
	cellRangeAddress.Sheet = sheet.RangeAddress.Sheet
	
	cellRangeAddress.StartColumn = columnStart
	cellRangeAddress.StartRow = rowStart
	cellRangeAddress.EndColumn = columnEnd
	cellRangeAddress.EndRow = rowEnd
	
	sheet.RemoveRange(cellRangeAddress, com.sun.star.sheet.CellDeleteMode.UP)

End Function


'Show box with message asking for data in all fields and returns an empty array
Function AllFieldsAreNeededError() As Object

	MsgBox("Todos os campos são obrigatórios")
	Dim data(1) As String
	data(0) = ""
	AllFieldsAreNeededError = data

End Function


'Show box with message asking for data in the given cell
Function FieldIsNeededError(cellObj As Object) As Object

	cellName = Join(Split(Split(cellObj.AbsoluteName, ".")(1), "$"), "")
	MsgBox("O campo " &amp; cellName &amp; " é obrigatório.")
	Dim data(1) As String
	data(0) = ""
	FieldIsNeededError = data

End Function

'Show box with message saying that the input on the given cell must be a number
Function InputMustBeANumberError(cell As Object) As Object

	cellName = Split(cell.AbsoluteName, ".")(1)
	cellName = Split(cellName, "$")(1) &amp; Split(cellName, "$")(2)

	MsgBox("Os valores da célula " &amp; cellName &amp; " deve conter apenas um número sem vírgula.")
	Dim data(1) As String
	
	data(0) = ""
	InputMustBeANumberError = data

End Function

'Show box with message saying that another macro is currently running
Function MacroAlreadyRunningError()

	If (changingKilnData) Then
		MsgBox("Finalize a alteração do forno antes de executar outra ação")
	EndIf

End Function

'Hide all sheets and show a temporary sheet
Function HideSheets()

	sheets = ThisComponent.Sheets()
	sheets.InsertNewByName("temp", 2)
	For Each sheet in sheets
		If (sheet.Name &lt;&gt; "temp") Then
			sheet.IsVisible = False
		EndIf
	Next sheet
	sheet = GetSheetByName("temp")
	sheet.protect(protectionPassword)
	
End Function

'Show all sheets and deletes the temporary sheet
Function ShowSheets()
	sheets = ThisComponent.Sheets()
	For Each sheet in sheets
		sheet.IsVisible = True
	Next sheet

	sheets.removeByName("temp")
	
	sheet = GetSheetByName(kilnNamePrefix)
	ThisComponent.CurrentController.setActiveSheet(sheet)

End Function

'Control + Z
Function Undo()
	document   = ThisComponent.CurrentController.Frame
	dispatcher = createUnoService("com.sun.star.frame.DispatchHelper")	
	dispatcher.executeDispatch(document, ".uno:Undo", "", 0, Array())
End Function

'Verify if a strubg is an integer number
Function IsIntegerNumber(number As String)
	numberArr = Split(number, " ")
	
	numberWords = 0
	For i = 0 To UBound(numberArr)
		If (numberArr(i) &lt;&gt; "") Then
			numberWords = numberWords + 1
			number = numberArr(i)
		EndIf
	Next i
	
	If (numberWords &gt; 1) Then
		IsIntegerNumber = False
		Exit Function
	EndIf


	If (Not IsNumeric(number)) Then
		IsIntegerNumber = False
		Exit Function
	EndIf

	'Remove all numeric digits and verify if there is no other digit
	number = Replace(number, "0", "")
	number = Replace(number, "1", "")
	number = Replace(number, "2", "")	
	number = Replace(number, "3", "")
	number = Replace(number, "4", "")
	number = Replace(number, "5", "")
	number = Replace(number, "6", "")
	number = Replace(number, "7", "")
	number = Replace(number, "8", "")
	number = Replace(number, "9", "")

	If number &lt;&gt; "" Then
		IsIntegerNumber = False
		Exit Function
	EndIf
	
	IsIntegerNumber = True

End Function

'Make all buttons unclickable
Function Dis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False
		EndIf
		pageCount = pageCount - 1
	Loop
	
End Function


'Naje all buttons unclickable exceot those that are usually not clickable
Function En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True
		EndIf
		pageCount = pageCount - 1
	Loop
	
	form = Sheet.DrawPage.Forms.GetByIndex(0)
	controller = ThisComponent.GetCurrentController()	
	listBoxObj = form.GetByName(listBoxName)
	listBoxObj.Enabled = True
	
	'If kiln is being editted most buttons cannot be enabled
	If IsChangingKiln() Then
		EnableKilnEdition()
	Else
		DisableKilnEdition()
	EndIf
	
End Function

'Set styles of font and border in a given cell range
Function SetCellRangeFontStyle(cellRange As Object)

	cellRange.CharColor = whiteColor
	cellRange.CharFont = 5
	cellRange.CharFontFamily = 5
	cellRange.CharHeight = 12
'	cellRange.CharWeight = com.sun.star.awt.FontWeight.BOLD
	cellRange.IsTextWrapped = True
	
	If CellIsInEditableInput(cellRange) Then
		cellRange.HoriJustify= com.sun.star.table.CellHoriJustify.LEFT
		cellRange.VertJustify = com.sun.star.table.CellHoriJustify.LEFT
	Else
		cellRange.HoriJustify= com.sun.star.table.CellHoriJustify.CENTER
		cellRange.VertJustify = com.sun.star.table.CellVertJustify.CENTER
	EndIf
	
	cellBorder = cellRange.TableBorder
	Dim basicBorder as New com.sun.star.table.BorderLine
	basicBorder.Color = RGB(255, 255,255)
	basicBorder.OuterLineWidth = 20
	cellBorder.VerticalLine = basicBorder
	cellBorder.HorizontalLine = basicBorder
	
	cellBorder.LeftLine = basicBorder
	cellBorder.TopLine = basicBorder
	cellBorder.RightLine = basicBorder
	cellBorder.BottomLine = basicBorder
	cellBorder.BottomLine = basicBorder
	
	cellRange.TableBorder = cellBorder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athManager"/>
  <library:element library:name="ItemManager"/>
  <library:element library:name="SolverManager"/>
  <library:element library:name="ListManager"/>
  <library:element library:name="Util"/>
  <library:element library:name="KilnManager"/>
  <library:element library:name="ConstantsAndGlobals"/>
  <library:element library:name="FileManager"/>
  <library:element library:name="ExecuteClickAction"/>
  <library:element library:name="Handler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